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1"/>
    <style:font-face style:name="Symbol" svg:font-family="Symbol"/>
    <style:font-face style:name="Courier" svg:font-family="Courier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39mm"/>
    </style:style>
    <style:style style:name="co2" style:family="table-column">
      <style:table-column-properties fo:break-before="auto" style:column-width="72.73mm"/>
    </style:style>
    <style:style style:name="co3" style:family="table-column">
      <style:table-column-properties fo:break-before="auto" style:column-width="62.25mm"/>
    </style:style>
    <style:style style:name="co4" style:family="table-column">
      <style:table-column-properties fo:break-before="auto" style:column-width="47.31mm"/>
    </style:style>
    <style:style style:name="co5" style:family="table-column">
      <style:table-column-properties fo:break-before="auto" style:column-width="61.21mm"/>
    </style:style>
    <style:style style:name="co6" style:family="table-column">
      <style:table-column-properties fo:break-before="auto" style:column-width="54.65mm"/>
    </style:style>
    <style:style style:name="co7" style:family="table-column">
      <style:table-column-properties fo:break-before="auto" style:column-width="39.72mm"/>
    </style:style>
    <style:style style:name="co8" style:family="table-column">
      <style:table-column-properties fo:break-before="auto" style:column-width="53.6mm"/>
    </style:style>
    <style:style style:name="co9" style:family="table-column">
      <style:table-column-properties fo:break-before="auto" style:column-width="188.28mm"/>
    </style:style>
    <style:style style:name="co10" style:family="table-column">
      <style:table-column-properties fo:break-before="auto" style:column-width="19.54mm"/>
    </style:style>
    <style:style style:name="co11" style:family="table-column">
      <style:table-column-properties fo:break-before="auto" style:column-width="22.4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1.12mm"/>
    </style:style>
    <style:style style:name="co14" style:family="table-column">
      <style:table-column-properties fo:break-before="auto" style:column-width="10.37mm"/>
    </style:style>
    <style:style style:name="co15" style:family="table-column">
      <style:table-column-properties fo:break-before="auto" style:column-width="58.58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23.05mm"/>
    </style:style>
    <style:style style:name="co18" style:family="table-column">
      <style:table-column-properties fo:break-before="auto" style:column-width="20.43mm"/>
    </style:style>
    <style:style style:name="co19" style:family="table-column">
      <style:table-column-properties fo:break-before="auto" style:column-width="11.78mm"/>
    </style:style>
    <style:style style:name="co20" style:family="table-column">
      <style:table-column-properties fo:break-before="auto" style:column-width="111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4.5mm" fo:break-before="auto" style:use-optimal-row-height="true"/>
    </style:style>
    <style:style style:name="ro4" style:family="table-row">
      <style:table-row-properties style:row-height="27.38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3.02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41.01mm" fo:break-before="auto" style:use-optimal-row-height="true"/>
    </style:style>
    <style:style style:name="ro10" style:family="table-row">
      <style:table-row-properties style:row-height="32.01mm" fo:break-before="auto" style:use-optimal-row-height="true"/>
    </style:style>
    <style:style style:name="ro11" style:family="table-row">
      <style:table-row-properties style:row-height="35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80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83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8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8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font-name="Arial" fo:font-size="11pt" fo:language="none" fo:country="none" fo:font-weight="normal" style:font-name-asian="Arial1" style:font-size-asian="11pt" style:language-asian="none" style:country-asian="none" style:font-weight-asian="normal" style:font-name-complex="Arial1" style:font-size-complex="11pt" style:language-complex="none" style:country-complex="none" style:font-weight-complex="normal"/>
    </style:style>
    <style:style style:name="ce10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103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88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89" style:family="table-cell" style:parent-style-name="Default" style:data-style-name="N0">
      <style:table-cell-properties fo:background-color="#fff200"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90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font-name="Arial" fo:font-size="11pt" fo:language="none" fo:country="none" style:font-name-asian="Arial1" style:font-size-asian="11pt" style:language-asian="none" style:country-asian="none" style:font-name-complex="Arial1" style:font-size-complex="11pt" style:language-complex="none" style:country-complex="none"/>
    </style:style>
    <style:style style:name="ce93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font-name="Arial" fo:font-size="11pt" fo:language="none" fo:country="none" style:font-name-asian="Times New Roman" style:font-size-asian="11pt" style:language-asian="none" style:country-asian="none" style:font-name-complex="Times New Roman" style:font-size-complex="11pt" style:language-complex="none" style:country-complex="none"/>
    </style:style>
    <style:style style:name="ce94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98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language="none" fo:country="none" style:font-size-asian="11pt" style:language-asian="none" style:country-asian="none" style:font-size-complex="11pt" style:language-complex="none" style:country-complex="none"/>
    </style:style>
    <style:style style:name="ce9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41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4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4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50" style:family="table-cell" style:parent-style-name="Default" style:data-style-name="N0">
      <style:table-cell-properties fo:background-color="#fff200"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5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font-name="Arial" fo:font-size="11pt" fo:language="none" fo:country="none" style:font-name-asian="Arial1" style:font-size-asian="11pt" style:language-asian="none" style:country-asian="none" style:font-name-complex="Arial1" style:font-size-complex="11pt" style:language-complex="none" style:country-complex="none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font-name="Arial" fo:font-size="11pt" fo:language="none" fo:country="none" style:font-name-asian="Times New Roman" style:font-size-asian="11pt" style:language-asian="none" style:country-asian="none" style:font-name-complex="Times New Roman" style:font-size-complex="11pt" style:language-complex="none" style:country-complex="none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5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language="none" fo:country="none" style:font-size-asian="11pt" style:language-asian="none" style:country-asian="none" style:font-size-complex="11pt" style:language-complex="none" style:country-complex="none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font-name="Arial" fo:font-size="11pt" fo:language="none" fo:country="none" fo:font-weight="normal" style:font-name-asian="Arial1" style:font-size-asian="11pt" style:language-asian="none" style:country-asian="none" style:font-weight-asian="normal" style:font-name-complex="Arial1" style:font-size-complex="11pt" style:language-complex="none" style:country-complex="none" style:font-weight-complex="normal"/>
    </style:style>
    <style:style style:name="ce6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64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fo:background-color="#fff200"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6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size-asian="8pt" style:font-size-complex="8pt"/>
    </style:style>
    <style:style style:name="T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" style:family="text">
      <style:text-properties style:font-name="Times New Roman" fo:font-size="12pt" style:font-name-asian="Times New Roman" style:font-size-asian="12pt" style:font-weight-asian="bold" style:font-name-complex="Times New Roman" style:font-size-complex="12pt" style:font-weight-complex="bold"/>
    </style:style>
    <style:style style:name="T7" style:family="text">
      <style:text-properties fo:color="#000000" style:font-size-asian="8pt" style:font-size-complex="8pt"/>
    </style:style>
    <style:style style:name="T8" style:family="text">
      <style:text-properties style:font-name="Times New Roman" fo:font-size="12pt" style:font-name-asian="Times New Roman" style:font-name-complex="Times New Roman" style:font-size-asian="12pt" style:font-size-complex="12pt"/>
    </style:style>
    <style:style style:name="T9" style:family="text">
      <style:text-properties style:font-name="Times New Roman" fo:font-size="12pt" style:font-name-asian="Times New Roman" style:font-name-complex="Times New Roman" style:font-size-asian="12pt" style:font-size-complex="12pt" style:font-weight-asian="bold" style:font-weight-complex="bold"/>
    </style:style>
    <style:style style:name="T10" style:family="text">
      <style:text-properties style:font-name="Courier" fo:font-size="12pt" fo:font-weight="bold" style:font-name-asian="Courier" style:font-name-complex="Courier" style:font-size-asian="12pt" style:font-size-complex="12pt" style:font-weight-asian="bold" style:font-weight-complex="bold"/>
    </style:style>
    <style:style style:name="T11" style:family="text">
      <style:text-properties fo:font-size="12pt" style:font-size-asian="12pt" style:font-size-complex="12pt" style:font-name="Times New Roman" style:font-name-asian="Times New Roman" style:font-name-complex="Times New Roman"/>
    </style:style>
    <style:style style:name="T12" style:family="text">
      <style:text-properties fo:font-size="12pt"/>
    </style:style>
    <style:style style:name="T13" style:family="text">
      <style:text-properties fo:font-size="12pt" style:font-name="Times New Roman" style:font-name-asian="Times New Roman" style:font-name-complex="Times New Roman" style:font-size-asian="12pt" style:font-size-complex="12pt"/>
    </style:style>
    <style:style style:name="T14" style:family="text">
      <style:text-properties style:font-name="Courier" fo:font-size="10pt" fo:font-weight="bold" style:font-name-asian="Courier" style:font-name-complex="Courier" style:font-size-asian="10pt" style:font-size-complex="10pt" style:font-weight-asian="bold" style:font-weight-complex="bold"/>
    </style:style>
    <style:style style:name="T15" style:family="text">
      <style:text-properties fo:font-size="10pt" style:font-size-asian="10pt" style:font-size-complex="10pt" style:font-name="Symbol" style:font-name-asian="Symbol" style:font-name-complex="Symbol"/>
    </style:style>
    <style:style style:name="T16" style:family="text">
      <style:text-properties fo:font-size="10pt" style:font-size-asian="10pt" style:font-size-complex="10pt" style:font-name="Courier" fo:font-weight="bold" style:font-name-asian="Courier" style:font-name-complex="Courier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cct_commands-MicroHard-X5DPO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number-columns-repeated="1013" table:default-cell-style-name="ce47"/>
        <table:table-column table:style-name="co11" table:default-cell-style-name="ce48"/>
        <table:table-row table:style-name="ro1">
          <table:table-cell table:style-name="ce36" office:value-type="string" calcext:value-type="string">
            <text:p>Command (HEX)</text:p>
          </table:table-cell>
          <table:table-cell table:style-name="ce36" office:value-type="string" calcext:value-type="string">
            <text:p>Command description</text:p>
          </table:table-cell>
          <table:table-cell table:style-name="ce36" office:value-type="string" calcext:value-type="string">
            <text:p>Command parameter length (DEC)</text:p>
          </table:table-cell>
          <table:table-cell table:style-name="ce36" office:value-type="string" calcext:value-type="string">
            <text:p>Command parameter type</text:p>
          </table:table-cell>
          <table:table-cell table:style-name="ce36" office:value-type="string" calcext:value-type="string">
            <text:p>Command parameter value (DEC)</text:p>
          </table:table-cell>
          <table:table-cell table:style-name="ce36" office:value-type="string" calcext:value-type="string">
            <text:p>Reply parameter length (DEC)</text:p>
          </table:table-cell>
          <table:table-cell table:style-name="ce36" office:value-type="string" calcext:value-type="string">
            <text:p>Reply parameter type</text:p>
          </table:table-cell>
          <table:table-cell table:style-name="ce36" office:value-type="string" calcext:value-type="string">
            <text:p>Reply parameter value (DEC)</text:p>
          </table:table-cell>
          <table:table-cell table:style-name="ce36" office:value-type="string" calcext:value-type="string">
            <text:p>Reply description</text:p>
          </table:table-cell>
          <table:table-cell table:style-name="ce36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</text:p>
          </table:table-cell>
          <table:table-cell table:style-name="ce38" office:value-type="string" calcext:value-type="string">
            <text:p>Simple poll (ACK reply if successful)</text:p>
          </table:table-cell>
          <table:table-cell table:number-columns-repeated="3"/>
          <table:table-cell table:style-name="ce39" table:number-columns-repeated="3"/>
          <table:table-cell table:style-name="ce38" office:value-type="string" calcext:value-type="string">
            <text:p>Simple poll (ACK reply if successful)</text:p>
          </table:table-cell>
          <table:table-cell table:style-name="ce46" table:formula="of:=HEX2DEC([.A2])" office:value-type="float" office:value="254" calcext:value-type="float">
            <text:p>254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d</text:p>
          </table:table-cell>
          <table:table-cell table:style-name="ce38" office:value-type="string" calcext:value-type="string" table:number-columns-spanned="1" table:number-rows-spanned="2">
            <text:p>Address poll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9" table:number-columns-repeated="3"/>
          <table:table-cell table:style-name="ce38" office:value-type="string" calcext:value-type="string">
            <text:p>Address poll </text:p>
          </table:table-cell>
          <table:table-cell table:style-name="ce46" table:formula="of:=HEX2DEC([.A3])" office:value-type="float" office:value="253" calcext:value-type="float" table:number-columns-spanned="1" table:number-rows-spanned="2">
            <text:p>253</text:p>
          </table:table-cell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address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6</text:p>
          </table:table-cell>
          <table:table-cell office:value-type="string" calcext:value-type="string" table:number-columns-spanned="1" table:number-rows-spanned="2">
            <text:p>Request manufacturer I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9" table:number-columns-repeated="3"/>
          <table:table-cell office:value-type="string" calcext:value-type="string">
            <text:p>Request manufacturer ID</text:p>
          </table:table-cell>
          <table:table-cell table:style-name="ce46" table:formula="of:=HEX2DEC([.A5])" office:value-type="float" office:value="246" calcext:value-type="float" table:number-columns-spanned="1" table:number-rows-spanned="2">
            <text:p>246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manufacturer string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5</text:p>
          </table:table-cell>
          <table:table-cell table:style-name="ce38" office:value-type="string" calcext:value-type="string" table:number-columns-spanned="1" table:number-rows-spanned="2">
            <text:p>Request equipment category ID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9" table:number-columns-repeated="3"/>
          <table:table-cell table:style-name="ce38" office:value-type="string" calcext:value-type="string">
            <text:p>Request equipment category ID </text:p>
          </table:table-cell>
          <table:table-cell table:style-name="ce46" table:formula="of:=HEX2DEC([.A7])" office:value-type="float" office:value="245" calcext:value-type="float" table:number-columns-spanned="1" table:number-rows-spanned="2">
            <text:p>245</text:p>
          </table:table-cell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type string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4</text:p>
          </table:table-cell>
          <table:table-cell table:style-name="ce38" office:value-type="string" calcext:value-type="string" table:number-columns-spanned="1" table:number-rows-spanned="2">
            <text:p>Request product cod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9" table:number-columns-repeated="3"/>
          <table:table-cell table:style-name="ce38" office:value-type="string" calcext:value-type="string">
            <text:p>Request product code </text:p>
          </table:table-cell>
          <table:table-cell table:style-name="ce46" table:formula="of:=HEX2DEC([.A9])" office:value-type="float" office:value="244" calcext:value-type="float" table:number-columns-spanned="1" table:number-rows-spanned="2">
            <text:p>244</text:p>
          </table:table-cell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product cod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2</text:p>
          </table:table-cell>
          <table:table-cell table:style-name="ce38" office:value-type="string" calcext:value-type="string" table:number-columns-spanned="1" table:number-rows-spanned="2">
            <text:p>Request serial number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9" table:number-columns-repeated="3"/>
          <table:table-cell table:style-name="ce38" office:value-type="string" calcext:value-type="string">
            <text:p>Request serial number </text:p>
          </table:table-cell>
          <table:table-cell table:style-name="ce46" table:formula="of:=HEX2DEC([.A11])" office:value-type="float" office:value="242" calcext:value-type="float" table:number-columns-spanned="1" table:number-rows-spanned="2">
            <text:p>242</text:p>
          </table:table-cell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serial number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1</text:p>
          </table:table-cell>
          <table:table-cell table:style-name="ce38" office:value-type="string" calcext:value-type="string" table:number-columns-spanned="1" table:number-rows-spanned="2">
            <text:p>Request software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9" table:number-columns-repeated="3"/>
          <table:table-cell table:style-name="ce38" office:value-type="string" calcext:value-type="string">
            <text:p>Request software revision </text:p>
          </table:table-cell>
          <table:table-cell table:style-name="ce46" table:formula="of:=HEX2DEC([.A13])" office:value-type="float" office:value="241" calcext:value-type="float" table:number-columns-spanned="1" table:number-rows-spanned="2">
            <text:p>241</text:p>
          </table:table-cell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software version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c</text:p>
          </table:table-cell>
          <table:table-cell table:style-name="ce38" office:value-type="string" calcext:value-type="string" table:number-columns-spanned="1" table:number-rows-spanned="10">
            <text:p>Read Opto State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39" table:number-columns-repeated="3"/>
          <table:table-cell table:style-name="ce38" office:value-type="string" calcext:value-type="string">
            <text:p>Read Opto States </text:p>
          </table:table-cell>
          <table:table-cell table:style-name="ce46" table:formula="of:=HEX2DEC([.A15])" office:value-type="float" office:value="236" calcext:value-type="float" table:number-columns-spanned="1" table:number-rows-spanned="10">
            <text:p>236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2" office:value-type="string" calcext:value-type="string">
            <text:p>status Byte of optical sensors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table:style-name="ce38" office:value-type="string" calcext:value-type="string">
            <text:p>Bit 0: M1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table:style-name="ce38" office:value-type="string" calcext:value-type="string">
            <text:p>Bit 1: M2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table:style-name="ce38" office:value-type="string" calcext:value-type="string">
            <text:p>Bit 2: M3 return into hopper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table:style-name="ce38" office:value-type="string" calcext:value-type="string">
            <text:p>Bit 3: LB5 right storage position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table:style-name="ce38" office:value-type="string" calcext:value-type="string">
            <text:p>Bit 4: LB4 left storage position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table:style-name="ce38" office:value-type="string" calcext:value-type="string">
            <text:p>Bit 5: LB2 supply exit coin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table:style-name="ce38" office:value-type="string" calcext:value-type="string">
            <text:p>Bit 6: LB3 coin recover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table:style-name="ce38" office:value-type="string" calcext:value-type="string">
            <text:p>Bit 7: NU 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7</text:p>
          </table:table-cell>
          <table:table-cell table:style-name="ce38" office:value-type="string" calcext:value-type="string">
            <text:p>Modify inhibit mask </text:p>
          </table:table-cell>
          <table:table-cell table:style-name="ce39" table:number-columns-repeated="3"/>
          <table:table-cell table:style-name="ce39" table:number-columns-spanned="1" table:number-rows-spanned="19"/>
          <table:table-cell table:style-name="ce39" table:number-columns-spanned="1" table:number-rows-spanned="19"/>
          <table:table-cell table:style-name="ce39" table:number-columns-spanned="1" table:number-rows-spanned="19"/>
          <table:table-cell table:style-name="ce38" office:value-type="string" calcext:value-type="string" table:number-columns-spanned="1" table:number-rows-spanned="19">
            <text:p>Modify inhibit mask (ACK reply if successful)</text:p>
          </table:table-cell>
          <table:table-cell table:style-name="ce46" table:formula="of:=HEX2DEC([.A25])" office:value-type="float" office:value="231" calcext:value-type="float" table:number-columns-spanned="1" table:number-rows-spanned="19">
            <text:p>231</text:p>
          </table:table-cell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inhibit mask byte 1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covered-table-cell table:number-columns-repeated="3"/>
          <table:covered-table-cell table:style-name="ce39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1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2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3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4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5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6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7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8</text:p>
          </table:table-cell>
          <table:covered-table-cell table:number-columns-repeated="3"/>
          <table:covered-table-cell table:number-columns-repeated="4" table:style-name="ce39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inhibit mask byte 2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covered-table-cell table:number-columns-repeated="4" table:style-name="ce39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9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10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11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12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13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14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15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16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6</text:p>
          </table:table-cell>
          <table:table-cell table:style-name="ce38" office:value-type="string" calcext:value-type="string" table:number-columns-spanned="1" table:number-rows-spanned="19">
            <text:p>Request inhibit mask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39" table:number-columns-repeated="3"/>
          <table:table-cell table:style-name="ce38" office:value-type="string" calcext:value-type="string">
            <text:p>Request inhibit mask</text:p>
          </table:table-cell>
          <table:table-cell table:style-name="ce46" table:formula="of:=HEX2DEC([.A44])" office:value-type="float" office:value="230" calcext:value-type="float" table:number-columns-spanned="1" table:number-rows-spanned="19">
            <text:p>230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38" office:value-type="string" calcext:value-type="string">
            <text:p>inhibit mask, byte 1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1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3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4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5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6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7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8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38" office:value-type="string" calcext:value-type="string">
            <text:p>inhibit mask, byte 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9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10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11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1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13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14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15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16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9</text:p>
          </table:table-cell>
          <table:table-cell table:style-name="ce38" office:value-type="string" calcext:value-type="string" table:number-columns-spanned="1" table:number-rows-spanned="10">
            <text:p>Request Payout Hi-Lo statu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39" table:number-columns-repeated="3"/>
          <table:table-cell table:style-name="ce38" office:value-type="string" calcext:value-type="string">
            <text:p>Request Payout Hi-Lo status </text:p>
          </table:table-cell>
          <table:table-cell table:style-name="ce46" table:formula="of:=HEX2DEC([.A63])" office:value-type="float" office:value="217" calcext:value-type="float" table:number-columns-spanned="1" table:number-rows-spanned="10">
            <text:p>217</text:p>
          </table:table-cell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38" office:value-type="string" calcext:value-type="string">
            <text:p>status and the presence of sensors of minimum and maximum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6"/>
          <table:table-cell table:style-name="ce38" office:value-type="string" calcext:value-type="string">
            <text:p>Bit0=1 Coins do NOT overtake the minimum sensor (if=0 they overtake)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6"/>
          <table:table-cell table:style-name="ce38" office:value-type="string" calcext:value-type="string">
            <text:p>Bit1=1 Coins do NOT overtake the maximum sensor (if=0 they overtake)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6"/>
          <table:table-cell table:style-name="ce38" office:value-type="string" calcext:value-type="string">
            <text:p>Bit2=1 Minimum sensor present (if=0 absent)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6"/>
          <table:table-cell table:style-name="ce38" office:value-type="string" calcext:value-type="string">
            <text:p>Bit3=1 Maximum sensor present (if= absent )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6"/>
          <table:table-cell table:style-name="ce38" office:value-type="string" calcext:value-type="string">
            <text:p>Bit4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6"/>
          <table:table-cell table:style-name="ce38" office:value-type="string" calcext:value-type="string">
            <text:p>Bit5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6"/>
          <table:table-cell table:style-name="ce38" office:value-type="string" calcext:value-type="string">
            <text:p>Bit6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6"/>
          <table:table-cell table:style-name="ce38" office:value-type="string" calcext:value-type="string">
            <text:p>Bit7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5</text:p>
          </table:table-cell>
          <table:table-cell table:style-name="ce38" office:value-type="string" calcext:value-type="string" table:number-columns-spanned="1" table:number-rows-spanned="2">
            <text:p>Calculate ROM checksum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9" table:number-columns-repeated="3"/>
          <table:table-cell table:style-name="ce38" office:value-type="string" calcext:value-type="string">
            <text:p>Calculate ROM checksum </text:p>
          </table:table-cell>
          <table:table-cell table:style-name="ce46" table:formula="of:=HEX2DEC([.A73])" office:value-type="float" office:value="197" calcext:value-type="float" table:number-columns-spanned="1" table:number-rows-spanned="2">
            <text:p>197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9</text:p>
          </table:table-cell>
          <table:table-cell table:style-name="ce38" office:value-type="string" calcext:value-type="string" table:number-columns-spanned="1" table:number-rows-spanned="3">
            <text:p>Request address mode 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39" table:number-columns-repeated="3"/>
          <table:table-cell table:style-name="ce38" office:value-type="string" calcext:value-type="string">
            <text:p>Request address mode </text:p>
          </table:table-cell>
          <table:table-cell table:style-name="ce46" table:formula="of:=HEX2DEC([.A75])" office:value-type="float" office:value="169" calcext:value-type="float" table:number-columns-spanned="1" table:number-rows-spanned="2">
            <text:p>169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table:style-name="ce41"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43" office:value-type="string" calcext:value-type="string">
            <text:p>the address of the peripheral device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5"/>
          <table:covered-table-cell table:style-name="ce41"/>
          <table:covered-table-cell/>
          <table:table-cell office:value-type="string" calcext:value-type="string">
            <text:p>32</text:p>
          </table:table-cell>
          <table:table-cell table:style-name="ce38" office:value-type="string" calcext:value-type="string">
            <text:p><text:s/>is set through deep-sw </text:p>
          </table:table-cell>
          <table:table-cell table:style-name="ce46" table:formula="of:=HEX2DEC([.A7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4</text:p>
          </table:table-cell>
          <table:table-cell table:style-name="ce38" office:value-type="string" calcext:value-type="string">
            <text:p>Enable Hopper 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38" office:value-type="string" calcext:value-type="string" table:number-columns-spanned="1" table:number-rows-spanned="3">
            <text:p>Enable Hopper </text:p>
          </table:table-cell>
          <table:table-cell table:style-name="ce46" table:formula="of:=HEX2DEC([.A78])" office:value-type="float" office:value="164" calcext:value-type="float" table:number-columns-spanned="1" table:number-rows-spanned="3">
            <text:p>16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agic value (165 to enable)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the hopper is qualified for payments </text:p>
          </table:table-cell>
          <table:covered-table-cell table:number-columns-repeated="2"/>
          <table:table-cell office:value-type="string" calcext:value-type="string">
            <text:p>165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a3</text:p>
          </table:table-cell>
          <table:table-cell table:style-name="ce38" office:value-type="string" calcext:value-type="string" table:number-columns-spanned="1" table:number-rows-spanned="19">
            <text:p>Test Hopper 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39" table:number-columns-repeated="3"/>
          <table:table-cell table:style-name="ce38" office:value-type="string" calcext:value-type="string">
            <text:p>Test Hopper. Bits reset (except bit 3 and 6) at each new qualification (command 164) or at reset (command 1)</text:p>
          </table:table-cell>
          <table:table-cell table:style-name="ce46" table:formula="of:=HEX2DEC([.A81])" office:value-type="float" office:value="163" calcext:value-type="float" table:number-columns-spanned="1" table:number-rows-spanned="19">
            <text:p>163</text:p>
          </table:table-cell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1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covered-table-cell table:number-columns-repeated="3"/>
          <table:table-cell office:value-type="string" calcext:value-type="string">
            <text:p>Bit0=1 Stopped hopper for current and restarted after release.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covered-table-cell table:number-columns-repeated="3"/>
          <table:table-cell office:value-type="string" calcext:value-type="string">
            <text:p>Bit1=1 Timeout during supply (lack of coins or blocked engine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covered-table-cell table:number-columns-repeated="3"/>
          <table:table-cell office:value-type="string" calcext:value-type="string">
            <text:p>Bit2=1 Engine has made a release operation during the last supply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covered-table-cell table:number-columns-repeated="3"/>
          <table:table-cell office:value-type="string" calcext:value-type="string">
            <text:p>Bit3=1 Set bit=1 at PowerOn and reset at firs valid comman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covered-table-cell table:number-columns-repeated="3"/>
          <table:table-cell office:value-type="string" calcext:value-type="string">
            <text:p>Bit4=1 Hopper disabled (disable with command 165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covered-table-cell table:number-columns-repeated="3"/>
          <table:table-cell office:value-type="string" calcext:value-type="string">
            <text:p>Bit5=1 Hopper stopped from command 132 (“Emergency stop value”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covered-table-cell table:number-columns-repeated="3"/>
          <table:table-cell office:value-type="string" calcext:value-type="string">
            <text:p>Bit6= 1 Hopper in duty / bit=0 hopper in IDLE (waiting for commands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covered-table-cell table:number-columns-repeated="3"/>
          <table:table-cell office:value-type="string" calcext:value-type="string">
            <text:p>Bit7= 1 Problem during coin recovery. Coin not correctly recovered.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covered-table-cell table:number-columns-repeated="3"/>
          <table:table-cell table:style-name="ce38" office:value-type="string" calcext:value-type="string">
            <text:p>Bit0=1 Inductive sensors faulty coins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covered-table-cell table:number-columns-repeated="3"/>
          <table:table-cell table:style-name="ce38" office:value-type="string" calcext:value-type="string">
            <text:p>Bit1=1 Data Checksum wrong coins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covered-table-cell table:number-columns-repeated="3"/>
          <table:table-cell table:style-name="ce38" office:value-type="string" calcext:value-type="string">
            <text:p>Bit2=1 Faulty Hall sensor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covered-table-cell table:number-columns-repeated="3"/>
          <table:table-cell table:style-name="ce38" office:value-type="string" calcext:value-type="string">
            <text:p>Bit3=1 Blocked Hopper for blocked photocells LB2,LB3, M1,M2,M3.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covered-table-cell table:number-columns-repeated="3"/>
          <table:table-cell table:style-name="ce38" office:value-type="string" calcext:value-type="string">
            <text:p>Bit4=1 Blocked Hopper for current limit overtaken after three attempts.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covered-table-cell table:number-columns-repeated="3"/>
          <table:table-cell table:style-name="ce38" office:value-type="string" calcext:value-type="string">
            <text:p>Bit5=1 Blocked Hopper for polling-timeout during “purge hopper”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covered-table-cell table:number-columns-repeated="3"/>
          <table:table-cell table:style-name="ce38" office:value-type="string" calcext:value-type="string">
            <text:p>Bit6= NU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9"/>
          <table:covered-table-cell table:number-columns-repeated="3"/>
          <table:table-cell table:style-name="ce38" office:value-type="string" calcext:value-type="string">
            <text:p>Bit7= NU 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86</text:p>
          </table:table-cell>
          <table:table-cell table:style-name="ce38" office:value-type="string" calcext:value-type="string">
            <text:p>Dispense hopper value [amount mode]</text:p>
          </table:table-cell>
          <table:table-cell table:style-name="ce39" table:number-columns-repeated="3"/>
          <table:table-cell table:style-name="ce40" table:number-columns-spanned="1" table:number-rows-spanned="4"/>
          <table:table-cell table:style-name="ce40" table:number-columns-spanned="1" table:number-rows-spanned="4"/>
          <table:table-cell table:style-name="ce40" table:number-columns-spanned="1" table:number-rows-spanned="4"/>
          <table:table-cell table:style-name="ce38" office:value-type="string" calcext:value-type="string" table:number-columns-spanned="1" table:number-rows-spanned="4">
            <text:p>Dispense hopper value [amount mode]</text:p>
          </table:table-cell>
          <table:table-cell table:style-name="ce46" table:formula="of:=HEX2DEC([.A100])" office:value-type="float" office:value="134" calcext:value-type="float" table:number-columns-spanned="1" table:number-rows-spanned="4">
            <text:p>13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40"/>
          <table:covered-table-cell table:number-columns-repeated="3"/>
          <table:covered-table-cell table:style-name="ce40"/>
          <table:covered-table-cell table:style-name="ce46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valu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 table:style-name="ce40"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1">
            <text:p>86</text:p>
          </table:table-cell>
          <table:table-cell table:style-name="ce38" office:value-type="string" calcext:value-type="string">
            <text:p>Dispense hopper value [channel mode]</text:p>
          </table:table-cell>
          <table:table-cell table:style-name="ce39" table:number-columns-repeated="3"/>
          <table:table-cell table:style-name="ce40" table:number-columns-spanned="1" table:number-rows-spanned="11"/>
          <table:table-cell table:style-name="ce40" table:number-columns-spanned="1" table:number-rows-spanned="11"/>
          <table:table-cell table:style-name="ce40" table:number-columns-spanned="1" table:number-rows-spanned="11"/>
          <table:table-cell table:style-name="ce38" office:value-type="string" calcext:value-type="string" table:number-columns-spanned="1" table:number-rows-spanned="11">
            <text:p>Dispense hopper value [channel mode]</text:p>
          </table:table-cell>
          <table:table-cell table:style-name="ce46" table:formula="of:=HEX2DEC([.A104])" office:value-type="float" office:value="134" calcext:value-type="float" table:number-columns-spanned="1" table:number-rows-spanned="11">
            <text:p>13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40"/>
          <table:covered-table-cell table:number-columns-repeated="3"/>
          <table:covered-table-cell table:style-name="ce40"/>
          <table:covered-table-cell table:style-name="ce46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1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2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3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4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5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6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7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8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9">
            <text:p>85</text:p>
          </table:table-cell>
          <table:table-cell office:value-type="string" calcext:value-type="string" table:number-columns-spanned="1" table:number-rows-spanned="9">
            <text:p>Request hopper polling value</text:p>
          </table:table-cell>
          <table:table-cell table:number-columns-spanned="1" table:number-rows-spanned="9"/>
          <table:table-cell table:number-columns-spanned="1" table:number-rows-spanned="9"/>
          <table:table-cell table:number-columns-spanned="1" table:number-rows-spanned="9"/>
          <table:table-cell table:style-name="ce39" table:number-columns-repeated="3"/>
          <table:table-cell office:value-type="string" calcext:value-type="string">
            <text:p>Request hopper polling value</text:p>
          </table:table-cell>
          <table:table-cell table:style-name="ce46" table:formula="of:=HEX2DEC([.A115])" office:value-type="float" office:value="133" calcext:value-type="float" table:number-columns-spanned="1" table:number-rows-spanned="9">
            <text:p>133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38" office:value-type="string" calcext:value-type="string">
            <text:p>Event Counter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38" office:value-type="string" calcext:value-type="string">
            <text:p>the value in cent of the value amount that has to be supplie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38" office:value-type="string" calcext:value-type="string">
            <text:p>the value in cent of the supplied amount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number</text:p>
          </table:table-cell>
          <table:table-cell/>
          <table:table-cell table:style-name="ce38" office:value-type="string" calcext:value-type="string">
            <text:p>status of the hopper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table:style-name="ce38" office:value-type="string" calcext:value-type="string">
            <text:p>idle and last start of the engine has been for command 134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7</text:p>
          </table:table-cell>
          <table:table-cell table:style-name="ce38" office:value-type="string" calcext:value-type="string">
            <text:p>payment in progress, stable engine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8</text:p>
          </table:table-cell>
          <table:table-cell table:style-name="ce44" office:value-type="string" calcext:value-type="string">
            <text:p>payment in progress, forward engine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9</text:p>
          </table:table-cell>
          <table:table-cell table:style-name="ce38" office:value-type="string" calcext:value-type="string">
            <text:p>payment in progress, backward engine 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4</text:p>
          </table:table-cell>
          <table:table-cell table:style-name="ce38" office:value-type="string" calcext:value-type="string" table:number-columns-spanned="1" table:number-rows-spanned="2">
            <text:p>Emergency stop valu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9" table:number-columns-repeated="3"/>
          <table:table-cell table:style-name="ce38" office:value-type="string" calcext:value-type="string">
            <text:p>Emergency stop value </text:p>
          </table:table-cell>
          <table:table-cell table:style-name="ce46" table:formula="of:=HEX2DEC([.A124])" office:value-type="float" office:value="132" calcext:value-type="float" table:number-columns-spanned="1" table:number-rows-spanned="2">
            <text:p>132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38" office:value-type="string" calcext:value-type="string">
            <text:p>value in cent of the paid amount until the stop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83</text:p>
          </table:table-cell>
          <table:table-cell table:style-name="ce38" office:value-type="string" calcext:value-type="string">
            <text:p>Request hopper coin value </text:p>
          </table:table-cell>
          <table:table-cell table:number-columns-repeated="3"/>
          <table:table-cell table:style-name="ce39" table:number-columns-repeated="3"/>
          <table:table-cell table:style-name="ce38" office:value-type="string" calcext:value-type="string">
            <text:p>Request hopper coin value </text:p>
          </table:table-cell>
          <table:table-cell table:style-name="ce46" table:formula="of:=HEX2DEC([.A126])" office:value-type="float" office:value="131" calcext:value-type="float" table:number-columns-spanned="1" table:number-rows-spanned="3">
            <text:p>131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channel number [1…]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number-columns-spanned="1" table:number-rows-spanned="2"/>
          <table:table-cell office:value-type="string" calcext:value-type="string">
            <text:p>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in code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money_invert</text:p>
          </table:table-cell>
          <table:table-cell/>
          <table:table-cell table:style-name="ce38" office:value-type="string" calcext:value-type="string">
            <text:p>value in cent and counts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2</text:p>
          </table:table-cell>
          <table:table-cell table:style-name="ce38" office:value-type="string" calcext:value-type="string">
            <text:p>Request indexed hopper dispense count </text:p>
          </table:table-cell>
          <table:table-cell table:number-columns-repeated="3"/>
          <table:table-cell table:style-name="ce39" table:number-columns-repeated="3"/>
          <table:table-cell table:style-name="ce38" office:value-type="string" calcext:value-type="string">
            <text:p>Request indexed hopper dispense count </text:p>
          </table:table-cell>
          <table:table-cell table:style-name="ce46" table:formula="of:=HEX2DEC([.A129])" office:value-type="float" office:value="130" calcext:value-type="float" table:number-columns-spanned="1" table:number-rows-spanned="2">
            <text:p>130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38" office:value-type="string" calcext:value-type="string">
            <text:p>number of the coin supplied from that channel from the reset 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79</text:p>
          </table:table-cell>
          <table:table-cell table:style-name="ce38" office:value-type="string" calcext:value-type="string">
            <text:p>Purge hopper </text:p>
          </table:table-cell>
          <table:table-cell table:number-columns-repeated="6"/>
          <table:table-cell table:style-name="ce38" office:value-type="string" calcext:value-type="string">
            <text:p>Purge hopper </text:p>
          </table:table-cell>
          <table:table-cell table:style-name="ce46" table:formula="of:=HEX2DEC([.A131])" office:value-type="float" office:value="121" calcext:value-type="float">
            <text:p>121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1f</text:p>
          </table:table-cell>
          <table:table-cell table:style-name="ce38" office:value-type="string" calcext:value-type="string">
            <text:p>Reprogram pocket </text:p>
          </table:table-cell>
          <table:table-cell table:number-columns-repeated="3"/>
          <table:table-cell table:style-name="ce39" table:number-columns-repeated="3"/>
          <table:table-cell table:style-name="ce38" office:value-type="string" calcext:value-type="string">
            <text:p>Reprogram pocket </text:p>
          </table:table-cell>
          <table:table-cell table:style-name="ce46" table:formula="of:=HEX2DEC([.A132])" office:value-type="float" office:value="31" calcext:value-type="float" table:number-columns-spanned="1" table:number-rows-spanned="3">
            <text:p>31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lef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left pocket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righ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right pocket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4">
            <text:p>1e</text:p>
          </table:table-cell>
          <table:table-cell table:style-name="ce38" office:value-type="string" calcext:value-type="string" table:number-columns-spanned="1" table:number-rows-spanned="14">
            <text:p>Request pocket status </text:p>
          </table:table-cell>
          <table:table-cell table:number-columns-spanned="1" table:number-rows-spanned="14"/>
          <table:table-cell table:number-columns-spanned="1" table:number-rows-spanned="14"/>
          <table:table-cell table:number-columns-spanned="1" table:number-rows-spanned="14"/>
          <table:table-cell table:style-name="ce39" table:number-columns-repeated="3"/>
          <table:table-cell table:style-name="ce38" office:value-type="string" calcext:value-type="string">
            <text:p>Request pocket status </text:p>
          </table:table-cell>
          <table:table-cell table:style-name="ce46" table:formula="of:=HEX2DEC([.A135])" office:value-type="float" office:value="30" calcext:value-type="float" table:number-columns-spanned="1" table:number-rows-spanned="14">
            <text:p>30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38" office:value-type="string" calcext:value-type="string">
            <text:p>number of channel programmed in left pocket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umber of channel programmed in right pocket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38" office:value-type="string" calcext:value-type="string">
            <text:p>coin value programmed in left pocket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38" office:value-type="string" calcext:value-type="string">
            <text:p>coin value programmed in right pocket 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pockets statuses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0=1 <text:span text:style-name="T7">indicates that the left pocket is full </text:span>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1=1 <text:span text:style-name="T7">indicates that the right pocket is full </text:span>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04</text:p>
          </table:table-cell>
          <table:table-cell table:style-name="ce38" office:value-type="string" calcext:value-type="string" table:number-columns-spanned="1" table:number-rows-spanned="4">
            <text:p>Request Comms Revision 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style-name="ce39" table:number-columns-repeated="2"/>
          <table:table-cell/>
          <table:table-cell table:style-name="ce38" office:value-type="string" calcext:value-type="string">
            <text:p>Request Comms Revision </text:p>
          </table:table-cell>
          <table:table-cell table:style-name="ce46" table:formula="of:=HEX2DEC([.A149])" office:value-type="float" office:value="4" calcext:value-type="float" table:number-columns-spanned="1" table:number-rows-spanned="4">
            <text:p>4</text:p>
          </table:table-cell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number</text:p>
          </table:table-cell>
          <table:table-cell/>
          <table:table-cell table:style-name="ce38" office:value-type="string" calcext:value-type="string">
            <text:p>release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number</text:p>
          </table:table-cell>
          <table:table-cell/>
          <table:table-cell table:style-name="ce38" office:value-type="string" calcext:value-type="string">
            <text:p>major revis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38" office:value-type="string" calcext:value-type="string">
            <text:p>minor revision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01</text:p>
          </table:table-cell>
          <table:table-cell table:style-name="ce38" office:value-type="string" calcext:value-type="string">
            <text:p>Reset device</text:p>
          </table:table-cell>
          <table:table-cell table:number-columns-repeated="3"/>
          <table:table-cell table:style-name="ce39" table:number-columns-repeated="3"/>
          <table:table-cell table:style-name="ce45" office:value-type="string" calcext:value-type="string">
            <text:p>Reset device. replies with ACK after the execution of a soft reset</text:p>
          </table:table-cell>
          <table:table-cell table:style-name="ce46" table:formula="of:=HEX2DEC([.A15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8"/>
          <table:table-cell table:style-name="ce46"/>
          <table:table-cell table:number-columns-repeated="1014"/>
        </table:table-row>
        <table:table-row table:style-name="ro1">
          <table:table-cell table:number-columns-repeated="9"/>
          <table:table-cell table:style-name="ce46"/>
          <table:table-cell table:number-columns-repeated="1014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t_commands-MicroHard-X3" table:style-name="ta1">
        <table:table-column table:style-name="co12" table:default-cell-style-name="ce37"/>
        <table:table-column table:style-name="co3" table:number-columns-repeated="2" table:default-cell-style-name="ce37"/>
        <table:table-column table:style-name="co4" table:default-cell-style-name="ce37"/>
        <table:table-column table:style-name="co13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6"/>
        <table:table-column table:style-name="co11" table:number-columns-repeated="1013" table:default-cell-style-name="ce64"/>
        <table:table-column table:style-name="co11" table:default-cell-style-name="ce65"/>
        <table:table-row table:style-name="ro1">
          <table:table-cell office:value-type="string" calcext:value-type="string">
            <text:p>Command (HEX)</text:p>
          </table:table-cell>
          <table:table-cell office:value-type="string" calcext:value-type="string">
            <text:p>Command description</text:p>
          </table:table-cell>
          <table:table-cell office:value-type="string" calcext:value-type="string">
            <text:p>Command parameter length (DEC)</text:p>
          </table:table-cell>
          <table:table-cell office:value-type="string" calcext:value-type="string">
            <text:p>Command parameter type</text:p>
          </table:table-cell>
          <table:table-cell office:value-type="string" calcext:value-type="string">
            <text:p>Command parameter value (DEC)</text:p>
          </table:table-cell>
          <table:table-cell office:value-type="string" calcext:value-type="string">
            <text:p>Reply parameter length (DEC)</text:p>
          </table:table-cell>
          <table:table-cell office:value-type="string" calcext:value-type="string">
            <text:p>Reply parameter type</text:p>
          </table:table-cell>
          <table:table-cell office:value-type="string" calcext:value-type="string">
            <text:p>Reply parameter value (DEC)</text:p>
          </table:table-cell>
          <table:table-cell office:value-type="string" calcext:value-type="string">
            <text:p>Reply description</text:p>
          </table:table-cell>
          <table:table-cell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table:style-name="ce49" office:value-type="string" calcext:value-type="string">
            <text:p>fe</text:p>
          </table:table-cell>
          <table:table-cell table:style-name="ce49" office:value-type="string" calcext:value-type="string">
            <text:p>Simple poll (ACK reply if successful)</text:p>
          </table:table-cell>
          <table:table-cell table:style-name="ce49" table:number-columns-repeated="6"/>
          <table:table-cell table:style-name="ce49" office:value-type="string" calcext:value-type="string">
            <text:p>Simple poll (ACK reply if successful)</text:p>
          </table:table-cell>
          <table:table-cell table:style-name="ce46" table:formula="of:=HEX2DEC([.A2])" office:value-type="float" office:value="254" calcext:value-type="float">
            <text:p>254</text:p>
          </table:table-cell>
          <table:table-cell table:style-name="ce65" table:number-columns-repeated="1013"/>
          <table:table-cell/>
        </table:table-row>
        <table:table-row table:style-name="ro1">
          <table:table-cell table:style-name="ce49" office:value-type="string" calcext:value-type="string">
            <text:p>fd</text:p>
          </table:table-cell>
          <table:table-cell table:style-name="ce49" office:value-type="string" calcext:value-type="string">
            <text:p>Address poll </text:p>
          </table:table-cell>
          <table:table-cell table:style-name="ce49" table:number-columns-repeated="6"/>
          <table:table-cell table:style-name="ce49" office:value-type="string" calcext:value-type="string">
            <text:p>Address poll </text:p>
          </table:table-cell>
          <table:table-cell table:style-name="ce46" table:formula="of:=HEX2DEC([.A3])" office:value-type="float" office:value="253" calcext:value-type="float" table:number-columns-spanned="1" table:number-rows-spanned="2">
            <text:p>253</text:p>
          </table:table-cell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5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49" office:value-type="string" calcext:value-type="string">
            <text:p>device address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office:value-type="string" calcext:value-type="string" table:number-columns-spanned="1" table:number-rows-spanned="3">
            <text:p>FC</text:p>
          </table:table-cell>
          <table:table-cell table:style-name="ce51" office:value-type="string" calcext:value-type="string" table:number-columns-spanned="1" table:number-rows-spanned="3">
            <text:p>Address clash</text:p>
          </table:table-cell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repeated="3"/>
          <table:table-cell table:style-name="ce51" office:value-type="string" calcext:value-type="string">
            <text:p>Address clash</text:p>
          </table:table-cell>
          <table:table-cell table:style-name="ce46" table:formula="of:=HEX2DEC([.A5])" office:value-type="float" office:value="252" calcext:value-type="float" table:number-columns-spanned="1" table:number-rows-spanned="3">
            <text:p>252</text:p>
          </table:table-cell>
          <table:table-cell table:style-name="ce65" table:number-columns-repeated="1013"/>
          <table:table-cell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51" office:value-type="string" calcext:value-type="string">
            <text:p>variable delay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51" office:value-type="string" calcext:value-type="string">
            <text:p>slave address byte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office:value-type="string" calcext:value-type="string" table:number-columns-spanned="1" table:number-rows-spanned="2">
            <text:p>FB</text:p>
          </table:table-cell>
          <table:table-cell table:style-name="ce51" office:value-type="string" calcext:value-type="string">
            <text:p>Address change</text:p>
          </table:table-cell>
          <table:table-cell table:style-name="ce49" table:number-columns-repeated="3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51" office:value-type="string" calcext:value-type="string" table:number-columns-spanned="1" table:number-rows-spanned="2">
            <text:p>Address change [ACK]</text:p>
          </table:table-cell>
          <table:table-cell table:style-name="ce46" table:formula="of:=HEX2DEC([.A8])" office:value-type="float" office:value="251" calcext:value-type="float" table:number-columns-spanned="1" table:number-rows-spanned="2">
            <text:p>251</text:p>
          </table:table-cell>
          <table:table-cell table:style-name="ce65" table:number-columns-repeated="1013"/>
          <table:table-cell/>
        </table:table-row>
        <table:table-row table:style-name="ro1">
          <table:covered-table-cell table:style-name="ce49"/>
          <table:table-cell table:style-name="ce51" office:value-type="string" calcext:value-type="string">
            <text:p>new address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office:value-type="string" calcext:value-type="string">
            <text:p>FA</text:p>
          </table:table-cell>
          <table:table-cell table:style-name="ce51" office:value-type="string" calcext:value-type="string">
            <text:p>Address random</text:p>
          </table:table-cell>
          <table:table-cell table:style-name="ce49" table:number-columns-repeated="6"/>
          <table:table-cell table:style-name="ce51" office:value-type="string" calcext:value-type="string">
            <text:p>Address random [ACK]</text:p>
          </table:table-cell>
          <table:table-cell table:style-name="ce46" table:formula="of:=HEX2DEC([.A10])" office:value-type="float" office:value="250" calcext:value-type="float">
            <text:p>250</text:p>
          </table:table-cell>
          <table:table-cell table:style-name="ce65" table:number-columns-repeated="1013"/>
          <table:table-cell/>
        </table:table-row>
        <table:table-row table:style-name="ro1">
          <table:table-cell table:style-name="ce49" office:value-type="string" calcext:value-type="string" table:number-columns-spanned="1" table:number-rows-spanned="14">
            <text:p>F9</text:p>
          </table:table-cell>
          <table:table-cell table:style-name="ce51" office:value-type="string" calcext:value-type="string" table:number-columns-spanned="1" table:number-rows-spanned="14">
            <text:p>Request polling priority</text:p>
          </table:table-cell>
          <table:table-cell table:style-name="ce49" table:number-columns-spanned="1" table:number-rows-spanned="14"/>
          <table:table-cell table:style-name="ce49" table:number-columns-spanned="1" table:number-rows-spanned="14"/>
          <table:table-cell table:style-name="ce49" table:number-columns-spanned="1" table:number-rows-spanned="14"/>
          <table:table-cell table:style-name="ce49" table:number-columns-repeated="3"/>
          <table:table-cell table:style-name="ce51" office:value-type="string" calcext:value-type="string">
            <text:p>Request polling priority</text:p>
          </table:table-cell>
          <table:table-cell table:style-name="ce46" table:formula="of:=HEX2DEC([.A11])" office:value-type="float" office:value="249" calcext:value-type="float" table:number-columns-spanned="1" table:number-rows-spanned="14">
            <text:p>249</text:p>
          </table:table-cell>
          <table:table-cell table:style-name="ce65" table:number-columns-repeated="1013"/>
          <table:table-cell/>
        </table:table-row>
        <table:table-row table:style-name="ro1">
          <table:covered-table-cell table:number-columns-repeated="5" table:style-name="ce49"/>
          <table:table-cell table:style-name="ce49" office:value-type="float" office:value="1" calcext:value-type="float" table:number-columns-spanned="1" table:number-rows-spanned="11">
            <text:p>1</text:p>
          </table:table-cell>
          <table:table-cell table:style-name="ce49" office:value-type="string" calcext:value-type="string" table:number-columns-spanned="1" table:number-rows-spanned="11">
            <text:p>number</text:p>
          </table:table-cell>
          <table:table-cell table:style-name="ce49"/>
          <table:table-cell table:style-name="ce49" office:value-type="string" calcext:value-type="string">
            <text:p>units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covered-table-cell table:number-columns-repeated="7" table:style-name="ce49"/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0 - special case, see below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covered-table-cell table:number-columns-repeated="7" table:style-name="ce49"/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1 - ms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covered-table-cell table:number-columns-repeated="7" table:style-name="ce49"/>
          <table:table-cell table:style-name="ce49" office:value-type="float" office:value="2" calcext:value-type="float">
            <text:p>2</text:p>
          </table:table-cell>
          <table:table-cell table:style-name="ce51" office:value-type="string" calcext:value-type="string">
            <text:p>2 - x10 ms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covered-table-cell table:number-columns-repeated="7" table:style-name="ce49"/>
          <table:table-cell table:style-name="ce49" office:value-type="float" office:value="3" calcext:value-type="float">
            <text:p>3</text:p>
          </table:table-cell>
          <table:table-cell table:style-name="ce51" office:value-type="string" calcext:value-type="string">
            <text:p>3 - seconds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covered-table-cell table:number-columns-repeated="7" table:style-name="ce49"/>
          <table:table-cell table:style-name="ce49" office:value-type="float" office:value="4" calcext:value-type="float">
            <text:p>4</text:p>
          </table:table-cell>
          <table:table-cell table:style-name="ce51" office:value-type="string" calcext:value-type="string">
            <text:p>4 - minutes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covered-table-cell table:number-columns-repeated="7" table:style-name="ce49"/>
          <table:table-cell table:style-name="ce49" office:value-type="float" office:value="5" calcext:value-type="float">
            <text:p>5</text:p>
          </table:table-cell>
          <table:table-cell table:style-name="ce51" office:value-type="string" calcext:value-type="string">
            <text:p>5 - hours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covered-table-cell table:number-columns-repeated="7" table:style-name="ce49"/>
          <table:table-cell table:style-name="ce49" office:value-type="float" office:value="6" calcext:value-type="float">
            <text:p>6</text:p>
          </table:table-cell>
          <table:table-cell table:style-name="ce51" office:value-type="string" calcext:value-type="string">
            <text:p>6 - days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covered-table-cell table:number-columns-repeated="7" table:style-name="ce49"/>
          <table:table-cell table:style-name="ce49" office:value-type="float" office:value="7" calcext:value-type="float">
            <text:p>7</text:p>
          </table:table-cell>
          <table:table-cell table:style-name="ce51" office:value-type="string" calcext:value-type="string">
            <text:p>7 - weeks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covered-table-cell table:number-columns-repeated="7" table:style-name="ce49"/>
          <table:table-cell table:style-name="ce49" office:value-type="float" office:value="8" calcext:value-type="float">
            <text:p>8</text:p>
          </table:table-cell>
          <table:table-cell table:style-name="ce51" office:value-type="string" calcext:value-type="string">
            <text:p>8 - months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covered-table-cell table:number-columns-repeated="7" table:style-name="ce49"/>
          <table:table-cell table:style-name="ce49" office:value-type="float" office:value="9" calcext:value-type="float">
            <text:p>9</text:p>
          </table:table-cell>
          <table:table-cell table:style-name="ce51" office:value-type="string" calcext:value-type="string">
            <text:p>9 - years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covered-table-cell table:number-columns-repeated="5" table:style-name="ce49"/>
          <table:table-cell table:style-name="ce49" office:value-type="float" office:value="1" calcext:value-type="float" table:number-columns-spanned="1" table:number-rows-spanned="2">
            <text:p>1</text:p>
          </table:table-cell>
          <table:table-cell table:style-name="ce49" office:value-type="string" calcext:value-type="string" table:number-columns-spanned="1" table:number-rows-spanned="2">
            <text:p>number</text:p>
          </table:table-cell>
          <table:table-cell table:style-name="ce49"/>
          <table:table-cell table:style-name="ce49" office:value-type="string" calcext:value-type="string">
            <text:p>value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2">
          <table:covered-table-cell table:number-columns-repeated="7" table:style-name="ce49"/>
          <table:table-cell table:style-name="ce49" office:value-type="float" office:value="255" calcext:value-type="float">
            <text:p>255</text:p>
          </table:table-cell>
          <table:table-cell table:style-name="ce54" office:value-type="string" calcext:value-type="string">
            <text:p><text:span text:style-name="T8">If units = 0 </text:span>device uses a hardware REQUEST POLL line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office:value-type="string" calcext:value-type="string">
            <text:p>F7</text:p>
          </table:table-cell>
          <table:table-cell table:style-name="ce51" office:value-type="string" calcext:value-type="string">
            <text:p>Request variable set</text:p>
          </table:table-cell>
          <table:table-cell table:style-name="ce49" table:number-columns-repeated="6"/>
          <table:table-cell table:style-name="ce51" office:value-type="string" calcext:value-type="string">
            <text:p>Request variable set</text:p>
          </table:table-cell>
          <table:table-cell table:style-name="ce46" table:formula="of:=HEX2DEC([.A25])" office:value-type="float" office:value="247" calcext:value-type="float" table:number-columns-spanned="1" table:number-rows-spanned="2">
            <text:p>247</text:p>
          </table:table-cell>
          <table:table-cell table:style-name="ce65" table:number-columns-repeated="1013"/>
          <table:table-cell/>
        </table:table-row>
        <table:table-row table:style-name="ro1">
          <table:table-cell table:style-name="ce49"/>
          <table:table-cell table:style-name="ce51"/>
          <table:table-cell table:style-name="ce49" table:number-columns-repeated="3"/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data</text:p>
          </table:table-cell>
          <table:table-cell table:style-name="ce49"/>
          <table:table-cell table:style-name="ce49" office:value-type="string" calcext:value-type="string">
            <text:p>variable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office:value-type="string" calcext:value-type="string">
            <text:p>f6</text:p>
          </table:table-cell>
          <table:table-cell table:style-name="ce49" office:value-type="string" calcext:value-type="string">
            <text:p>Request manufacturer ID</text:p>
          </table:table-cell>
          <table:table-cell table:style-name="ce49" table:number-columns-repeated="6"/>
          <table:table-cell table:style-name="ce49" office:value-type="string" calcext:value-type="string">
            <text:p>Request manufacturer ID</text:p>
          </table:table-cell>
          <table:table-cell table:style-name="ce46" table:formula="of:=HEX2DEC([.A27])" office:value-type="float" office:value="246" calcext:value-type="float" table:number-columns-spanned="1" table:number-rows-spanned="2">
            <text:p>246</text:p>
          </table:table-cell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5"/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string</text:p>
          </table:table-cell>
          <table:table-cell table:style-name="ce49"/>
          <table:table-cell table:style-name="ce49" office:value-type="string" calcext:value-type="string">
            <text:p>device manufacturer string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office:value-type="string" calcext:value-type="string">
            <text:p>f5</text:p>
          </table:table-cell>
          <table:table-cell table:style-name="ce49" office:value-type="string" calcext:value-type="string">
            <text:p>Request equipment category ID </text:p>
          </table:table-cell>
          <table:table-cell table:style-name="ce49" table:number-columns-repeated="6"/>
          <table:table-cell table:style-name="ce49" office:value-type="string" calcext:value-type="string">
            <text:p>Request equipment category ID </text:p>
          </table:table-cell>
          <table:table-cell table:style-name="ce46" table:formula="of:=HEX2DEC([.A29])" office:value-type="float" office:value="245" calcext:value-type="float" table:number-columns-spanned="1" table:number-rows-spanned="2">
            <text:p>245</text:p>
          </table:table-cell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5"/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string</text:p>
          </table:table-cell>
          <table:table-cell table:style-name="ce49"/>
          <table:table-cell table:style-name="ce49" office:value-type="string" calcext:value-type="string">
            <text:p>device type string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office:value-type="string" calcext:value-type="string">
            <text:p>f4</text:p>
          </table:table-cell>
          <table:table-cell table:style-name="ce49" office:value-type="string" calcext:value-type="string">
            <text:p>Request product code </text:p>
          </table:table-cell>
          <table:table-cell table:style-name="ce49" table:number-columns-repeated="6"/>
          <table:table-cell table:style-name="ce49" office:value-type="string" calcext:value-type="string">
            <text:p>Request product code </text:p>
          </table:table-cell>
          <table:table-cell table:style-name="ce46" table:formula="of:=HEX2DEC([.A31])" office:value-type="float" office:value="244" calcext:value-type="float" table:number-columns-spanned="1" table:number-rows-spanned="2">
            <text:p>244</text:p>
          </table:table-cell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5"/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string</text:p>
          </table:table-cell>
          <table:table-cell table:style-name="ce49"/>
          <table:table-cell table:style-name="ce49" office:value-type="string" calcext:value-type="string">
            <text:p>device product code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office:value-type="string" calcext:value-type="string">
            <text:p>f2</text:p>
          </table:table-cell>
          <table:table-cell table:style-name="ce49" office:value-type="string" calcext:value-type="string">
            <text:p>Request serial number </text:p>
          </table:table-cell>
          <table:table-cell table:style-name="ce49" table:number-columns-repeated="6"/>
          <table:table-cell table:style-name="ce49" office:value-type="string" calcext:value-type="string">
            <text:p>Request serial number </text:p>
          </table:table-cell>
          <table:table-cell table:style-name="ce46" table:formula="of:=HEX2DEC([.A33])" office:value-type="float" office:value="242" calcext:value-type="float" table:number-columns-spanned="1" table:number-rows-spanned="2">
            <text:p>242</text:p>
          </table:table-cell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5"/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49" office:value-type="string" calcext:value-type="string">
            <text:p>device serial number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office:value-type="string" calcext:value-type="string">
            <text:p>f1</text:p>
          </table:table-cell>
          <table:table-cell table:style-name="ce49" office:value-type="string" calcext:value-type="string">
            <text:p>Request software revision </text:p>
          </table:table-cell>
          <table:table-cell table:style-name="ce49" table:number-columns-repeated="6"/>
          <table:table-cell table:style-name="ce49" office:value-type="string" calcext:value-type="string">
            <text:p>Request software revision </text:p>
          </table:table-cell>
          <table:table-cell table:style-name="ce46" table:formula="of:=HEX2DEC([.A35])" office:value-type="float" office:value="241" calcext:value-type="float" table:number-columns-spanned="1" table:number-rows-spanned="2">
            <text:p>241</text:p>
          </table:table-cell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5"/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string</text:p>
          </table:table-cell>
          <table:table-cell table:style-name="ce49"/>
          <table:table-cell table:style-name="ce49" office:value-type="string" calcext:value-type="string">
            <text:p>device software version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office:value-type="string" calcext:value-type="string">
            <text:p>ec</text:p>
          </table:table-cell>
          <table:table-cell table:style-name="ce49" office:value-type="string" calcext:value-type="string">
            <text:p>Read Opto States </text:p>
          </table:table-cell>
          <table:table-cell table:style-name="ce49" table:number-columns-repeated="6"/>
          <table:table-cell table:style-name="ce49" office:value-type="string" calcext:value-type="string">
            <text:p>Read Opto States </text:p>
          </table:table-cell>
          <table:table-cell table:style-name="ce46" table:formula="of:=HEX2DEC([.A37])" office:value-type="float" office:value="236" calcext:value-type="float" table:number-columns-spanned="1" table:number-rows-spanned="10">
            <text:p>236</text:p>
          </table:table-cell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5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bitfield</text:p>
          </table:table-cell>
          <table:table-cell table:style-name="ce49"/>
          <table:table-cell table:style-name="ce49" office:value-type="string" calcext:value-type="string">
            <text:p>status Byte of optical sensors 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8"/>
          <table:table-cell table:style-name="ce49" office:value-type="string" calcext:value-type="string">
            <text:p>Bit 0: M1 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8"/>
          <table:table-cell table:style-name="ce49" office:value-type="string" calcext:value-type="string">
            <text:p>Bit 1: M2 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8"/>
          <table:table-cell table:style-name="ce49" office:value-type="string" calcext:value-type="string">
            <text:p>Bit 2: M3 return into hopper 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8"/>
          <table:table-cell table:style-name="ce49" office:value-type="string" calcext:value-type="string">
            <text:p>Bit 3: LB5 right storage position 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8"/>
          <table:table-cell table:style-name="ce49" office:value-type="string" calcext:value-type="string">
            <text:p>Bit 4: LB4 left storage position 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8"/>
          <table:table-cell table:style-name="ce49" office:value-type="string" calcext:value-type="string">
            <text:p>Bit 5: LB2 supply exit coin 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8"/>
          <table:table-cell table:style-name="ce49" office:value-type="string" calcext:value-type="string">
            <text:p>Bit 6: LB3 coin recover 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8"/>
          <table:table-cell table:style-name="ce49" office:value-type="string" calcext:value-type="string">
            <text:p>Bit 7: NU 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office:value-type="string" calcext:value-type="string" table:number-columns-spanned="1" table:number-rows-spanned="4">
            <text:p>EB</text:p>
          </table:table-cell>
          <table:table-cell table:style-name="ce51" office:value-type="string" calcext:value-type="string">
            <text:p>Read DH public key</text:p>
          </table:table-cell>
          <table:table-cell table:style-name="ce49" table:number-columns-repeated="6"/>
          <table:table-cell table:style-name="ce51" office:value-type="string" calcext:value-type="string">
            <text:p>Read DH public key</text:p>
          </table:table-cell>
          <table:table-cell table:style-name="ce46" table:formula="of:=HEX2DEC([.A47])" office:value-type="float" office:value="235" calcext:value-type="float" table:number-columns-spanned="1" table:number-rows-spanned="4">
            <text:p>235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mode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</text:p>
          </table:table-cell>
          <table:table-cell table:style-name="ce49"/>
          <table:table-cell table:style-name="ce49" office:value-type="string" calcext:value-type="string" table:number-columns-spanned="1" table:number-rows-spanned="3">
            <text:p>?</text:p>
          </table:table-cell>
          <table:table-cell table:style-name="ce49" office:value-type="string" calcext:value-type="string" table:number-columns-spanned="1" table:number-rows-spanned="3">
            <text:p>data</text:p>
          </table:table-cell>
          <table:table-cell table:style-name="ce49" table:number-columns-spanned="1" table:number-rows-spanned="3"/>
          <table:table-cell table:style-name="ce49" office:value-type="string" calcext:value-type="string" table:number-columns-spanned="1" table:number-rows-spanned="3">
            <text:p>status or key data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request status</text:p>
          </table:table-cell>
          <table:table-cell table:style-name="ce49" table:number-columns-repeated="2"/>
          <table:table-cell table:style-name="ce49" office:value-type="float" office:value="0" calcext:value-type="float">
            <text:p>0</text:p>
          </table:table-cell>
          <table:covered-table-cell table:number-columns-repeated="4" table:style-name="ce49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request public key</text:p>
          </table:table-cell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covered-table-cell table:number-columns-repeated="4" table:style-name="ce49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2">
            <text:p>EA</text:p>
          </table:table-cell>
          <table:table-cell table:style-name="ce51" office:value-type="string" calcext:value-type="string" table:number-columns-spanned="1" table:number-rows-spanned="2">
            <text:p>Send DH public key</text:p>
          </table:table-cell>
          <table:table-cell table:style-name="ce49" table:number-columns-repeated="3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51" office:value-type="string" calcext:value-type="string" table:number-columns-spanned="1" table:number-rows-spanned="2">
            <text:p>Send DH public key [ACK]</text:p>
          </table:table-cell>
          <table:table-cell table:style-name="ce46" table:formula="of:=HEX2DEC([.A51])" office:value-type="float" office:value="234" calcext:value-type="float" table:number-columns-spanned="1" table:number-rows-spanned="2">
            <text:p>234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data</text:p>
          </table:table-cell>
          <table:table-cell table:style-name="ce49" office:value-type="string" calcext:value-type="string">
            <text:p>key data</text:p>
          </table:table-cell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19">
            <text:p>E6</text:p>
          </table:table-cell>
          <table:table-cell table:style-name="ce51" office:value-type="string" calcext:value-type="string" table:number-columns-spanned="1" table:number-rows-spanned="19">
            <text:p>Request inhibit status</text:p>
          </table:table-cell>
          <table:table-cell table:style-name="ce49" table:number-columns-spanned="1" table:number-rows-spanned="19"/>
          <table:table-cell table:style-name="ce49" table:number-columns-spanned="1" table:number-rows-spanned="19"/>
          <table:table-cell table:style-name="ce49" table:number-columns-spanned="1" table:number-rows-spanned="19"/>
          <table:table-cell table:style-name="ce49" table:number-columns-repeated="3"/>
          <table:table-cell table:style-name="ce51" office:value-type="string" calcext:value-type="string">
            <text:p>Request inhibit status</text:p>
          </table:table-cell>
          <table:table-cell table:style-name="ce46" table:formula="of:=HEX2DEC([.A53])" office:value-type="float" office:value="230" calcext:value-type="float" table:number-columns-spanned="1" table:number-rows-spanned="19">
            <text:p>230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float" office:value="1" calcext:value-type="float" table:number-columns-spanned="1" table:number-rows-spanned="9">
            <text:p>1</text:p>
          </table:table-cell>
          <table:table-cell table:style-name="ce49" office:value-type="string" calcext:value-type="string" table:number-columns-spanned="1" table:number-rows-spanned="9">
            <text:p>bitfield</text:p>
          </table:table-cell>
          <table:table-cell table:style-name="ce49"/>
          <table: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49" office:value-type="string" calcext:value-type="string">
            <text:p>Bit 0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49" office:value-type="string" calcext:value-type="string">
            <text:p>Bit 1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49" office:value-type="string" calcext:value-type="string">
            <text:p>Bit 2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49" office:value-type="string" calcext:value-type="string">
            <text:p>Bit 3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49" office:value-type="string" calcext:value-type="string">
            <text:p>Bit 4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49" office:value-type="string" calcext:value-type="string">
            <text:p>Bit 5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49" office:value-type="string" calcext:value-type="string">
            <text:p>Bit 6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49" office:value-type="string" calcext:value-type="string">
            <text:p>Bit 7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float" office:value="1" calcext:value-type="float" table:number-columns-spanned="1" table:number-rows-spanned="9">
            <text:p>1</text:p>
          </table:table-cell>
          <table:table-cell table:style-name="ce49" office:value-type="string" calcext:value-type="string" table:number-columns-spanned="1" table:number-rows-spanned="9">
            <text:p>bitfield</text:p>
          </table:table-cell>
          <table:table-cell table:style-name="ce49" table:number-columns-repeated="2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49" office:value-type="string" calcext:value-type="string">
            <text:p>Bit 8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49" office:value-type="string" calcext:value-type="string">
            <text:p>Bit 9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49" office:value-type="string" calcext:value-type="string">
            <text:p>Bit 10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49" office:value-type="string" calcext:value-type="string">
            <text:p>Bit 11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49" office:value-type="string" calcext:value-type="string">
            <text:p>Bit 12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49" office:value-type="string" calcext:value-type="string">
            <text:p>Bit 13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49" office:value-type="string" calcext:value-type="string">
            <text:p>Bit 14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49" office:value-type="string" calcext:value-type="string">
            <text:p>Bit 15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3">
            <text:p>E5</text:p>
          </table:table-cell>
          <table:table-cell table:style-name="ce51" office:value-type="string" calcext:value-type="string" table:number-columns-spanned="1" table:number-rows-spanned="3">
            <text:p>Read buffered credit or error codes</text:p>
          </table:table-cell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repeated="4"/>
          <table:table-cell table:style-name="ce46" table:formula="of:=HEX2DEC([.A72])" office:value-type="float" office:value="229" calcext:value-type="float" table:number-columns-spanned="1" table:number-rows-spanned="3">
            <text:p>229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51" office:value-type="string" calcext:value-type="string">
            <text:p>event counter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data</text:p>
          </table:table-cell>
          <table:table-cell table:style-name="ce49"/>
          <table:table-cell table:style-name="ce49" office:value-type="string" calcext:value-type="string">
            <text:p>[result 1A][result 1B]..[result nA][result nB]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54">
            <text:p>DF</text:p>
          </table:table-cell>
          <table:table-cell table:style-name="ce51" office:value-type="string" calcext:value-type="string">
            <text:p>Modify encrypted inhibit and override registers</text:p>
          </table:table-cell>
          <table:table-cell table:style-name="ce49" table:number-columns-repeated="3"/>
          <table:table-cell table:style-name="ce49" table:number-columns-spanned="1" table:number-rows-spanned="54"/>
          <table:table-cell table:style-name="ce49" table:number-columns-spanned="1" table:number-rows-spanned="54"/>
          <table:table-cell table:style-name="ce49" table:number-columns-spanned="1" table:number-rows-spanned="54"/>
          <table:table-cell table:style-name="ce51" office:value-type="string" calcext:value-type="string" table:number-columns-spanned="1" table:number-rows-spanned="54">
            <text:p>Modify encrypted inhibit and override registers [ACK]</text:p>
          </table:table-cell>
          <table:table-cell table:style-name="ce46" table:formula="of:=HEX2DEC([.A75])" office:value-type="float" office:value="223" calcext:value-type="float" table:number-columns-spanned="1" table:number-rows-spanned="54">
            <text:p>223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inhibit 1</text:p>
          </table:table-cell>
          <table:table-cell table:style-name="ce49" office:value-type="float" office:value="1" calcext:value-type="float" table:number-columns-spanned="1" table:number-rows-spanned="9">
            <text:p>1</text:p>
          </table:table-cell>
          <table:table-cell table:style-name="ce49" office:value-type="string" calcext:value-type="string" table:number-columns-spanned="1" table:number-rows-spanned="9">
            <text:p>bitfield</text:p>
          </table:table-cell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0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1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2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3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4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5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6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7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Inhibit 2</text:p>
          </table:table-cell>
          <table:table-cell table:style-name="ce49" office:value-type="float" office:value="1" calcext:value-type="float" table:number-columns-spanned="1" table:number-rows-spanned="9">
            <text:p>1</text:p>
          </table:table-cell>
          <table:table-cell table:style-name="ce49" office:value-type="string" calcext:value-type="string" table:number-columns-spanned="1" table:number-rows-spanned="9">
            <text:p>bitfield</text:p>
          </table:table-cell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0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1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2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3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4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5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6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7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Inhibit 3</text:p>
          </table:table-cell>
          <table:table-cell table:style-name="ce49" office:value-type="float" office:value="1" calcext:value-type="float" table:number-columns-spanned="1" table:number-rows-spanned="9">
            <text:p>1</text:p>
          </table:table-cell>
          <table:table-cell table:style-name="ce49" office:value-type="string" calcext:value-type="string" table:number-columns-spanned="1" table:number-rows-spanned="9">
            <text:p>bitfield</text:p>
          </table:table-cell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0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1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2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3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4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5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6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7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Inhibit 4</text:p>
          </table:table-cell>
          <table:table-cell table:style-name="ce49" office:value-type="float" office:value="1" calcext:value-type="float" table:number-columns-spanned="1" table:number-rows-spanned="9">
            <text:p>1</text:p>
          </table:table-cell>
          <table:table-cell table:style-name="ce49" office:value-type="string" calcext:value-type="string" table:number-columns-spanned="1" table:number-rows-spanned="9">
            <text:p>bitfield</text:p>
          </table:table-cell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0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1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2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3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4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5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6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7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cash value 1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cash value 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cash value 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cash value 4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coin count 1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coin count 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coin count 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coin count 4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2" office:value-type="string" calcext:value-type="string">
            <text:p>sorter override mask</text:p>
          </table:table-cell>
          <table:table-cell table:style-name="ce49" office:value-type="float" office:value="1" calcext:value-type="float" table:number-columns-spanned="1" table:number-rows-spanned="9">
            <text:p>1</text:p>
          </table:table-cell>
          <table:table-cell table:style-name="ce49" office:value-type="string" calcext:value-type="string" table:number-columns-spanned="1" table:number-rows-spanned="9">
            <text:p>bitfield</text:p>
          </table:table-cell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0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1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2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3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4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5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6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49" office:value-type="string" calcext:value-type="string">
            <text:p>Bit 7</text:p>
          </table:table-cell>
          <table:covered-table-cell table:number-columns-repeated="2" table:style-name="ce49"/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2">
            <text:p>DB</text:p>
          </table:table-cell>
          <table:table-cell table:style-name="ce51" office:value-type="string" calcext:value-type="string">
            <text:p>Enter new PIN number</text:p>
          </table:table-cell>
          <table:table-cell table:style-name="ce49" table:number-columns-repeated="6"/>
          <table:table-cell table:style-name="ce59" office:value-type="string" calcext:value-type="string">
            <text:p>Enter new PIN number [ACK]</text:p>
          </table:table-cell>
          <table:table-cell table:style-name="ce46" table:formula="of:=HEX2DEC([.A129])" office:value-type="float" office:value="219" calcext:value-type="float" table:number-columns-spanned="1" table:number-rows-spanned="2">
            <text:p>219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new pin [1..4]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mber</text:p>
          </table:table-cell>
          <table:table-cell table:style-name="ce49" table:number-columns-repeated="5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2">
            <text:p>DA</text:p>
          </table:table-cell>
          <table:table-cell table:style-name="ce51" office:value-type="string" calcext:value-type="string">
            <text:p>Enter PIN number</text:p>
          </table:table-cell>
          <table:table-cell table:style-name="ce49" table:number-columns-repeated="6"/>
          <table:table-cell table:style-name="ce59" office:value-type="string" calcext:value-type="string">
            <text:p>Enter PIN number [ACK]</text:p>
          </table:table-cell>
          <table:table-cell table:style-name="ce46" table:formula="of:=HEX2DEC([.A131])" office:value-type="float" office:value="218" calcext:value-type="float" table:number-columns-spanned="1" table:number-rows-spanned="2">
            <text:p>218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new pin [1..4]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mber</text:p>
          </table:table-cell>
          <table:table-cell table:style-name="ce49" table:number-columns-repeated="5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10">
            <text:p>D9</text:p>
          </table:table-cell>
          <table:table-cell table:style-name="ce53" office:value-type="string" calcext:value-type="string">
            <text:p>Request payout high / low status</text:p>
          </table:table-cell>
          <table:table-cell table:style-name="ce49" table:number-columns-repeated="6"/>
          <table:table-cell table:style-name="ce53" office:value-type="string" calcext:value-type="string">
            <text:p>Request payout high / low status</text:p>
          </table:table-cell>
          <table:table-cell table:style-name="ce46" table:formula="of:=HEX2DEC([.A133])" office:value-type="float" office:value="217" calcext:value-type="float" table:number-columns-spanned="1" table:number-rows-spanned="10">
            <text:p>217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4" office:value-type="string" calcext:value-type="string" table:number-columns-spanned="1" table:number-rows-spanned="9">
            <text:p>hopper no.</text:p>
          </table:table-cell>
          <table:table-cell table:style-name="ce49" office:value-type="string" calcext:value-type="string" table:number-columns-spanned="1" table:number-rows-spanned="9">
            <text:p>?</text:p>
          </table:table-cell>
          <table:table-cell table:style-name="ce49" office:value-type="string" calcext:value-type="string" table:number-columns-spanned="1" table:number-rows-spanned="9">
            <text:p>number</text:p>
          </table:table-cell>
          <table:table-cell table:style-name="ce49"/>
          <table:table-cell table:style-name="ce49" office:value-type="float" office:value="1" calcext:value-type="float" table:number-columns-spanned="1" table:number-rows-spanned="9">
            <text:p>1</text:p>
          </table:table-cell>
          <table:table-cell table:style-name="ce49" office:value-type="string" calcext:value-type="string" table:number-columns-spanned="1" table:number-rows-spanned="9">
            <text:p>bitfield</text:p>
          </table:table-cell>
          <table:table-cell table:style-name="ce49"/>
          <table:table-cell table:style-name="ce49" office:value-type="string" calcext:value-type="string">
            <text:p>status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2">
          <table:covered-table-cell table:style-name="ce49"/>
          <table:covered-table-cell table:style-name="ce54"/>
          <table:covered-table-cell table:number-columns-repeated="2" table:style-name="ce49"/>
          <table:table-cell table:style-name="ce49"/>
          <table:covered-table-cell table:number-columns-repeated="2" table:style-name="ce49"/>
          <table:table-cell table:style-name="ce49"/>
          <table:table-cell table:style-name="ce60" office:value-type="string" calcext:value-type="string">
            <text:p>Bit 0: <text:span text:style-name="T9">Low level sensor status</text:span>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2">
          <table:covered-table-cell table:style-name="ce49"/>
          <table:covered-table-cell table:style-name="ce54"/>
          <table:covered-table-cell table:number-columns-repeated="2" table:style-name="ce49"/>
          <table:table-cell table:style-name="ce49"/>
          <table:covered-table-cell table:number-columns-repeated="2" table:style-name="ce49"/>
          <table:table-cell table:style-name="ce49"/>
          <table:table-cell table:style-name="ce60" office:value-type="string" calcext:value-type="string">
            <text:p>Bit 1: <text:span text:style-name="T9">High level sensor status</text:span>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2">
          <table:covered-table-cell table:style-name="ce49"/>
          <table:covered-table-cell table:style-name="ce54"/>
          <table:covered-table-cell table:number-columns-repeated="2" table:style-name="ce49"/>
          <table:table-cell table:style-name="ce49"/>
          <table:covered-table-cell table:number-columns-repeated="2" table:style-name="ce49"/>
          <table:table-cell table:style-name="ce49"/>
          <table:table-cell table:style-name="ce60" office:value-type="string" calcext:value-type="string">
            <text:p>Bit 2: <text:span text:style-name="T9">&lt;reserved&gt;</text:span>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2">
          <table:covered-table-cell table:style-name="ce49"/>
          <table:covered-table-cell table:style-name="ce54"/>
          <table:covered-table-cell table:number-columns-repeated="2" table:style-name="ce49"/>
          <table:table-cell table:style-name="ce49"/>
          <table:covered-table-cell table:number-columns-repeated="2" table:style-name="ce49"/>
          <table:table-cell table:style-name="ce49"/>
          <table:table-cell table:style-name="ce60" office:value-type="string" calcext:value-type="string">
            <text:p>Bit 3: <text:span text:style-name="T9">&lt;reserved&gt;</text:span>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2">
          <table:covered-table-cell table:style-name="ce49"/>
          <table:covered-table-cell table:style-name="ce54"/>
          <table:covered-table-cell table:number-columns-repeated="2" table:style-name="ce49"/>
          <table:table-cell table:style-name="ce49"/>
          <table:covered-table-cell table:number-columns-repeated="2" table:style-name="ce49"/>
          <table:table-cell table:style-name="ce49"/>
          <table:table-cell table:style-name="ce60" office:value-type="string" calcext:value-type="string">
            <text:p>Bit 4: <text:span text:style-name="T9">Low level sensor support</text:span>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2">
          <table:covered-table-cell table:style-name="ce49"/>
          <table:covered-table-cell table:style-name="ce54"/>
          <table:covered-table-cell table:number-columns-repeated="2" table:style-name="ce49"/>
          <table:table-cell table:style-name="ce49"/>
          <table:covered-table-cell table:number-columns-repeated="2" table:style-name="ce49"/>
          <table:table-cell table:style-name="ce49"/>
          <table:table-cell table:style-name="ce60" office:value-type="string" calcext:value-type="string">
            <text:p>Bit 5: <text:span text:style-name="T9">High level sensor support</text:span>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2">
          <table:covered-table-cell table:style-name="ce49"/>
          <table:covered-table-cell table:style-name="ce54"/>
          <table:covered-table-cell table:number-columns-repeated="2" table:style-name="ce49"/>
          <table:table-cell table:style-name="ce49"/>
          <table:covered-table-cell table:number-columns-repeated="2" table:style-name="ce49"/>
          <table:table-cell table:style-name="ce49"/>
          <table:table-cell table:style-name="ce60" office:value-type="string" calcext:value-type="string">
            <text:p>Bit 6: <text:span text:style-name="T9">&lt;reserved&gt;</text:span>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2">
          <table:covered-table-cell table:style-name="ce49"/>
          <table:covered-table-cell table:style-name="ce54"/>
          <table:covered-table-cell table:number-columns-repeated="2" table:style-name="ce49"/>
          <table:table-cell table:style-name="ce49"/>
          <table:covered-table-cell table:number-columns-repeated="2" table:style-name="ce49"/>
          <table:table-cell table:style-name="ce49"/>
          <table:table-cell table:style-name="ce60" office:value-type="string" calcext:value-type="string">
            <text:p>Bit 7: <text:span text:style-name="T9">&lt;reserved&gt;</text:span>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10">
            <text:p>D8</text:p>
          </table:table-cell>
          <table:table-cell table:style-name="ce53" office:value-type="string" calcext:value-type="string">
            <text:p>Request data storage availability</text:p>
          </table:table-cell>
          <table:table-cell table:style-name="ce49" table:number-columns-repeated="7"/>
          <table:table-cell table:style-name="ce46" table:formula="of:=HEX2DEC([.A143])" office:value-type="float" office:value="216" calcext:value-type="float" table:number-columns-spanned="1" table:number-rows-spanned="10">
            <text:p>216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memory type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 table:number-columns-repeated="5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volatile ( lost on reset )</text:p>
          </table:table-cell>
          <table:table-cell table:style-name="ce49" table:number-columns-repeated="2"/>
          <table:table-cell table:style-name="ce49" office:value-type="float" office:value="0" calcext:value-type="float">
            <text:p>0</text:p>
          </table:table-cell>
          <table:table-cell table:style-name="ce49" table:number-columns-repeated="4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volatile ( lost on power-down )</text:p>
          </table:table-cell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4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permanent ( limited use )</text:p>
          </table:table-cell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 table:number-columns-repeated="4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permanent ( unlimited use )</text:p>
          </table:table-cell>
          <table:table-cell table:style-name="ce49" table:number-columns-repeated="2"/>
          <table:table-cell table:style-name="ce49" office:value-type="float" office:value="3" calcext:value-type="float">
            <text:p>3</text:p>
          </table:table-cell>
          <table:table-cell table:style-name="ce49" table:number-columns-repeated="4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read blocks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 table:number-columns-repeated="5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read bytes per block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 table:number-columns-repeated="5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write blocks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 table:number-columns-repeated="5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write bytes per block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 table:number-columns-repeated="5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2">
            <text:p>D7</text:p>
          </table:table-cell>
          <table:table-cell table:style-name="ce51" office:value-type="string" calcext:value-type="string">
            <text:p>Read data block</text:p>
          </table:table-cell>
          <table:table-cell table:style-name="ce49" table:number-columns-repeated="7"/>
          <table:table-cell table:style-name="ce46" table:formula="of:=HEX2DEC([.A153])" office:value-type="float" office:value="215" calcext:value-type="float" table:number-columns-spanned="1" table:number-rows-spanned="2">
            <text:p>215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block number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51" office:value-type="string" calcext:value-type="string">
            <text:p>variable&gt;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3">
            <text:p>D6</text:p>
          </table:table-cell>
          <table:table-cell table:style-name="ce51" office:value-type="string" calcext:value-type="string">
            <text:p>Write data block</text:p>
          </table:table-cell>
          <table:table-cell table:style-name="ce49" table:number-columns-repeated="6"/>
          <table:table-cell table:style-name="ce51" office:value-type="string" calcext:value-type="string">
            <text:p>Write data block [ACK]</text:p>
          </table:table-cell>
          <table:table-cell table:style-name="ce46" table:formula="of:=HEX2DEC([.A155])" office:value-type="float" office:value="214" calcext:value-type="float" table:number-columns-spanned="1" table:number-rows-spanned="3">
            <text:p>214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block number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 table:number-columns-repeated="4"/>
          <table: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variable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 table:number-columns-repeated="4"/>
          <table: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3">
            <text:p>D2</text:p>
          </table:table-cell>
          <table:table-cell table:style-name="ce51" office:value-type="string" calcext:value-type="string">
            <text:p>Modify sorter paths</text:p>
          </table:table-cell>
          <table:table-cell table:style-name="ce49" table:number-columns-repeat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51" office:value-type="string" calcext:value-type="string" table:number-columns-spanned="1" table:number-rows-spanned="3">
            <text:p>Modify sorter paths [ACK]</text:p>
          </table:table-cell>
          <table:table-cell table:style-name="ce46" table:formula="of:=HEX2DEC([.A158])" office:value-type="float" office:value="210" calcext:value-type="float" table:number-columns-spanned="1" table:number-rows-spanned="3">
            <text:p>210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coin position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covered-table-cell table:number-columns-repeated="4" table:style-name="ce49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path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covered-table-cell table:number-columns-repeated="4" table:style-name="ce49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2">
            <text:p>D1</text:p>
          </table:table-cell>
          <table:table-cell table:style-name="ce51" office:value-type="string" calcext:value-type="string">
            <text:p>Request sorter paths</text:p>
          </table:table-cell>
          <table:table-cell table:style-name="ce49" table:number-columns-repeated="6"/>
          <table:table-cell table:style-name="ce51" office:value-type="string" calcext:value-type="string">
            <text:p>Request sorter paths</text:p>
          </table:table-cell>
          <table:table-cell table:style-name="ce46" table:formula="of:=HEX2DEC([.A161])" office:value-type="float" office:value="209" calcext:value-type="float" table:number-columns-spanned="1" table:number-rows-spanned="2">
            <text:p>209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coin position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51" office:value-type="string" calcext:value-type="string">
            <text:p>path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2">
            <text:p>CE</text:p>
          </table:table-cell>
          <table:table-cell table:style-name="ce55" office:value-type="string" calcext:value-type="string">
            <text:p>Empty payout</text:p>
          </table:table-cell>
          <table:table-cell table:style-name="ce49" table:number-columns-repeated="6"/>
          <table:table-cell table:style-name="ce55" office:value-type="string" calcext:value-type="string">
            <text:p>Empty payout [ACK]</text:p>
          </table:table-cell>
          <table:table-cell table:style-name="ce46" table:formula="of:=HEX2DEC([.A163])" office:value-type="float" office:value="206" calcext:value-type="float" table:number-columns-spanned="1" table:number-rows-spanned="2">
            <text:p>206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hopper no.</text:p>
          </table:table-cell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51" office:value-type="string" calcext:value-type="string">
            <text:p>status code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2">
            <text:p>CD</text:p>
          </table:table-cell>
          <table:table-cell table:style-name="ce55" office:value-type="string" calcext:value-type="string" table:number-columns-spanned="1" table:number-rows-spanned="2">
            <text:p>Request audit information block</text:p>
          </table:table-cell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repeated="3"/>
          <table:table-cell table:style-name="ce55" office:value-type="string" calcext:value-type="string">
            <text:p>Request audit information block</text:p>
          </table:table-cell>
          <table:table-cell table:style-name="ce46" table:formula="of:=HEX2DEC([.A165])" office:value-type="float" office:value="205" calcext:value-type="float" table:number-columns-spanned="1" table:number-rows-spanned="2">
            <text:p>205</text:p>
          </table:table-cell>
          <table:table-cell table:style-name="ce65" table:number-columns-repeated="1013"/>
          <table:table-cell table:style-name="ce48"/>
        </table:table-row>
        <table:table-row table:style-name="ro3">
          <table:covered-table-cell table:style-name="ce49"/>
          <table:covered-table-cell table:style-name="ce55"/>
          <table:covered-table-cell table:number-columns-repeated="3" table:style-name="ce49"/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data</text:p>
          </table:table-cell>
          <table:table-cell table:style-name="ce49"/>
          <table:table-cell table:style-name="ce51" office:value-type="string" calcext:value-type="string">
            <text:p><text:span text:style-name="T8">[ coins in hopper 1A ] [ coins in hopper 1B ]</text:span></text:p>
            <text:p><text:span text:style-name="T8">[ coins in hopper 2A ] [ coins in hopper 2B ]</text:span></text:p>
            <text:p><text:span text:style-name="T8">[ coins in hopper 3A ] [ coins in hopper 3B ]</text:span></text:p>
            <text:p><text:span text:style-name="T8">[ coins to cashbox A ] [ coin to cashbox B ] [ coins to cashbox C ]</text:span></text:p>
            <text:p><text:span text:style-name="T8">[ coins accepted A ] [ coins accepted B ] [ coins accepted C ]</text:span></text:p>
            <text:p><text:span text:style-name="T8">[ coins rejected A ] [ coins rejected B ] [ coins rejected C ]</text:span></text:p>
            <text:p><text:span text:style-name="T8">[ coins paid hop. 1A ] [ coins paid hop. 1B ] [ coins paid hop. 1C ]</text:span></text:p>
            <text:p><text:span text:style-name="T8">[ coins paid hop. 2A ] [ coins paid hop. 2B ] [ coins paid hop. 2C ]</text:span></text:p>
            <text:p><text:span text:style-name="T8">[ coins paid hop. 3A ] [ coins paid hop. 3B ] [ coins paid hop. 3C ]</text:span></text:p>
            <text:p><text:span text:style-name="T8">[ value to cashbox A ] [ value to cashbox B ]</text:span></text:p>
            <text:p><text:span text:style-name="T8">[ value to cashbox C ] [ value to cashbox D ]</text:span></text:p>
            <text:p><text:span text:style-name="T8">[ coin value scaling factor ]</text:span>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>
            <text:p>C8</text:p>
          </table:table-cell>
          <table:table-cell table:style-name="ce56" office:value-type="string" calcext:value-type="string">
            <text:p>Upload coin data</text:p>
          </table:table-cell>
          <table:table-cell table:style-name="ce49" table:number-columns-repeated="3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1" office:value-type="string" calcext:value-type="string" table:number-columns-spanned="1" table:number-rows-spanned="2">
            <text:p>Upload coin data [ACK]</text:p>
          </table:table-cell>
          <table:table-cell table:style-name="ce63" office:value-type="float" office:value="200" calcext:value-type="float" table:number-columns-spanned="1" table:number-rows-spanned="2">
            <text:p>200</text:p>
          </table:table-cell>
          <table:table-cell table:style-name="ce65" table:number-columns-repeated="1013"/>
          <table:table-cell table:style-name="ce48"/>
        </table:table-row>
        <table:table-row table:style-name="ro4">
          <table:table-cell table:style-name="ce49"/>
          <table:table-cell table:style-name="ce56" office:value-type="string" calcext:value-type="string">
            <text:p><text:span text:style-name="T8">[ coin position 1 ] [ coin position 2 ]</text:span></text:p>
            <text:p><text:span text:style-name="T8">[ credit code 1 ] [ credit code 2 ]</text:span></text:p>
            <text:p><text:span text:style-name="T8">[ sorter path 2 | sorter path 1 ]</text:span></text:p>
            <text:p><text:span text:style-name="T8">[ sorter path 4 | sorter path 3 ]</text:span></text:p>
            <text:p><text:span text:style-name="T8">[ op code ]</text:span></text:p>
            <text:p><text:span text:style-name="T8">[ upload 1 ] [ upload 2 ] [ upload 3 ] [ upload 4 ]…</text:span></text:p>
          </table:table-cell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data</text:p>
          </table:table-cell>
          <table:table-cell table:style-name="ce49"/>
          <table:covered-table-cell table:number-columns-repeated="3" table:style-name="ce49"/>
          <table:covered-table-cell table:style-name="ce51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50" table:formula="of:=DEC2HEX([.J169];2)" office:value-type="string" office:string-value="CE" calcext:value-type="string">
            <text:p>CE</text:p>
          </table:table-cell>
          <table:table-cell table:style-name="ce57" office:value-type="string" calcext:value-type="string">
            <text:p>Request sorter path</text:p>
          </table:table-cell>
          <table:table-cell table:style-name="ce49" table:number-columns-repeated="6"/>
          <table:table-cell table:style-name="ce51"/>
          <table:table-cell table:style-name="ce50" office:value-type="float" office:value="206" calcext:value-type="float">
            <text:p>206</text:p>
          </table:table-cell>
          <table:table-cell table:style-name="ce65" table:number-columns-repeated="1013"/>
          <table:table-cell table:style-name="ce48"/>
        </table:table-row>
        <table:table-row table:style-name="ro1">
          <table:table-cell table:style-name="ce50" table:formula="of:=DEC2HEX([.J170];2)" office:value-type="string" office:string-value="CD" calcext:value-type="string">
            <text:p>CD</text:p>
          </table:table-cell>
          <table:table-cell table:style-name="ce57" office:value-type="string" calcext:value-type="string">
            <text:p>Modify bus baude rate</text:p>
          </table:table-cell>
          <table:table-cell table:style-name="ce49" table:number-columns-repeated="6"/>
          <table:table-cell table:style-name="ce51"/>
          <table:table-cell table:style-name="ce50" office:value-type="float" office:value="205" calcext:value-type="float">
            <text:p>205</text:p>
          </table:table-cell>
          <table:table-cell table:style-name="ce65" table:number-columns-repeated="1013"/>
          <table:table-cell table:style-name="ce48"/>
        </table:table-row>
        <table:table-row table:style-name="ro1">
          <table:table-cell table:style-name="ce50" table:formula="of:=DEC2HEX([.J171];2)" office:value-type="string" office:string-value="C8" calcext:value-type="string">
            <text:p>C8</text:p>
          </table:table-cell>
          <table:table-cell table:style-name="ce57" office:value-type="string" calcext:value-type="string">
            <text:p>Request product parameters</text:p>
          </table:table-cell>
          <table:table-cell table:style-name="ce49" table:number-columns-repeated="6"/>
          <table:table-cell table:style-name="ce51"/>
          <table:table-cell table:style-name="ce50" office:value-type="float" office:value="200" calcext:value-type="float">
            <text:p>200</text:p>
          </table:table-cell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2">
            <text:p>C0</text:p>
          </table:table-cell>
          <table:table-cell table:style-name="ce51" office:value-type="string" calcext:value-type="string" table:number-columns-spanned="1" table:number-rows-spanned="2">
            <text:p>Request build code</text:p>
          </table:table-cell>
          <table:table-cell table:style-name="ce49" table:number-columns-repeated="6"/>
          <table:table-cell table:style-name="ce51" office:value-type="string" calcext:value-type="string">
            <text:p>Request build code</text:p>
          </table:table-cell>
          <table:table-cell table:style-name="ce46" table:formula="of:=HEX2DEC([.A172])" office:value-type="float" office:value="192" calcext:value-type="float" table:number-columns-spanned="1" table:number-rows-spanned="2">
            <text:p>192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table-cell table:style-name="ce49" table:number-columns-repeated="3"/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string</text:p>
          </table:table-cell>
          <table:table-cell table:style-name="ce49"/>
          <table:table-cell table:style-name="ce53" office:value-type="string" calcext:value-type="string">
            <text:p>build code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2">
            <text:p>AC</text:p>
          </table:table-cell>
          <table:table-cell table:style-name="ce51" office:value-type="string" calcext:value-type="string" table:number-columns-spanned="1" table:number-rows-spanned="2">
            <text:p>Emergency stop</text:p>
          </table:table-cell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repeated="3"/>
          <table:table-cell table:style-name="ce51" office:value-type="string" calcext:value-type="string">
            <text:p>Emergency stop</text:p>
          </table:table-cell>
          <table:table-cell table:style-name="ce46" table:formula="of:=HEX2DEC([.A174])" office:value-type="float" office:value="172" calcext:value-type="float" table:number-columns-spanned="1" table:number-rows-spanned="2">
            <text:p>172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51" office:value-type="string" calcext:value-type="string">
            <text:p>payout coins remaining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2">
            <text:p>AB</text:p>
          </table:table-cell>
          <table:table-cell table:style-name="ce51" office:value-type="string" calcext:value-type="string" table:number-columns-spanned="1" table:number-rows-spanned="2">
            <text:p>Request hopper coin</text:p>
          </table:table-cell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repeated="3"/>
          <table:table-cell table:style-name="ce49" office:value-type="string" calcext:value-type="string">
            <text:p>Request hopper coin</text:p>
          </table:table-cell>
          <table:table-cell table:style-name="ce46" table:formula="of:=HEX2DEC([.A176])" office:value-type="float" office:value="171" calcext:value-type="float" table:number-columns-spanned="1" table:number-rows-spanned="2">
            <text:p>171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number-columns-repeated="5" table:style-name="ce49"/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string</text:p>
          </table:table-cell>
          <table:table-cell table:style-name="ce49"/>
          <table:table-cell table:style-name="ce49" office:value-type="string" calcext:value-type="string">
            <text:p>coin name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10">
            <text:p>A9</text:p>
          </table:table-cell>
          <table:table-cell table:style-name="ce51" office:value-type="string" calcext:value-type="string" table:number-columns-spanned="1" table:number-rows-spanned="10">
            <text:p>Request address mode</text:p>
          </table:table-cell>
          <table:table-cell table:style-name="ce49" table:number-columns-spanned="1" table:number-rows-spanned="10"/>
          <table:table-cell table:style-name="ce49" table:number-columns-spanned="1" table:number-rows-spanned="10"/>
          <table:table-cell table:style-name="ce49" table:number-columns-spanned="1" table:number-rows-spanned="10"/>
          <table:table-cell table:style-name="ce49" table:number-columns-repeated="3"/>
          <table:table-cell table:style-name="ce51" office:value-type="string" calcext:value-type="string">
            <text:p>Request address mode</text:p>
          </table:table-cell>
          <table:table-cell table:style-name="ce46" table:formula="of:=HEX2DEC([.A178])" office:value-type="float" office:value="169" calcext:value-type="float" table:number-columns-spanned="1" table:number-rows-spanned="10">
            <text:p>169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float" office:value="1" calcext:value-type="float" table:number-columns-spanned="1" table:number-rows-spanned="9">
            <text:p>1</text:p>
          </table:table-cell>
          <table:table-cell table:style-name="ce49" office:value-type="string" calcext:value-type="string" table:number-columns-spanned="1" table:number-rows-spanned="9">
            <text:p>bitfield</text:p>
          </table:table-cell>
          <table:table-cell table:style-name="ce49"/>
          <table:table-cell table:style-name="ce51" office:value-type="string" calcext:value-type="string">
            <text:p>address mode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51" office:value-type="string" calcext:value-type="string">
            <text:p>B0 - Address is stored in Flash / ROM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51" office:value-type="string" calcext:value-type="string">
            <text:p>B1 - Address is stored in RAM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51" office:value-type="string" calcext:value-type="string">
            <text:p>B2 - Address is stored in EEPROM or equivalent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51" office:value-type="string" calcext:value-type="string">
            <text:p>B3 - Address selection via interface connector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51" office:value-type="string" calcext:value-type="string">
            <text:p>B4 - Address selection via PCB links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51" office:value-type="string" calcext:value-type="string">
            <text:p>B5 - Address selection via switch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51" office:value-type="string" calcext:value-type="string">
            <text:p>B6 - Address may be changed with serial commands ( volatile )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51" office:value-type="string" calcext:value-type="string">
            <text:p>B7 - Address may be changed with serial commands ( non-volatile )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2">
            <text:p>A8</text:p>
          </table:table-cell>
          <table:table-cell table:style-name="ce51" office:value-type="string" calcext:value-type="string" table:number-columns-spanned="1" table:number-rows-spanned="2">
            <text:p>Request hopper dispense count</text:p>
          </table:table-cell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repeated="3"/>
          <table:table-cell table:style-name="ce51" office:value-type="string" calcext:value-type="string">
            <text:p>Request hopper dispense count</text:p>
          </table:table-cell>
          <table:table-cell table:style-name="ce46" table:formula="of:=HEX2DEC([.A188])" office:value-type="float" office:value="168" calcext:value-type="float" table:number-columns-spanned="1" table:number-rows-spanned="2">
            <text:p>168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49" office:value-type="string" calcext:value-type="string">
            <text:p>Count [LSB]..[MSB]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3">
            <text:p>A7</text:p>
          </table:table-cell>
          <table:table-cell table:style-name="ce51" office:value-type="string" calcext:value-type="string">
            <text:p>Dispense hopper coins</text:p>
          </table:table-cell>
          <table:table-cell table:style-name="ce49" table:number-columns-repeated="6"/>
          <table:table-cell table:style-name="ce51" office:value-type="string" calcext:value-type="string">
            <text:p>Dispense hopper coins [ACK]</text:p>
          </table:table-cell>
          <table:table-cell table:style-name="ce46" table:formula="of:=HEX2DEC([.A190])" office:value-type="float" office:value="167" calcext:value-type="float" table:number-columns-spanned="1" table:number-rows-spanned="3">
            <text:p>167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variable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data</text:p>
          </table:table-cell>
          <table:table-cell table:style-name="ce49"/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51" office:value-type="string" calcext:value-type="string">
            <text:p>event counter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no. of coins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 table:number-columns-repeated="5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5">
            <text:p>A6</text:p>
          </table:table-cell>
          <table:table-cell table:style-name="ce51" office:value-type="string" calcext:value-type="string" table:number-columns-spanned="1" table:number-rows-spanned="5">
            <text:p>Request hopper status</text:p>
          </table:table-cell>
          <table:table-cell table:style-name="ce49" table:number-columns-spanned="1" table:number-rows-spanned="5"/>
          <table:table-cell table:style-name="ce49" table:number-columns-spanned="1" table:number-rows-spanned="5"/>
          <table:table-cell table:style-name="ce49" table:number-columns-spanned="1" table:number-rows-spanned="5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51" office:value-type="string" calcext:value-type="string">
            <text:p>Request hopper status</text:p>
          </table:table-cell>
          <table:table-cell table:style-name="ce46" table:formula="of:=HEX2DEC([.A193])" office:value-type="float" office:value="166" calcext:value-type="float" table:number-columns-spanned="1" table:number-rows-spanned="5">
            <text:p>166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51" office:value-type="string" calcext:value-type="string">
            <text:p>event counter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51" office:value-type="string" calcext:value-type="string">
            <text:p>payout coins remaining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51" office:value-type="string" calcext:value-type="string">
            <text:p>last payout : coins paid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table:number-columns-repeated="3"/>
          <table:table-cell table:style-name="ce51" office:value-type="string" calcext:value-type="string">
            <text:p>last payout : coins unpaid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2">
            <text:p>A5</text:p>
          </table:table-cell>
          <table:table-cell table:style-name="ce51" office:value-type="string" calcext:value-type="string">
            <text:p>Modify variable set</text:p>
          </table:table-cell>
          <table:table-cell table:style-name="ce49" table:number-columns-repeated="3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51" office:value-type="string" calcext:value-type="string" table:number-columns-spanned="1" table:number-rows-spanned="2">
            <text:p>Modify variable set [ACK]</text:p>
          </table:table-cell>
          <table:table-cell table:style-name="ce46" table:formula="of:=HEX2DEC([.A198])" office:value-type="float" office:value="165" calcext:value-type="float" table:number-columns-spanned="1" table:number-rows-spanned="2">
            <text:p>165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variable</text:p>
          </table:table-cell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data</text:p>
          </table:table-cell>
          <table:table-cell table:style-name="ce49"/>
          <table:covered-table-cell table:number-columns-repeated="4" table:style-name="ce49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3">
            <text:p>A4</text:p>
          </table:table-cell>
          <table:table-cell table:style-name="ce51" office:value-type="string" calcext:value-type="string">
            <text:p>Enable hopper</text:p>
          </table:table-cell>
          <table:table-cell table:style-name="ce49" table:number-columns-repeated="3"/>
          <table:table-cell table:style-name="ce49" table:number-columns-spanned="1" table:number-rows-spanned="3"/>
          <table:table-cell table:style-name="ce49" table:number-columns-repeated="2"/>
          <table:table-cell table:style-name="ce51" office:value-type="string" calcext:value-type="string" table:number-columns-spanned="1" table:number-rows-spanned="3">
            <text:p>Enable hopper [ACK]</text:p>
          </table:table-cell>
          <table:table-cell table:style-name="ce46" table:formula="of:=HEX2DEC([.A200])" office:value-type="float" office:value="164" calcext:value-type="float" table:number-columns-spanned="1" table:number-rows-spanned="3">
            <text:p>164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enable code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covered-table-cell table:style-name="ce49"/>
          <table:table-cell table:style-name="ce49" table:number-columns-repeated="2"/>
          <table:covered-table-cell table:style-name="ce49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magic number</text:p>
          </table:table-cell>
          <table:table-cell table:style-name="ce49" table:number-columns-repeated="2"/>
          <table:table-cell table:style-name="ce49" office:value-type="float" office:value="165" calcext:value-type="float">
            <text:p>165</text:p>
          </table:table-cell>
          <table:covered-table-cell table:style-name="ce49"/>
          <table:table-cell table:style-name="ce49" table:number-columns-repeated="2"/>
          <table:covered-table-cell table:style-name="ce49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11">
            <text:p>A3</text:p>
          </table:table-cell>
          <table:table-cell table:style-name="ce51" office:value-type="string" calcext:value-type="string" table:number-columns-spanned="1" table:number-rows-spanned="11">
            <text:p>Test hopper</text:p>
          </table:table-cell>
          <table:table-cell table:style-name="ce49" table:number-columns-spanned="1" table:number-rows-spanned="11"/>
          <table:table-cell table:style-name="ce49" table:number-columns-spanned="1" table:number-rows-spanned="11"/>
          <table:table-cell table:style-name="ce49" table:number-columns-spanned="1" table:number-rows-spanned="11"/>
          <table:table-cell table:style-name="ce49" table:number-columns-repeated="3"/>
          <table:table-cell table:style-name="ce49" office:value-type="string" calcext:value-type="string">
            <text:p>Test hopper</text:p>
          </table:table-cell>
          <table:table-cell table:style-name="ce46" table:formula="of:=HEX2DEC([.A203])" office:value-type="float" office:value="163" calcext:value-type="float" table:number-columns-spanned="1" table:number-rows-spanned="11">
            <text:p>163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float" office:value="1" calcext:value-type="float" table:number-columns-spanned="1" table:number-rows-spanned="9">
            <text:p>1</text:p>
          </table:table-cell>
          <table:table-cell table:style-name="ce49" office:value-type="string" calcext:value-type="string" table:number-columns-spanned="1" table:number-rows-spanned="9">
            <text:p>bitfield</text:p>
          </table:table-cell>
          <table:table-cell table:style-name="ce49"/>
          <table:table-cell table:style-name="ce51" office:value-type="string" calcext:value-type="string">
            <text:p>hopper status register 1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51" office:value-type="string" calcext:value-type="string">
            <text:p>Bit 0 - Absolute maximum current exceeded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51" office:value-type="string" calcext:value-type="string">
            <text:p>Bit 1 - Payout timeout occurred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51" office:value-type="string" calcext:value-type="string">
            <text:p>Bit 2 - Motor reversed during last payout to clear a jam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51" office:value-type="string" calcext:value-type="string">
            <text:p>Bit 3 - Opto fraud attempt, path blocked during idle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51" office:value-type="string" calcext:value-type="string">
            <text:p>Bit 4 - Opto fraud attempt, short-circuit during idle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51" office:value-type="string" calcext:value-type="string">
            <text:p>Bit 5 - Opto blocked permanently during payout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51" office:value-type="string" calcext:value-type="string">
            <text:p>Bit 6 - Power-up detected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5" table:style-name="ce49"/>
          <table:table-cell table:style-name="ce49"/>
          <table:table-cell table:style-name="ce51" office:value-type="string" calcext:value-type="string">
            <text:p>Bit 7 - Payout disabled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data</text:p>
          </table:table-cell>
          <table:table-cell table:style-name="ce49"/>
          <table:table-cell table:style-name="ce51" office:value-type="string" calcext:value-type="string">
            <text:p>hopper status register 2, 3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2">
            <text:p>A1</text:p>
          </table:table-cell>
          <table:table-cell table:style-name="ce51" office:value-type="string" calcext:value-type="string">
            <text:p>Pump RNG</text:p>
          </table:table-cell>
          <table:table-cell table:style-name="ce49" table:number-columns-repeated="3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51" office:value-type="string" calcext:value-type="string" table:number-columns-spanned="1" table:number-rows-spanned="2">
            <text:p>Pump RNG [ACK]</text:p>
          </table:table-cell>
          <table:table-cell table:style-name="ce46" table:formula="of:=HEX2DEC([.A214])" office:value-type="float" office:value="161" calcext:value-type="float" table:number-columns-spanned="1" table:number-rows-spanned="2">
            <text:p>161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table-cell table:style-name="ce51" office:value-type="string" calcext:value-type="string">
            <text:p>variable</text:p>
          </table:table-cell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data</text:p>
          </table:table-cell>
          <table:table-cell table:style-name="ce49"/>
          <table:covered-table-cell table:number-columns-repeated="4" table:style-name="ce49"/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2">
            <text:p>A0</text:p>
          </table:table-cell>
          <table:table-cell table:style-name="ce51" office:value-type="string" calcext:value-type="string" table:number-columns-spanned="1" table:number-rows-spanned="2">
            <text:p>Request cipher key</text:p>
          </table:table-cell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repeated="3"/>
          <table:table-cell table:style-name="ce51" office:value-type="string" calcext:value-type="string">
            <text:p>Request cipher key</text:p>
          </table:table-cell>
          <table:table-cell table:style-name="ce46" table:formula="of:=HEX2DEC([.A216])" office:value-type="float" office:value="160" calcext:value-type="float" table:number-columns-spanned="1" table:number-rows-spanned="2">
            <text:p>160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data</text:p>
          </table:table-cell>
          <table:table-cell table:style-name="ce49"/>
          <table:table-cell table:style-name="ce51" office:value-type="string" calcext:value-type="string">
            <text:p>variable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>
            <text:p>04</text:p>
          </table:table-cell>
          <table:table-cell table:style-name="ce49" office:value-type="string" calcext:value-type="string">
            <text:p>Request Comms Revision </text:p>
          </table:table-cell>
          <table:table-cell table:style-name="ce49" table:number-columns-repeated="6"/>
          <table:table-cell table:style-name="ce49" office:value-type="string" calcext:value-type="string">
            <text:p>Request Comms Revision </text:p>
          </table:table-cell>
          <table:table-cell table:style-name="ce46" table:formula="of:=HEX2DEC([.A218])" office:value-type="float" office:value="4" calcext:value-type="float" table:number-columns-spanned="1" table:number-rows-spanned="4">
            <text:p>4</text:p>
          </table:table-cell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5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49" office:value-type="string" calcext:value-type="string">
            <text:p>release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5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49" office:value-type="string" calcext:value-type="string">
            <text:p>major revision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table:number-columns-repeated="5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49" office:value-type="string" calcext:value-type="string">
            <text:p>minor revision</text:p>
          </table:table-cell>
          <table:covered-table-cell table:style-name="ce46"/>
          <table:table-cell table:style-name="ce65" table:number-columns-repeated="1013"/>
          <table:table-cell/>
        </table:table-row>
        <table:table-row table:style-name="ro1">
          <table:table-cell table:style-name="ce49" office:value-type="string" calcext:value-type="string">
            <text:p>03</text:p>
          </table:table-cell>
          <table:table-cell table:style-name="ce51" office:value-type="string" calcext:value-type="string">
            <text:p>Clear comms status variables</text:p>
          </table:table-cell>
          <table:table-cell table:style-name="ce49" table:number-columns-repeated="6"/>
          <table:table-cell table:style-name="ce62" office:value-type="string" calcext:value-type="string">
            <text:p>Clear comms status variables [ACK]</text:p>
          </table:table-cell>
          <table:table-cell table:style-name="ce46" table:formula="of:=HEX2DEC([.A222])" office:value-type="float" office:value="3" calcext:value-type="float">
            <text:p>3</text:p>
          </table:table-cell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string" calcext:value-type="string" table:number-columns-spanned="1" table:number-rows-spanned="4">
            <text:p>02</text:p>
          </table:table-cell>
          <table:table-cell table:style-name="ce51" office:value-type="string" calcext:value-type="string" table:number-columns-spanned="1" table:number-rows-spanned="4">
            <text:p>Request comms status variables</text:p>
          </table:table-cell>
          <table:table-cell table:style-name="ce49" table:number-columns-spanned="1" table:number-rows-spanned="4"/>
          <table:table-cell table:style-name="ce49" table:number-columns-spanned="1" table:number-rows-spanned="4"/>
          <table:table-cell table:style-name="ce49" table:number-columns-spanned="1" table:number-rows-spanned="4"/>
          <table:table-cell table:style-name="ce49" table:number-columns-repeated="3"/>
          <table:table-cell table:style-name="ce51" office:value-type="string" calcext:value-type="string">
            <text:p>Request comms status variables</text:p>
          </table:table-cell>
          <table:table-cell table:style-name="ce46" table:formula="of:=HEX2DEC([.A223])" office:value-type="float" office:value="2" calcext:value-type="float" table:number-columns-spanned="1" table:number-rows-spanned="4">
            <text:p>2</text:p>
          </table:table-cell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51" office:value-type="string" calcext:value-type="string">
            <text:p>rx timeouts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51" office:value-type="string" calcext:value-type="string">
            <text:p>rx bytes ignored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covered-table-cell table:style-name="ce49"/>
          <table:covered-table-cell table:style-name="ce51"/>
          <table:covered-table-cell table:number-columns-repeated="3"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mber</text:p>
          </table:table-cell>
          <table:table-cell table:style-name="ce49"/>
          <table:table-cell table:style-name="ce51" office:value-type="string" calcext:value-type="string">
            <text:p>rx bad checksums</text:p>
          </table:table-cell>
          <table:covered-table-cell table:style-name="ce46"/>
          <table:table-cell table:style-name="ce65" table:number-columns-repeated="1013"/>
          <table:table-cell table:style-name="ce48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Reset device</text:p>
          </table:table-cell>
          <table:table-cell table:style-name="ce49" table:number-columns-repeated="6"/>
          <table:table-cell table:style-name="ce49" office:value-type="string" calcext:value-type="string">
            <text:p>Reset device. replies with ACK after the execution of a soft reset</text:p>
          </table:table-cell>
          <table:table-cell table:style-name="ce46" table:formula="of:=HEX2DEC([.A227])" office:value-type="float" office:value="1" calcext:value-type="float">
            <text:p>1</text:p>
          </table:table-cell>
          <table:table-cell table:style-name="ce65" table:number-columns-repeated="1013"/>
          <table:table-cell/>
        </table:table-row>
        <table:table-row table:style-name="ro1" table:number-rows-repeated="1048336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ct_commands-MicroHard-H10" table:style-name="ta1">
        <table:table-column table:style-name="co14" table:default-cell-style-name="ce66"/>
        <table:table-column table:style-name="co12" table:default-cell-style-name="ce67"/>
        <table:table-column table:style-name="co15" table:default-cell-style-name="ce67"/>
        <table:table-column table:style-name="co12" table:number-columns-repeated="8" table:default-cell-style-name="ce67"/>
        <table:table-column table:style-name="co11" table:number-columns-repeated="1013" table:default-cell-style-name="ce72"/>
        <table:table-row table:style-name="ro1">
          <table:table-cell/>
          <table:table-cell table:style-name="ce68" office:value-type="string" calcext:value-type="string">
            <text:p>Command (HEX)</text:p>
          </table:table-cell>
          <table:table-cell table:style-name="ce68" office:value-type="string" calcext:value-type="string">
            <text:p>Command description</text:p>
          </table:table-cell>
          <table:table-cell table:style-name="ce68" office:value-type="string" calcext:value-type="string">
            <text:p>Command parameter length (DEC)</text:p>
          </table:table-cell>
          <table:table-cell table:style-name="ce68" office:value-type="string" calcext:value-type="string">
            <text:p>Command parameter type</text:p>
          </table:table-cell>
          <table:table-cell table:style-name="ce68" office:value-type="string" calcext:value-type="string">
            <text:p>Command parameter value (DEC)</text:p>
          </table:table-cell>
          <table:table-cell table:style-name="ce68" office:value-type="string" calcext:value-type="string">
            <text:p>Reply parameter length (DEC)</text:p>
          </table:table-cell>
          <table:table-cell table:style-name="ce68" office:value-type="string" calcext:value-type="string">
            <text:p>Reply parameter type</text:p>
          </table:table-cell>
          <table:table-cell table:style-name="ce68" office:value-type="string" calcext:value-type="string">
            <text:p>Reply parameter value (DEC)</text:p>
          </table:table-cell>
          <table:table-cell table:style-name="ce68" office:value-type="string" calcext:value-type="string">
            <text:p>Reply description</text:p>
          </table:table-cell>
          <table:table-cell table:style-name="ce68" office:value-type="string" calcext:value-type="string">
            <text:p>Comment</text:p>
          </table:table-cell>
          <table:table-cell table:number-columns-repeated="1013"/>
        </table:table-row>
        <table:table-row table:style-name="ro1">
          <table:table-cell table:style-name="ce67" office:value-type="string" calcext:value-type="string">
            <text:p>254 </text:p>
          </table:table-cell>
          <table:table-cell table:style-name="Default" table:formula="of:=DEC2HEX([.A2];2)" office:value-type="string" office:string-value="FE" calcext:value-type="string">
            <text:p>FE</text:p>
          </table:table-cell>
          <table:table-cell table:style-name="ce71" office:value-type="string" calcext:value-type="string">
            <text:p>simple poll </text:p>
          </table:table-cell>
          <table:table-cell office:value-type="string" calcext:value-type="string">
            <text:p>0 </text:p>
          </table:table-cell>
          <table:table-cell table:style-name="Default"/>
          <table:table-cell/>
          <table:table-cell office:value-type="string" calcext:value-type="string">
            <text:p>0 </text:p>
          </table:table-cell>
          <table:table-cell table:style-name="Default"/>
          <table:table-cell table:style-name="ce66"/>
          <table:table-cell table:number-columns-repeated="1015"/>
        </table:table-row>
        <table:table-row table:style-name="ro1">
          <table:table-cell table:style-name="ce67" office:value-type="string" calcext:value-type="string">
            <text:p>253 </text:p>
          </table:table-cell>
          <table:table-cell table:style-name="Default" table:formula="of:=DEC2HEX([.A3];2)" office:value-type="string" office:string-value="FD" calcext:value-type="string">
            <text:p>FD</text:p>
          </table:table-cell>
          <table:table-cell table:style-name="ce71" office:value-type="string" calcext:value-type="string">
            <text:p>address poll </text:p>
          </table:table-cell>
          <table:table-cell office:value-type="string" calcext:value-type="string">
            <text:p>0 </text:p>
          </table:table-cell>
          <table:table-cell table:style-name="Default"/>
          <table:table-cell/>
          <table:table-cell office:value-type="string" calcext:value-type="string">
            <text:p>0 </text:p>
          </table:table-cell>
          <table:table-cell table:style-name="Default"/>
          <table:table-cell table:style-name="ce66"/>
          <table:table-cell table:number-columns-repeated="1015"/>
        </table:table-row>
        <table:table-row table:style-name="ro1">
          <table:table-cell table:style-name="ce67" office:value-type="string" calcext:value-type="string">
            <text:p>252 </text:p>
          </table:table-cell>
          <table:table-cell table:style-name="Default" table:formula="of:=DEC2HEX([.A4];2)" office:value-type="string" office:string-value="FC" calcext:value-type="string">
            <text:p>FC</text:p>
          </table:table-cell>
          <table:table-cell table:style-name="ce71" office:value-type="string" calcext:value-type="string">
            <text:p>address clash </text:p>
          </table:table-cell>
          <table:table-cell office:value-type="string" calcext:value-type="string">
            <text:p>0 </text:p>
          </table:table-cell>
          <table:table-cell table:style-name="Default"/>
          <table:table-cell/>
          <table:table-cell office:value-type="string" calcext:value-type="string">
            <text:p>0 </text:p>
          </table:table-cell>
          <table:table-cell table:style-name="Default"/>
          <table:table-cell table:style-name="ce66"/>
          <table:table-cell table:number-columns-repeated="1015"/>
        </table:table-row>
        <table:table-row table:style-name="ro1">
          <table:table-cell table:style-name="ce67" office:value-type="string" calcext:value-type="string">
            <text:p>251</text:p>
          </table:table-cell>
          <table:table-cell table:style-name="Default" table:formula="of:=DEC2HEX([.A5];2)" office:value-type="string" office:string-value="FB" calcext:value-type="string">
            <text:p>FB</text:p>
          </table:table-cell>
          <table:table-cell table:style-name="ce71" office:value-type="string" calcext:value-type="string">
            <text:p>address change </text:p>
          </table:table-cell>
          <table:table-cell office:value-type="string" calcext:value-type="string">
            <text:p>1 </text:p>
          </table:table-cell>
          <table:table-cell table:style-name="Default" table:number-columns-repeated="2"/>
          <table:table-cell office:value-type="string" calcext:value-type="string">
            <text:p>0 </text:p>
          </table:table-cell>
          <table:table-cell table:style-name="Default"/>
          <table:table-cell table:style-name="ce66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Default" office:value-type="string" calcext:value-type="string">
            <text:p><text:s/>[new address] </text:p>
          </table:table-cell>
          <table:table-cell office:value-type="string" calcext:value-type="string">
            <text:p>1 </text:p>
          </table:table-cell>
          <table:table-cell table:style-name="Default" office:value-type="string" calcext:value-type="string">
            <text:p>number</text:p>
          </table:table-cell>
          <table:table-cell table:style-name="Default"/>
          <table:table-cell/>
          <table:table-cell table:style-name="Default"/>
          <table:table-cell table:style-name="ce66"/>
          <table:table-cell table:number-columns-repeated="1015"/>
        </table:table-row>
        <table:table-row table:style-name="ro1">
          <table:table-cell table:style-name="ce67" office:value-type="string" calcext:value-type="string">
            <text:p>250 </text:p>
          </table:table-cell>
          <table:table-cell table:style-name="Default" table:formula="of:=DEC2HEX([.A7];2)" office:value-type="string" office:string-value="FA" calcext:value-type="string">
            <text:p>FA</text:p>
          </table:table-cell>
          <table:table-cell table:style-name="ce71" office:value-type="string" calcext:value-type="string">
            <text:p>address random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office:value-type="string" calcext:value-type="string">
            <text:p>0 </text:p>
          </table:table-cell>
          <table:table-cell table:style-name="Default"/>
          <table:table-cell table:style-name="ce66"/>
          <table:table-cell table:number-columns-repeated="1015"/>
        </table:table-row>
        <table:table-row table:style-name="ro1">
          <table:table-cell table:style-name="ce67" office:value-type="string" calcext:value-type="string">
            <text:p>249 </text:p>
          </table:table-cell>
          <table:table-cell table:style-name="Default" table:formula="of:=DEC2HEX([.A8];2)" office:value-type="string" office:string-value="F9" calcext:value-type="string">
            <text:p>F9</text:p>
          </table:table-cell>
          <table:table-cell table:style-name="ce71" office:value-type="string" calcext:value-type="string">
            <text:p>request polling priority 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style-name="Default"/>
          <table:table-cell office:value-type="string" calcext:value-type="string">
            <text:p>2 </text:p>
          </table:table-cell>
          <table:table-cell office:value-type="string" calcext:value-type="string">
            <text:p>50,2</text:p>
          </table:table-cell>
          <table:table-cell table:style-name="Default"/>
          <table:table-cell office:value-type="string" calcext:value-type="string">
            <text:p>50,2</text:p>
          </table:table-cell>
          <table:table-cell table:number-columns-repeated="1014"/>
        </table:table-row>
        <table:table-row table:style-name="ro1">
          <table:table-cell table:style-name="ce67"/>
          <table:table-cell table:style-name="Default"/>
          <table:table-cell table:style-name="ce71"/>
          <table:table-cell table:style-name="ce66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67" office:value-type="string" calcext:value-type="string">
            <text:p>248 </text:p>
          </table:table-cell>
          <table:table-cell table:style-name="Default" table:formula="of:=DEC2HEX([.A10];2)" office:value-type="string" office:string-value="F8" calcext:value-type="string">
            <text:p>F8</text:p>
          </table:table-cell>
          <table:table-cell table:style-name="ce71" office:value-type="string" calcext:value-type="string">
            <text:p>request status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 table:number-columns-repeated="2"/>
          <table:table-cell table:style-name="Default"/>
          <table:table-cell office:value-type="string" calcext:value-type="string">
            <text:p>1 <text:s/></text:p>
          </table:table-cell>
          <table:table-cell office:value-type="string" calcext:value-type="string">
            <text:p>bitfield</text:p>
          </table:table-cell>
          <table:table-cell table:style-name="Default"/>
          <table:table-cell office:value-type="string" calcext:value-type="string">
            <text:p>1 byte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246 </text:p>
          </table:table-cell>
          <table:table-cell table:style-name="Default" table:formula="of:=DEC2HEX([.A12];2)" office:value-type="string" office:string-value="F6" calcext:value-type="string">
            <text:p>F6</text:p>
          </table:table-cell>
          <table:table-cell table:style-name="ce71" office:value-type="string" calcext:value-type="string">
            <text:p>request man. ID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67"/>
          <table:table-cell table:style-name="Default"/>
          <table:table-cell table:style-name="ce71"/>
          <table:table-cell table:number-columns-repeated="2"/>
          <table:table-cell table:style-name="Default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MicroHard.Srl.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245 </text:p>
          </table:table-cell>
          <table:table-cell table:style-name="Default" table:formula="of:=DEC2HEX([.A14];2)" office:value-type="string" office:string-value="F5" calcext:value-type="string">
            <text:p>F5</text:p>
          </table:table-cell>
          <table:table-cell table:style-name="ce71" office:value-type="string" calcext:value-type="string">
            <text:p>request equipement category ID 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 table:style-name="ce66"/>
          <table:table-cell/>
          <table:table-cell table:style-name="Default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Coin Acceptor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244 </text:p>
          </table:table-cell>
          <table:table-cell table:style-name="Default" table:formula="of:=DEC2HEX([.A16];2)" office:value-type="string" office:string-value="F4" calcext:value-type="string">
            <text:p>F4</text:p>
          </table:table-cell>
          <table:table-cell table:style-name="ce71" office:value-type="string" calcext:value-type="string">
            <text:p>request product code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 table:number-columns-repeated="2"/>
          <table:table-cell table:style-name="Default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H10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243 </text:p>
          </table:table-cell>
          <table:table-cell table:style-name="Default" table:formula="of:=DEC2HEX([.A18];2)" office:value-type="string" office:string-value="F3" calcext:value-type="string">
            <text:p>F3</text:p>
          </table:table-cell>
          <table:table-cell table:style-name="ce71" office:value-type="string" calcext:value-type="string">
            <text:p>request database version 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 table:style-name="ce66"/>
          <table:table-cell/>
          <table:table-cell table:style-name="Default"/>
          <table:table-cell office:value-type="string" calcext:value-type="string">
            <text:p>1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67" office:value-type="string" calcext:value-type="string">
            <text:p>242 </text:p>
          </table:table-cell>
          <table:table-cell table:style-name="Default" table:formula="of:=DEC2HEX([.A20];2)" office:value-type="string" office:string-value="F2" calcext:value-type="string">
            <text:p>F2</text:p>
          </table:table-cell>
          <table:table-cell table:style-name="ce71" office:value-type="string" calcext:value-type="string">
            <text:p>request serial number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 table:number-columns-repeated="2"/>
          <table:table-cell table:style-name="Default"/>
          <table:table-cell office:value-type="string" calcext:value-type="string">
            <text:p>3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lsb,…,msb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241 </text:p>
          </table:table-cell>
          <table:table-cell table:style-name="Default" table:formula="of:=DEC2HEX([.A22];2)" office:value-type="string" office:string-value="F1" calcext:value-type="string">
            <text:p>F1</text:p>
          </table:table-cell>
          <table:table-cell table:style-name="ce71" office:value-type="string" calcext:value-type="string">
            <text:p>request software revision 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 table:style-name="ce66"/>
          <table:table-cell/>
          <table:table-cell table:style-name="Default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5.2/2.5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240 </text:p>
          </table:table-cell>
          <table:table-cell table:style-name="Default" table:formula="of:=DEC2HEX([.A24];2)" office:value-type="string" office:string-value="F0" calcext:value-type="string">
            <text:p>F0</text:p>
          </table:table-cell>
          <table:table-cell table:style-name="ce71" office:value-type="string" calcext:value-type="string">
            <text:p>Test solenoid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office:value-type="string" calcext:value-type="string">
            <text:p>0 </text:p>
          </table:table-cell>
          <table:table-cell table:style-name="ce66"/>
          <table:table-cell table:style-name="Default"/>
          <table:table-cell table:number-columns-repeated="1015"/>
        </table:table-row>
        <table:table-row table:style-name="ro1">
          <table:table-cell table:style-name="ce67" office:value-type="string" calcext:value-type="string">
            <text:p>236 </text:p>
          </table:table-cell>
          <table:table-cell table:style-name="Default" table:formula="of:=DEC2HEX([.A25];2)" office:value-type="string" office:string-value="EC" calcext:value-type="string">
            <text:p>EC</text:p>
          </table:table-cell>
          <table:table-cell table:style-name="ce71" office:value-type="string" calcext:value-type="string">
            <text:p>read opto states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office:value-type="string" calcext:value-type="string">
            <text:p>1 <text:s/></text:p>
          </table:table-cell>
          <table:table-cell office:value-type="string" calcext:value-type="string">
            <text:p>1 byt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67" office:value-type="string" calcext:value-type="string">
            <text:p>232 </text:p>
          </table:table-cell>
          <table:table-cell table:style-name="Default" table:formula="of:=DEC2HEX([.A27];2)" office:value-type="string" office:string-value="E8" calcext:value-type="string">
            <text:p>E8</text:p>
          </table:table-cell>
          <table:table-cell table:style-name="ce71" office:value-type="string" calcext:value-type="string">
            <text:p>perform self test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office:value-type="string" calcext:value-type="string">
            <text:p>1 <text:s/></text:p>
          </table:table-cell>
          <table:table-cell office:value-type="string" calcext:value-type="string">
            <text:p>1 byt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67" office:value-type="string" calcext:value-type="string">
            <text:p>231</text:p>
          </table:table-cell>
          <table:table-cell table:style-name="Default" table:formula="of:=DEC2HEX([.A29];2)" office:value-type="string" office:string-value="E7" calcext:value-type="string">
            <text:p>E7</text:p>
          </table:table-cell>
          <table:table-cell table:style-name="ce71" office:value-type="string" calcext:value-type="string">
            <text:p>modify inhibit </text:p>
          </table:table-cell>
          <table:table-cell office:value-type="string" calcext:value-type="string">
            <text:p>2 </text:p>
          </table:table-cell>
          <table:table-cell/>
          <table:table-cell table:style-name="Default"/>
          <table:table-cell office:value-type="string" calcext:value-type="string">
            <text:p>0 </text:p>
          </table:table-cell>
          <table:table-cell table:style-name="ce66"/>
          <table:table-cell table:style-name="Default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 office:value-type="string" calcext:value-type="string">
            <text:p>Bit 1</text:p>
          </table:table-cell>
          <table:table-cell office:value-type="string" calcext:value-type="string">
            <text:p>1 </text:p>
          </table:table-cell>
          <table:table-cell office:value-type="string" calcext:value-type="string">
            <text:p>bitfield</text:p>
          </table:table-cell>
          <table:table-cell table:style-name="Default"/>
          <table:table-cell/>
          <table:table-cell table:style-name="ce66"/>
          <table:table-cell table:style-name="Default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 office:value-type="string" calcext:value-type="string">
            <text:p>Bit 2</text:p>
          </table:table-cell>
          <table:table-cell office:value-type="string" calcext:value-type="string">
            <text:p>1 </text:p>
          </table:table-cell>
          <table:table-cell office:value-type="string" calcext:value-type="string">
            <text:p>bitfield</text:p>
          </table:table-cell>
          <table:table-cell table:style-name="Default"/>
          <table:table-cell/>
          <table:table-cell table:style-name="ce66"/>
          <table:table-cell table:style-name="Default"/>
          <table:table-cell table:number-columns-repeated="1015"/>
        </table:table-row>
        <table:table-row table:style-name="ro1">
          <table:table-cell table:style-name="ce67" office:value-type="string" calcext:value-type="string">
            <text:p>230 </text:p>
          </table:table-cell>
          <table:table-cell table:style-name="Default" table:formula="of:=DEC2HEX([.A32];2)" office:value-type="string" office:string-value="E6" calcext:value-type="string">
            <text:p>E6</text:p>
          </table:table-cell>
          <table:table-cell table:style-name="ce71" office:value-type="string" calcext:value-type="string">
            <text:p>request inh. Status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/>
          <table:table-cell table:style-name="Default"/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bitfield</text:p>
          </table:table-cell>
          <table:table-cell table:style-name="Default"/>
          <table:table-cell office:value-type="string" calcext:value-type="string">
            <text:p>[m1]</text:p>
          </table:table-cell>
          <table:table-cell table:number-columns-repeated="1014"/>
        </table:table-row>
        <table:table-row table:style-name="ro1">
          <table:table-cell table:style-name="ce67"/>
          <table:table-cell table:style-name="Default"/>
          <table:table-cell table:style-name="ce71"/>
          <table:table-cell/>
          <table:table-cell table:style-name="Default"/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bitfield</text:p>
          </table:table-cell>
          <table:table-cell table:style-name="Default"/>
          <table:table-cell office:value-type="string" calcext:value-type="string">
            <text:p>[m2]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229 </text:p>
          </table:table-cell>
          <table:table-cell table:style-name="Default" table:formula="of:=DEC2HEX([.A35];2)" office:value-type="string" office:string-value="E5" calcext:value-type="string">
            <text:p>E5</text:p>
          </table:table-cell>
          <table:table-cell table:style-name="ce71" office:value-type="string" calcext:value-type="string">
            <text:p>read buffered data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/>
          <table:table-cell table:style-name="Default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 table:style-name="Default"/>
          <table:table-cell office:value-type="string" calcext:value-type="string">
            <text:p>lsb,…,msb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228</text:p>
          </table:table-cell>
          <table:table-cell table:style-name="Default" table:formula="of:=DEC2HEX([.A37];2)" office:value-type="string" office:string-value="E4" calcext:value-type="string">
            <text:p>E4</text:p>
          </table:table-cell>
          <table:table-cell table:style-name="ce71" office:value-type="string" calcext:value-type="string">
            <text:p>modify master inhibit status </text:p>
          </table:table-cell>
          <table:table-cell table:style-name="ce66" office:value-type="float" office:value="1" calcext:value-type="float">
            <text:p>1</text:p>
          </table:table-cell>
          <table:table-cell table:style-name="Default" office:value-type="string" calcext:value-type="string">
            <text:p><text:s/>[m1] </text:p>
          </table:table-cell>
          <table:table-cell/>
          <table:table-cell office:value-type="string" calcext:value-type="string">
            <text:p>0 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67" office:value-type="string" calcext:value-type="string">
            <text:p>227 </text:p>
          </table:table-cell>
          <table:table-cell table:style-name="Default" table:formula="of:=DEC2HEX([.A38];2)" office:value-type="string" office:string-value="E3" calcext:value-type="string">
            <text:p>E3</text:p>
          </table:table-cell>
          <table:table-cell table:style-name="ce71" office:value-type="string" calcext:value-type="string">
            <text:p>request master inhibit status </text:p>
          </table:table-cell>
          <table:table-cell table:style-name="ce66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 table:style-name="ce66"/>
          <table:table-cell table:style-name="Default"/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bitfield</text:p>
          </table:table-cell>
          <table:table-cell table:style-name="Default"/>
          <table:table-cell office:value-type="string" calcext:value-type="string">
            <text:p>1 byte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210</text:p>
          </table:table-cell>
          <table:table-cell table:style-name="Default" table:formula="of:=DEC2HEX([.A40];2)" office:value-type="string" office:string-value="D2" calcext:value-type="string">
            <text:p>D2</text:p>
          </table:table-cell>
          <table:table-cell table:style-name="ce71" office:value-type="string" calcext:value-type="string">
            <text:p>modify sorter path </text:p>
          </table:table-cell>
          <table:table-cell office:value-type="string" calcext:value-type="string">
            <text:p>2 </text:p>
          </table:table-cell>
          <table:table-cell office:value-type="string" calcext:value-type="string">
            <text:p>[canale],[sorter] </text:p>
          </table:table-cell>
          <table:table-cell/>
          <table:table-cell office:value-type="string" calcext:value-type="string">
            <text:p>0 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 office:value-type="string" calcext:value-type="string">
            <text:p>channel</text:p>
          </table:table-cell>
          <table:table-cell/>
          <table:table-cell table:style-name="Default" office:value-type="string" calcext:value-type="string">
            <text:p>number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 office:value-type="string" calcext:value-type="string">
            <text:p>sorter</text:p>
          </table:table-cell>
          <table:table-cell/>
          <table:table-cell table:style-name="Default" office:value-type="string" calcext:value-type="string">
            <text:p>number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67" office:value-type="string" calcext:value-type="string">
            <text:p>209</text:p>
          </table:table-cell>
          <table:table-cell table:style-name="Default" table:formula="of:=DEC2HEX([.A43];2)" office:value-type="string" office:string-value="D1" calcext:value-type="string">
            <text:p>D1</text:p>
          </table:table-cell>
          <table:table-cell table:style-name="ce71" office:value-type="string" calcext:value-type="string">
            <text:p>request sorter path </text:p>
          </table:table-cell>
          <table:table-cell office:value-type="string" calcext:value-type="string">
            <text:p>1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 office:value-type="string" calcext:value-type="string">
            <text:p>channel</text:p>
          </table:table-cell>
          <table:table-cell/>
          <table:table-cell table:style-name="Default" office:value-type="string" calcext:value-type="string">
            <text:p>number</text:p>
          </table:table-cell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1 byte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197 </text:p>
          </table:table-cell>
          <table:table-cell table:style-name="Default" table:formula="of:=DEC2HEX([.A45];2)" office:value-type="string" office:string-value="C5" calcext:value-type="string">
            <text:p>C5</text:p>
          </table:table-cell>
          <table:table-cell table:style-name="ce71" office:value-type="string" calcext:value-type="string">
            <text:p>calculate rom checksum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/>
          <table:table-cell table:style-name="Default"/>
          <table:table-cell/>
          <table:table-cell office:value-type="string" calcext:value-type="string">
            <text:p>4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lsb,…,msb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196 </text:p>
          </table:table-cell>
          <table:table-cell table:style-name="Default" table:formula="of:=DEC2HEX([.A47];2)" office:value-type="string" office:string-value="C4" calcext:value-type="string">
            <text:p>C4</text:p>
          </table:table-cell>
          <table:table-cell table:style-name="ce71" office:value-type="string" calcext:value-type="string">
            <text:p>request creation date </text:p>
          </table:table-cell>
          <table:table-cell office:value-type="string" calcext:value-type="string">
            <text:p>0 </text:p>
          </table:table-cell>
          <table:table-cell table:style-name="Default"/>
          <table:table-cell/>
          <table:table-cell office:value-type="string" calcext:value-type="string">
            <text:p>2 <text:s/></text:p>
          </table:table-cell>
          <table:table-cell office:value-type="string" calcext:value-type="string">
            <text:p>lsb,msb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67" office:value-type="string" calcext:value-type="string">
            <text:p>195 </text:p>
          </table:table-cell>
          <table:table-cell table:style-name="Default" table:formula="of:=DEC2HEX([.A49];2)" office:value-type="string" office:string-value="C3" calcext:value-type="string">
            <text:p>C3</text:p>
          </table:table-cell>
          <table:table-cell table:style-name="ce71" office:value-type="string" calcext:value-type="string">
            <text:p>request last modification date </text:p>
          </table:table-cell>
          <table:table-cell table:style-name="ce66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2 <text:s/></text:p>
          </table:table-cell>
          <table:table-cell office:value-type="string" calcext:value-type="string">
            <text:p>lsb,msb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 table:style-name="ce66"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67" office:value-type="string" calcext:value-type="string">
            <text:p>194 </text:p>
          </table:table-cell>
          <table:table-cell table:style-name="Default" table:formula="of:=DEC2HEX([.A51];2)" office:value-type="string" office:string-value="C2" calcext:value-type="string">
            <text:p>C2</text:p>
          </table:table-cell>
          <table:table-cell table:style-name="ce71" office:value-type="string" calcext:value-type="string">
            <text:p>request reject counter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/>
          <table:table-cell table:style-name="Default"/>
          <table:table-cell/>
          <table:table-cell office:value-type="string" calcext:value-type="string">
            <text:p>3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lsb,…,msb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193 </text:p>
          </table:table-cell>
          <table:table-cell table:style-name="Default" table:formula="of:=DEC2HEX([.A53];2)" office:value-type="string" office:string-value="C1" calcext:value-type="string">
            <text:p>C1</text:p>
          </table:table-cell>
          <table:table-cell table:style-name="ce71" office:value-type="string" calcext:value-type="string">
            <text:p>request fraud counter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/>
          <table:table-cell table:style-name="Default"/>
          <table:table-cell/>
          <table:table-cell office:value-type="string" calcext:value-type="string">
            <text:p>3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lsb,…,msb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192 </text:p>
          </table:table-cell>
          <table:table-cell table:style-name="Default" table:formula="of:=DEC2HEX([.A55];2)" office:value-type="string" office:string-value="C0" calcext:value-type="string">
            <text:p>C0</text:p>
          </table:table-cell>
          <table:table-cell table:style-name="ce71" office:value-type="string" calcext:value-type="string">
            <text:p>request build code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/>
          <table:table-cell table:style-name="Default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H10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184</text:p>
          </table:table-cell>
          <table:table-cell table:style-name="Default" table:formula="of:=DEC2HEX([.A57];2)" office:value-type="string" office:string-value="B8" calcext:value-type="string">
            <text:p>B8</text:p>
          </table:table-cell>
          <table:table-cell table:style-name="ce71" office:value-type="string" calcext:value-type="string">
            <text:p>request coin ID </text:p>
          </table:table-cell>
          <table:table-cell office:value-type="string" calcext:value-type="string">
            <text:p>1 </text:p>
          </table:table-cell>
          <table:table-cell table:style-name="Default"/>
          <table:table-cell/>
          <table:table-cell office:value-type="string" calcext:value-type="string">
            <text:p>6 <text:s/></text:p>
          </table:table-cell>
          <table:table-cell office:value-type="string" calcext:value-type="string">
            <text:p>lsb,…,msb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 office:value-type="string" calcext:value-type="string">
            <text:p>channel</text:p>
          </table:table-cell>
          <table:table-cell/>
          <table:table-cell table:style-name="Default" office:value-type="string" calcext:value-type="string">
            <text:p>number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67" office:value-type="string" calcext:value-type="string">
            <text:p>170 </text:p>
          </table:table-cell>
          <table:table-cell table:style-name="Default" table:formula="of:=DEC2HEX([.A59];2)" office:value-type="string" office:string-value="AA" calcext:value-type="string">
            <text:p>AA</text:p>
          </table:table-cell>
          <table:table-cell table:style-name="ce71" office:value-type="string" calcext:value-type="string">
            <text:p>request base year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/>
          <table:table-cell table:style-name="Default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2000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169 </text:p>
          </table:table-cell>
          <table:table-cell table:style-name="Default" table:formula="of:=DEC2HEX([.A61];2)" office:value-type="string" office:string-value="A9" calcext:value-type="string">
            <text:p>A9</text:p>
          </table:table-cell>
          <table:table-cell table:style-name="ce71" office:value-type="string" calcext:value-type="string">
            <text:p>Request address mode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/>
          <table:table-cell table:style-name="Default"/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132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4 <text:s/></text:p>
          </table:table-cell>
          <table:table-cell table:style-name="Default" table:formula="of:=DEC2HEX([.A63];2)" office:value-type="string" office:string-value="04" calcext:value-type="string">
            <text:p>04</text:p>
          </table:table-cell>
          <table:table-cell table:style-name="ce71" office:value-type="string" calcext:value-type="string">
            <text:p>request comm revision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/>
          <table:table-cell table:style-name="Default"/>
          <table:table-cell/>
          <table:table-cell office:value-type="string" calcext:value-type="string">
            <text:p>3 <text:s/></text:p>
          </table:table-cell>
          <table:table-cell office:value-type="string" calcext:value-type="string">
            <text:p>data</text:p>
          </table:table-cell>
          <table:table-cell table:style-name="Default"/>
          <table:table-cell office:value-type="string" calcext:value-type="string">
            <text:p>1,4,2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3 <text:s/></text:p>
          </table:table-cell>
          <table:table-cell table:style-name="Default" table:formula="of:=DEC2HEX([.A65];2)" office:value-type="string" office:string-value="03" calcext:value-type="string">
            <text:p>03</text:p>
          </table:table-cell>
          <table:table-cell table:style-name="ce71" office:value-type="string" calcext:value-type="string">
            <text:p>clear comms status variable </text:p>
          </table:table-cell>
          <table:table-cell table:style-name="ce66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0 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67" office:value-type="string" calcext:value-type="string">
            <text:p>2 <text:s/></text:p>
          </table:table-cell>
          <table:table-cell table:style-name="Default" table:formula="of:=DEC2HEX([.A66];2)" office:value-type="string" office:string-value="02" calcext:value-type="string">
            <text:p>02</text:p>
          </table:table-cell>
          <table:table-cell table:style-name="ce71" office:value-type="string" calcext:value-type="string">
            <text:p>request comms status variable </text:p>
          </table:table-cell>
          <table:table-cell table:style-name="ce66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7"/>
          <table:table-cell table:style-name="Default"/>
          <table:table-cell table:style-name="ce71"/>
          <table:table-cell table:style-name="ce66"/>
          <table:table-cell table:style-name="Default"/>
          <table:table-cell/>
          <table:table-cell office:value-type="string" calcext:value-type="string">
            <text:p>3 <text:s/></text:p>
          </table:table-cell>
          <table:table-cell office:value-type="string" calcext:value-type="string">
            <text:p>data</text:p>
          </table:table-cell>
          <table:table-cell table:style-name="Default"/>
          <table:table-cell office:value-type="string" calcext:value-type="string">
            <text:p>a,b,c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1 <text:s/></text:p>
          </table:table-cell>
          <table:table-cell table:style-name="Default" table:formula="of:=DEC2HEX([.A68];2)" office:value-type="string" office:string-value="01" calcext:value-type="string">
            <text:p>01</text:p>
          </table:table-cell>
          <table:table-cell table:style-name="ce71" office:value-type="string" calcext:value-type="string">
            <text:p>Reset </text:p>
          </table:table-cell>
          <table:table-cell office:value-type="string" calcext:value-type="string">
            <text:p>0 </text:p>
          </table:table-cell>
          <table:table-cell table:style-name="Default"/>
          <table:table-cell/>
          <table:table-cell office:value-type="string" calcext:value-type="string">
            <text:p>0 </text:p>
          </table:table-cell>
          <table:table-cell table:style-name="Default"/>
          <table:table-cell table:style-name="ce66" table:number-columns-repeated="2"/>
          <table:table-cell table:number-columns-repeated="1014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Talk" table:style-name="ta2">
        <office:forms form:automatic-focus="false" form:apply-design-mode="false"/>
        <table:table-column table:style-name="co1" table:default-cell-style-name="ce49"/>
        <table:table-column table:style-name="co16" table:default-cell-style-name="ce49"/>
        <table:table-column table:style-name="co17" table:default-cell-style-name="ce49"/>
        <table:table-column table:style-name="co4" table:default-cell-style-name="ce49"/>
        <table:table-column table:style-name="co18" table:default-cell-style-name="ce49"/>
        <table:table-column table:style-name="co19" table:default-cell-style-name="ce49"/>
        <table:table-column table:style-name="co7" table:default-cell-style-name="ce49"/>
        <table:table-column table:style-name="co8" table:default-cell-style-name="ce49"/>
        <table:table-column table:style-name="co20" table:default-cell-style-name="ce49"/>
        <table:table-column table:style-name="co10" table:default-cell-style-name="ce49"/>
        <table:table-column table:style-name="co12" table:number-columns-repeated="1013" table:default-cell-style-name="ce65"/>
        <table:table-column table:style-name="co12" table:default-cell-style-name="ce48"/>
        <table:table-row table:style-name="ro1">
          <table:table-cell table:style-name="ce37" office:value-type="string" calcext:value-type="string">
            <text:p>Command (HEX)</text:p>
          </table:table-cell>
          <table:table-cell table:style-name="ce37" office:value-type="string" calcext:value-type="string">
            <text:p>Command description</text:p>
          </table:table-cell>
          <table:table-cell table:style-name="ce37" office:value-type="string" calcext:value-type="string">
            <text:p>Command parameter length (DEC)</text:p>
          </table:table-cell>
          <table:table-cell table:style-name="ce37" office:value-type="string" calcext:value-type="string">
            <text:p>Command parameter type</text:p>
          </table:table-cell>
          <table:table-cell table:style-name="ce37" office:value-type="string" calcext:value-type="string">
            <text:p>Command parameter value (DEC)</text:p>
          </table:table-cell>
          <table:table-cell table:style-name="ce37" office:value-type="string" calcext:value-type="string">
            <text:p>Reply parameter length (DEC)</text:p>
          </table:table-cell>
          <table:table-cell table:style-name="ce37" office:value-type="string" calcext:value-type="string">
            <text:p>Reply parameter type</text:p>
          </table:table-cell>
          <table:table-cell table:style-name="ce37" office:value-type="string" calcext:value-type="string">
            <text:p>Reply parameter value (DEC)</text:p>
          </table:table-cell>
          <table:table-cell table:style-name="ce37" office:value-type="string" calcext:value-type="string">
            <text:p>Reply description</text:p>
          </table:table-cell>
          <table:table-cell table:style-name="ce37" office:value-type="string" calcext:value-type="string">
            <text:p>Comment</text:p>
          </table:table-cell>
          <table:table-cell table:style-name="ce64" table:number-columns-repeated="1013"/>
          <table:table-cell/>
        </table:table-row>
        <table:table-row table:style-name="ro1">
          <table:table-cell office:value-type="string" calcext:value-type="string" table:number-columns-spanned="1" table:number-rows-spanned="2">
            <text:p>FF</text:p>
          </table:table-cell>
          <table:table-cell table:style-name="ce51" office:value-type="string" calcext:value-type="string" table:number-columns-spanned="1" table:number-rows-spanned="2">
            <text:p>Factory set-up and test</text:p>
          </table:table-cell>
          <table:table-cell table:number-columns-repeated="6"/>
          <table:table-cell table:style-name="ce51" office:value-type="string" calcext:value-type="string" table:number-columns-spanned="1" table:number-rows-spanned="2">
            <text:p>Factory set-up and test [ACK]</text:p>
          </table:table-cell>
          <table:table-cell table:style-name="ce46" table:formula="of:=HEX2DEC([.A2])" office:value-type="float" office:value="255" calcext:value-type="float" table:number-columns-spanned="1" table:number-rows-spanned="2">
            <text:p>255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FE</text:p>
          </table:table-cell>
          <table:table-cell table:style-name="ce51" office:value-type="string" calcext:value-type="string">
            <text:p>Simple poll</text:p>
          </table:table-cell>
          <table:table-cell table:number-columns-repeated="6"/>
          <table:table-cell table:style-name="ce51" office:value-type="string" calcext:value-type="string">
            <text:p>Simple poll [ACK]</text:p>
          </table:table-cell>
          <table:table-cell table:style-name="ce46" table:formula="of:=HEX2DEC([.A4])" office:value-type="float" office:value="254" calcext:value-type="float">
            <text:p>254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FD</text:p>
          </table:table-cell>
          <table:table-cell table:style-name="ce51" office:value-type="string" calcext:value-type="string" table:number-columns-spanned="1" table:number-rows-spanned="3">
            <text:p>Address poll (to 0 address)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3"/>
          <table:table-cell table:style-name="ce51" office:value-type="string" calcext:value-type="string">
            <text:p>Address poll</text:p>
          </table:table-cell>
          <table:table-cell table:style-name="ce46" table:formula="of:=HEX2DEC([.A5])" office:value-type="float" office:value="253" calcext:value-type="float" table:number-columns-spanned="1" table:number-rows-spanned="3">
            <text:p>253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variable delay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slave address byt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FC</text:p>
          </table:table-cell>
          <table:table-cell table:style-name="ce51" office:value-type="string" calcext:value-type="string" table:number-columns-spanned="1" table:number-rows-spanned="3">
            <text:p>Address clash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3"/>
          <table:table-cell table:style-name="ce51" office:value-type="string" calcext:value-type="string">
            <text:p>Address clash</text:p>
          </table:table-cell>
          <table:table-cell table:style-name="ce46" table:formula="of:=HEX2DEC([.A8])" office:value-type="float" office:value="252" calcext:value-type="float" table:number-columns-spanned="1" table:number-rows-spanned="3">
            <text:p>252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variable delay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slave address byt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B</text:p>
          </table:table-cell>
          <table:table-cell table:style-name="ce51" office:value-type="string" calcext:value-type="string">
            <text:p>Address change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1" office:value-type="string" calcext:value-type="string" table:number-columns-spanned="1" table:number-rows-spanned="2">
            <text:p>Address change [ACK]</text:p>
          </table:table-cell>
          <table:table-cell table:style-name="ce46" table:formula="of:=HEX2DEC([.A11])" office:value-type="float" office:value="251" calcext:value-type="float" table:number-columns-spanned="1" table:number-rows-spanned="2">
            <text:p>251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new 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FA</text:p>
          </table:table-cell>
          <table:table-cell table:style-name="ce51" office:value-type="string" calcext:value-type="string">
            <text:p>Address random</text:p>
          </table:table-cell>
          <table:table-cell table:number-columns-repeated="6"/>
          <table:table-cell table:style-name="ce51" office:value-type="string" calcext:value-type="string">
            <text:p>Address random [ACK]</text:p>
          </table:table-cell>
          <table:table-cell table:style-name="ce46" table:formula="of:=HEX2DEC([.A13])" office:value-type="float" office:value="250" calcext:value-type="float">
            <text:p>250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4">
            <text:p>F9</text:p>
          </table:table-cell>
          <table:table-cell table:style-name="ce51" office:value-type="string" calcext:value-type="string" table:number-columns-spanned="1" table:number-rows-spanned="14">
            <text:p>Request polling priority</text:p>
          </table:table-cell>
          <table:table-cell table:number-columns-spanned="1" table:number-rows-spanned="14"/>
          <table:table-cell table:number-columns-spanned="1" table:number-rows-spanned="14"/>
          <table:table-cell table:number-columns-spanned="1" table:number-rows-spanned="14"/>
          <table:table-cell table:number-columns-repeated="3"/>
          <table:table-cell table:style-name="ce51" office:value-type="string" calcext:value-type="string">
            <text:p>Request polling priority</text:p>
          </table:table-cell>
          <table:table-cell table:style-name="ce46" table:formula="of:=HEX2DEC([.A14])" office:value-type="float" office:value="249" calcext:value-type="float" table:number-columns-spanned="1" table:number-rows-spanned="14">
            <text:p>249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float" office:value="1" calcext:value-type="float" table:number-columns-spanned="1" table:number-rows-spanned="11">
            <text:p>1</text:p>
          </table:table-cell>
          <table:table-cell office:value-type="string" calcext:value-type="string" table:number-columns-spanned="1" table:number-rows-spanned="11">
            <text:p>number</text:p>
          </table:table-cell>
          <table:table-cell/>
          <table:table-cell office:value-type="string" calcext:value-type="string">
            <text:p>unit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0" calcext:value-type="float">
            <text:p>0</text:p>
          </table:table-cell>
          <table:table-cell table:style-name="ce51" office:value-type="string" calcext:value-type="string">
            <text:p>0 - special case, see below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1 - m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2 - x10 m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3 - second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4" calcext:value-type="float">
            <text:p>4</text:p>
          </table:table-cell>
          <table:table-cell table:style-name="ce51" office:value-type="string" calcext:value-type="string">
            <text:p>4 - minute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5" calcext:value-type="float">
            <text:p>5</text:p>
          </table:table-cell>
          <table:table-cell table:style-name="ce51" office:value-type="string" calcext:value-type="string">
            <text:p>5 - hour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6" calcext:value-type="float">
            <text:p>6</text:p>
          </table:table-cell>
          <table:table-cell table:style-name="ce51" office:value-type="string" calcext:value-type="string">
            <text:p>6 - day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7" calcext:value-type="float">
            <text:p>7</text:p>
          </table:table-cell>
          <table:table-cell table:style-name="ce51" office:value-type="string" calcext:value-type="string">
            <text:p>7 - week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8" calcext:value-type="float">
            <text:p>8</text:p>
          </table:table-cell>
          <table:table-cell table:style-name="ce51" office:value-type="string" calcext:value-type="string">
            <text:p>8 - month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9" calcext:value-type="float">
            <text:p>9</text:p>
          </table:table-cell>
          <table:table-cell table:style-name="ce51" office:value-type="string" calcext:value-type="string">
            <text:p>9 - year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5"/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office:value-type="string" calcext:value-type="string">
            <text:p>value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 table:number-columns-repeated="7"/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<text:span text:style-name="T8">If units = 0 </text:span>device uses a hardware REQUEST POLL lin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F8</text:p>
          </table:table-cell>
          <table:table-cell table:style-name="ce51" office:value-type="string" calcext:value-type="string">
            <text:p>Request status</text:p>
          </table:table-cell>
          <table:table-cell table:number-columns-repeated="6"/>
          <table:table-cell table:style-name="ce51" office:value-type="string" calcext:value-type="string">
            <text:p>Request status</text:p>
          </table:table-cell>
          <table:table-cell table:style-name="ce46" table:formula="of:=HEX2DEC([.A28])" office:value-type="float" office:value="248" calcext:value-type="float" table:number-columns-spanned="1" table:number-rows-spanned="2">
            <text:p>24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tatus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F7</text:p>
          </table:table-cell>
          <table:table-cell table:style-name="ce51" office:value-type="string" calcext:value-type="string">
            <text:p>Request variable set</text:p>
          </table:table-cell>
          <table:table-cell table:number-columns-repeated="6"/>
          <table:table-cell table:style-name="ce51" office:value-type="string" calcext:value-type="string">
            <text:p>Request variable set</text:p>
          </table:table-cell>
          <table:table-cell table:style-name="ce46" table:formula="of:=HEX2DEC([.A30])" office:value-type="float" office:value="247" calcext:value-type="float" table:number-columns-spanned="1" table:number-rows-spanned="2">
            <text:p>247</text:p>
          </table:table-cell>
          <table:table-cell table:number-columns-repeated="1014"/>
        </table:table-row>
        <table:table-row table:style-name="ro1">
          <table:table-cell/>
          <table:table-cell table:style-name="ce51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variabl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F6</text:p>
          </table:table-cell>
          <table:table-cell table:style-name="ce51" office:value-type="string" calcext:value-type="string">
            <text:p>Request manufacturer id</text:p>
          </table:table-cell>
          <table:table-cell table:number-columns-repeated="7"/>
          <table:table-cell table:style-name="ce46" table:formula="of:=HEX2DEC([.A32])" office:value-type="float" office:value="246" calcext:value-type="float" table:number-columns-spanned="1" table:number-rows-spanned="2">
            <text:p>246</text:p>
          </table:table-cell>
          <table:table-cell table:number-columns-repeated="1014"/>
        </table:table-row>
        <table:table-row table:style-name="ro1">
          <table:table-cell/>
          <table:table-cell table:style-name="ce51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anufacturer id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F5</text:p>
          </table:table-cell>
          <table:table-cell table:style-name="ce51" office:value-type="string" calcext:value-type="string">
            <text:p>Request equipment category id</text:p>
          </table:table-cell>
          <table:table-cell table:number-columns-repeated="7"/>
          <table:table-cell table:style-name="ce46" table:formula="of:=HEX2DEC([.A34])" office:value-type="float" office:value="245" calcext:value-type="float" table:number-columns-spanned="1" table:number-rows-spanned="2">
            <text:p>245</text:p>
          </table:table-cell>
          <table:table-cell table:number-columns-repeated="1014"/>
        </table:table-row>
        <table:table-row table:style-name="ro1">
          <table:table-cell/>
          <table:table-cell table:style-name="ce51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anufacturer id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F4</text:p>
          </table:table-cell>
          <table:table-cell table:style-name="ce51" office:value-type="string" calcext:value-type="string">
            <text:p>Request product code</text:p>
          </table:table-cell>
          <table:table-cell table:number-columns-repeated="7"/>
          <table:table-cell table:style-name="ce46" table:formula="of:=HEX2DEC([.A36])" office:value-type="float" office:value="244" calcext:value-type="float" table:number-columns-spanned="1" table:number-rows-spanned="2">
            <text:p>244</text:p>
          </table:table-cell>
          <table:table-cell table:number-columns-repeated="1014"/>
        </table:table-row>
        <table:table-row table:style-name="ro1">
          <table:table-cell/>
          <table:table-cell table:style-name="ce51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anufacturer id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F3</text:p>
          </table:table-cell>
          <table:table-cell table:style-name="ce51" office:value-type="string" calcext:value-type="string">
            <text:p>Request database version</text:p>
          </table:table-cell>
          <table:table-cell table:number-columns-repeated="7"/>
          <table:table-cell table:style-name="ce46" table:formula="of:=HEX2DEC([.A38])" office:value-type="float" office:value="243" calcext:value-type="float" table:number-columns-spanned="1" table:number-rows-spanned="2">
            <text:p>243</text:p>
          </table:table-cell>
          <table:table-cell table:number-columns-repeated="1014"/>
        </table:table-row>
        <table:table-row table:style-name="ro1">
          <table:table-cell/>
          <table:table-cell table:style-name="ce51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manufacturer id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F2</text:p>
          </table:table-cell>
          <table:table-cell table:style-name="ce51" office:value-type="string" calcext:value-type="string">
            <text:p>Request serial number</text:p>
          </table:table-cell>
          <table:table-cell table:number-columns-repeated="7"/>
          <table:table-cell table:style-name="ce46" table:formula="of:=HEX2DEC([.A40])" office:value-type="float" office:value="242" calcext:value-type="float" table:number-columns-spanned="1" table:number-rows-spanned="2">
            <text:p>242</text:p>
          </table:table-cell>
          <table:table-cell table:number-columns-repeated="1014"/>
        </table:table-row>
        <table:table-row table:style-name="ro1">
          <table:table-cell/>
          <table:table-cell table:style-name="ce51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rial number [LSB..MSB]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F1</text:p>
          </table:table-cell>
          <table:table-cell table:style-name="ce51" office:value-type="string" calcext:value-type="string">
            <text:p>Request software revision</text:p>
          </table:table-cell>
          <table:table-cell table:number-columns-repeated="7"/>
          <table:table-cell table:style-name="ce46" table:formula="of:=HEX2DEC([.A42])" office:value-type="float" office:value="241" calcext:value-type="float" table:number-columns-spanned="1" table:number-rows-spanned="2">
            <text:p>241</text:p>
          </table:table-cell>
          <table:table-cell table:number-columns-repeated="1014"/>
        </table:table-row>
        <table:table-row table:style-name="ro1">
          <table:table-cell/>
          <table:table-cell table:style-name="ce51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anufacturer id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F0</text:p>
          </table:table-cell>
          <table:table-cell table:style-name="ce51" office:value-type="string" calcext:value-type="string" table:number-columns-spanned="1" table:number-rows-spanned="10">
            <text:p>Test solenoids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111" office:value-type="string" calcext:value-type="string" table:number-columns-spanned="1" table:number-rows-spanned="10">
            <text:p><text:span text:style-name="T12">Test solenoids [</text:span><text:span text:style-name="T13">ACK</text:span><text:span text:style-name="T12">]</text:span></text:p>
          </table:table-cell>
          <table:table-cell table:style-name="ce46" table:formula="of:=HEX2DEC([.A44])" office:value-type="float" office:value="240" calcext:value-type="float" table:number-columns-spanned="1" table:number-rows-spanned="10">
            <text:p>240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0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1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2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3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4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5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6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7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F</text:p>
          </table:table-cell>
          <table:table-cell table:style-name="ce51" office:value-type="string" calcext:value-type="string" table:number-columns-spanned="1" table:number-rows-spanned="10">
            <text:p>Operate motors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51" office:value-type="string" calcext:value-type="string" table:number-columns-spanned="1" table:number-rows-spanned="10">
            <text:p>Operate motors [ACK]</text:p>
          </table:table-cell>
          <table:table-cell table:style-name="ce46" table:formula="of:=HEX2DEC([.A54])" office:value-type="float" office:value="239" calcext:value-type="float" table:number-columns-spanned="1" table:number-rows-spanned="10">
            <text:p>239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0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1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2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3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4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5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6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7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E</text:p>
          </table:table-cell>
          <table:table-cell table:style-name="ce51" office:value-type="string" calcext:value-type="string" table:number-columns-spanned="1" table:number-rows-spanned="10">
            <text:p>Test output lines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51" office:value-type="string" calcext:value-type="string" table:number-columns-spanned="1" table:number-rows-spanned="10">
            <text:p>Test output lines [ACK]</text:p>
          </table:table-cell>
          <table:table-cell table:style-name="ce46" table:formula="of:=HEX2DEC([.A64])" office:value-type="float" office:value="238" calcext:value-type="float" table:number-columns-spanned="1" table:number-rows-spanned="10">
            <text:p>238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0</text:p>
          </table:table-cell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1</text:p>
          </table:table-cell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2</text:p>
          </table:table-cell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3</text:p>
          </table:table-cell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4</text:p>
          </table:table-cell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5</text:p>
          </table:table-cell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6</text:p>
          </table:table-cell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7</text:p>
          </table:table-cell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ED</text:p>
          </table:table-cell>
          <table:table-cell table:style-name="ce51" office:value-type="string" calcext:value-type="string">
            <text:p>Read input lines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1" office:value-type="string" calcext:value-type="string">
            <text:p>Read input lines</text:p>
          </table:table-cell>
          <table:table-cell table:style-name="ce46" table:formula="of:=HEX2DEC([.A74])" office:value-type="float" office:value="237" calcext:value-type="float" table:number-columns-spanned="1" table:number-rows-spanned="2">
            <text:p>237</text:p>
          </table:table-cell>
          <table:table-cell table:number-columns-repeated="1014"/>
        </table:table-row>
        <table:table-row table:style-name="ro1">
          <table:covered-table-cell/>
          <table:table-cell table:style-name="ce51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51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C</text:p>
          </table:table-cell>
          <table:table-cell table:style-name="ce51" office:value-type="string" calcext:value-type="string" table:number-columns-spanned="1" table:number-rows-spanned="10">
            <text:p>Read opto states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3"/>
          <table:table-cell table:style-name="ce51" office:value-type="string" calcext:value-type="string">
            <text:p>Read opto states</text:p>
          </table:table-cell>
          <table:table-cell table:style-name="ce46" table:formula="of:=HEX2DEC([.A76])" office:value-type="float" office:value="236" calcext:value-type="float" table:number-columns-spanned="1" table:number-rows-spanned="10">
            <text:p>236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string" calcext:value-type="string">
            <text:p>Bit 0</text:p>
          </table:table-cell>
          <table: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string" calcext:value-type="string">
            <text:p>Bit 1</text:p>
          </table:table-cell>
          <table: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string" calcext:value-type="string">
            <text:p>Bit 2</text:p>
          </table:table-cell>
          <table: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string" calcext:value-type="string">
            <text:p>Bit 3</text:p>
          </table:table-cell>
          <table: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string" calcext:value-type="string">
            <text:p>Bit 4</text:p>
          </table:table-cell>
          <table: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string" calcext:value-type="string">
            <text:p>Bit 5</text:p>
          </table:table-cell>
          <table: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string" calcext:value-type="string">
            <text:p>Bit 6</text:p>
          </table:table-cell>
          <table: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string" calcext:value-type="string">
            <text:p>Bit 7</text:p>
          </table:table-cell>
          <table:table-cell table:style-name="ce51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EB</text:p>
          </table:table-cell>
          <table:table-cell table:style-name="ce51" office:value-type="string" calcext:value-type="string">
            <text:p>Read DH public key</text:p>
          </table:table-cell>
          <table:table-cell table:number-columns-repeated="6"/>
          <table:table-cell table:style-name="ce51" office:value-type="string" calcext:value-type="string">
            <text:p>Read DH public key</text:p>
          </table:table-cell>
          <table:table-cell table:style-name="ce46" table:formula="of:=HEX2DEC([.A86])" office:value-type="float" office:value="235" calcext:value-type="float" table:number-columns-spanned="1" table:number-rows-spanned="4">
            <text:p>235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 table:number-columns-spanned="1" table:number-rows-spanned="3">
            <text:p>?</text:p>
          </table:table-cell>
          <table:table-cell office:value-type="string" calcext:value-type="string" table:number-columns-spanned="1" table:number-rows-spanned="3">
            <text:p>data</text:p>
          </table:table-cell>
          <table:table-cell table:number-columns-spanned="1" table:number-rows-spanned="3"/>
          <table:table-cell office:value-type="string" calcext:value-type="string" table:number-columns-spanned="1" table:number-rows-spanned="3">
            <text:p>status or key data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request stat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request public 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EA</text:p>
          </table:table-cell>
          <table:table-cell table:style-name="ce51" office:value-type="string" calcext:value-type="string" table:number-columns-spanned="1" table:number-rows-spanned="2">
            <text:p>Send DH public key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1" office:value-type="string" calcext:value-type="string" table:number-columns-spanned="1" table:number-rows-spanned="2">
            <text:p>Send DH public key [ACK]</text:p>
          </table:table-cell>
          <table:table-cell table:style-name="ce46" table:formula="of:=HEX2DEC([.A90])" office:value-type="float" office:value="234" calcext:value-type="float" table:number-columns-spanned="1" table:number-rows-spanned="2">
            <text:p>234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key data</text:p>
          </table:table-cell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9</text:p>
          </table:table-cell>
          <table:table-cell table:style-name="ce51" office:value-type="string" calcext:value-type="string" table:number-columns-spanned="1" table:number-rows-spanned="10">
            <text:p>Latch output lines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51" office:value-type="string" calcext:value-type="string" table:number-columns-spanned="1" table:number-rows-spanned="10">
            <text:p>Latch output lines [ACK]</text:p>
          </table:table-cell>
          <table:table-cell table:style-name="ce46" table:formula="of:=HEX2DEC([.A92])" office:value-type="float" office:value="233" calcext:value-type="float" table:number-columns-spanned="1" table:number-rows-spanned="10">
            <text:p>233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0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1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2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3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4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5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6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 office:value-type="string" calcext:value-type="string">
            <text:p>Bit 7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E8</text:p>
          </table:table-cell>
          <table:table-cell table:style-name="ce51" office:value-type="string" calcext:value-type="string" table:number-columns-spanned="1" table:number-rows-spanned="2">
            <text:p>Perform self-check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1" office:value-type="string" calcext:value-type="string">
            <text:p>Perform self-check</text:p>
          </table:table-cell>
          <table:table-cell table:style-name="ce46" table:formula="of:=HEX2DEC([.A102])" office:value-type="float" office:value="232" calcext:value-type="float" table:number-columns-spanned="1" table:number-rows-spanned="2">
            <text:p>232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fault cod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7</text:p>
          </table:table-cell>
          <table:table-cell table:style-name="ce51" office:value-type="string" calcext:value-type="string">
            <text:p>Modify inhibit status</text:p>
          </table:table-cell>
          <table:table-cell table:number-columns-repeated="3"/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51" office:value-type="string" calcext:value-type="string" table:number-columns-spanned="1" table:number-rows-spanned="19">
            <text:p>Modify inhibit status [ACK]</text:p>
          </table:table-cell>
          <table:table-cell table:style-name="ce46" table:formula="of:=HEX2DEC([.A104])" office:value-type="float" office:value="231" calcext:value-type="float" table:number-columns-spanned="1" table:number-rows-spanned="19">
            <text:p>231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hannels 1-8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hannels 9-16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8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9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0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1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2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3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4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5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6</text:p>
          </table:table-cell>
          <table:table-cell table:style-name="ce51" office:value-type="string" calcext:value-type="string" table:number-columns-spanned="1" table:number-rows-spanned="19">
            <text:p>Request inhibit status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number-columns-repeated="3"/>
          <table:table-cell table:style-name="ce51" office:value-type="string" calcext:value-type="string">
            <text:p>Request inhibit status</text:p>
          </table:table-cell>
          <table:table-cell table:style-name="ce46" table:formula="of:=HEX2DEC([.A123])" office:value-type="float" office:value="230" calcext:value-type="float" table:number-columns-spanned="1" table:number-rows-spanned="19">
            <text:p>230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table:style-name="ce51" office:value-type="string" calcext:value-type="string">
            <text:p>Channels 1-8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6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7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table:style-name="ce51" office:value-type="string" calcext:value-type="string">
            <text:p>Channels 9-16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8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9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10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11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1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13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14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15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E5</text:p>
          </table:table-cell>
          <table:table-cell table:style-name="ce51" office:value-type="string" calcext:value-type="string" table:number-columns-spanned="1" table:number-rows-spanned="3">
            <text:p>Read buffered credit or error codes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3"/>
          <table:table-cell table:style-name="ce59" office:value-type="string" calcext:value-type="string">
            <text:p>buffered credit or error codes</text:p>
          </table:table-cell>
          <table:table-cell table:style-name="ce46" table:formula="of:=HEX2DEC([.A142])" office:value-type="float" office:value="229" calcext:value-type="float" table:number-columns-spanned="1" table:number-rows-spanned="3">
            <text:p>229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event counter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[result 1A][result 1B]..[result nA][result nB]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4</text:p>
          </table:table-cell>
          <table:table-cell table:style-name="ce51" office:value-type="string" calcext:value-type="string">
            <text:p>Modify master inhibit status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51" office:value-type="string" calcext:value-type="string" table:number-columns-spanned="1" table:number-rows-spanned="10">
            <text:p>Modify master inhibit status [ACK]</text:p>
          </table:table-cell>
          <table:table-cell table:style-name="ce46" table:formula="of:=HEX2DEC([.A145])" office:value-type="float" office:value="228" calcext:value-type="float" table:number-columns-spanned="1" table:number-rows-spanned="10">
            <text:p>228</text:p>
          </table:table-cell>
          <table:table-cell table:number-columns-repeated="1014"/>
        </table:table-row>
        <table:table-row table:style-name="ro1">
          <table:covered-table-cell/>
          <table:table-cell table:style-name="ce52" office:value-type="string" calcext:value-type="string">
            <text:p>master inhibit status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covered-table-cell table:style-name="ce51"/>
          <table:covered-table-cell table:number-columns-repeated="2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 (used)</text:p>
          </table:table-cell>
          <table:covered-table-cell table:number-columns-repeated="6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 (not used)</text:p>
          </table:table-cell>
          <table:covered-table-cell table:number-columns-repeated="6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 (not used)</text:p>
          </table:table-cell>
          <table:covered-table-cell table:number-columns-repeated="6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 (not used)</text:p>
          </table:table-cell>
          <table:covered-table-cell table:number-columns-repeated="6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 (not used)</text:p>
          </table:table-cell>
          <table:covered-table-cell table:number-columns-repeated="6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 (not used)</text:p>
          </table:table-cell>
          <table:covered-table-cell table:number-columns-repeated="6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 (not used)</text:p>
          </table:table-cell>
          <table:covered-table-cell table:number-columns-repeated="6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 (not used)</text:p>
          </table:table-cell>
          <table:covered-table-cell table:number-columns-repeated="6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3</text:p>
          </table:table-cell>
          <table:table-cell table:style-name="ce51" office:value-type="string" calcext:value-type="string" table:number-columns-spanned="1" table:number-rows-spanned="10">
            <text:p>Request master inhibit status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3"/>
          <table:table-cell table:style-name="ce51" office:value-type="string" calcext:value-type="string">
            <text:p>Request master inhibit status</text:p>
          </table:table-cell>
          <table:table-cell table:style-name="ce46" table:formula="of:=HEX2DEC([.A155])" office:value-type="float" office:value="227" calcext:value-type="float" table:number-columns-spanned="1" table:number-rows-spanned="10">
            <text:p>227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table:style-name="ce52" office:value-type="string" calcext:value-type="string">
            <text:p>master inhibit statu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0 (used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1 (not used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2 (not used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3 (not used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4 (not used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5 (not used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6 (not used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7 (not used)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E2</text:p>
          </table:table-cell>
          <table:table-cell table:style-name="ce51" office:value-type="string" calcext:value-type="string" table:number-columns-spanned="1" table:number-rows-spanned="2">
            <text:p>Request insertion counte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1" office:value-type="string" calcext:value-type="string">
            <text:p>Request insertion counter</text:p>
          </table:table-cell>
          <table:table-cell table:style-name="ce46" table:formula="of:=HEX2DEC([.A165])" office:value-type="float" office:value="226" calcext:value-type="float" table:number-columns-spanned="1" table:number-rows-spanned="2">
            <text:p>226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Count [LSB]..[MSB]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E1</text:p>
          </table:table-cell>
          <table:table-cell table:style-name="ce51" office:value-type="string" calcext:value-type="string">
            <text:p>Request accept counte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1" office:value-type="string" calcext:value-type="string">
            <text:p>Request accept counter</text:p>
          </table:table-cell>
          <table:table-cell table:style-name="ce46" table:formula="of:=HEX2DEC([.A167])" office:value-type="float" office:value="225" calcext:value-type="float" table:number-columns-spanned="1" table:number-rows-spanned="2">
            <text:p>225</text:p>
          </table:table-cell>
          <table:table-cell table:number-columns-repeated="1014"/>
        </table:table-row>
        <table:table-row table:style-name="ro1">
          <table:covered-table-cell/>
          <table:table-cell table:style-name="ce5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Count [LSB]..[MSB]</text:p>
          </table:table-cell>
          <table:covered-table-cell table:style-name="ce46"/>
          <table:table-cell table:number-columns-repeated="1014"/>
        </table:table-row>
        <table:table-row table:style-name="ro1">
          <table:table-cell table:style-name="ce73" office:value-type="string" calcext:value-type="string" table:number-columns-spanned="1" table:number-rows-spanned="3">
            <text:p>E0</text:p>
          </table:table-cell>
          <table:table-cell table:style-name="ce51" office:value-type="string" calcext:value-type="string">
            <text:p>Request encrypted product id</text:p>
          </table:table-cell>
          <table:table-cell table:number-columns-repeated="6"/>
          <table:table-cell table:style-name="ce51" office:value-type="string" calcext:value-type="string">
            <text:p>Request encrypted product id</text:p>
          </table:table-cell>
          <table:table-cell table:style-name="ce46" table:formula="of:=HEX2DEC([.A169])" office:value-type="float" office:value="224" calcext:value-type="float" table:number-columns-spanned="1" table:number-rows-spanned="3">
            <text:p>224</text:p>
          </table:table-cell>
          <table:table-cell table:number-columns-repeated="1014"/>
        </table:table-row>
        <table:table-row table:style-name="ro1">
          <table:covered-table-cell table:style-name="ce73"/>
          <table:table-cell table:style-name="ce51" office:value-type="string" calcext:value-type="string">
            <text:p>Challenge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 table:number-columns-spanned="1" table:number-rows-spanned="2">
            <text:p>data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<text:span text:style-name="T8">[ CRC checksum LSB ] [ manuf 1 ] [ manuf 2 ] [ manuf 3 ]</text:span></text:p>
            <text:p><text:span text:style-name="T8">[ product 1 ] [ product 2 ] [ product 3 ] [ product 4 ]</text:span></text:p>
            <text:p><text:span text:style-name="T8">[ product 5 ] [ product 6 ] [ product 7 ] [ product 8 ]</text:span></text:p>
            <text:p><text:span text:style-name="T8">[ serial 1 ] [ serial 2 ] [ serial 3 ] [ challenge 1 ]</text:span></text:p>
            <text:p><text:span text:style-name="T8">[ revision 1 ] [ revision 2 ] [ revision 3 ] [ revision 4 ]</text:span></text:p>
            <text:p><text:span text:style-name="T8">[ revision 5 ] [ revision 6 ] [ revision 7 ] [ revision 8 ]</text:span></text:p>
            <text:p><text:span text:style-name="T8">[ revision 9 ] [ revision 10 ] [ revision 11 ] [ revision 12 ]</text:span></text:p>
            <text:p><text:span text:style-name="T8">[ serial 4 ] [ random ] [ challenge 2 ] [ CRC checksum MSB ]</text:span>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halleng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</text:p>
          </table:table-cell>
          <table:table-cell table:number-columns-repeated="2"/>
          <table:covered-table-cell table:number-columns-repeated="3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54">
            <text:p>DF</text:p>
          </table:table-cell>
          <table:table-cell table:style-name="ce51" office:value-type="string" calcext:value-type="string">
            <text:p>Modify encrypted inhibit and override registers</text:p>
          </table:table-cell>
          <table:table-cell table:number-columns-repeated="3"/>
          <table:table-cell table:number-columns-spanned="1" table:number-rows-spanned="54"/>
          <table:table-cell table:number-columns-spanned="1" table:number-rows-spanned="54"/>
          <table:table-cell table:number-columns-spanned="1" table:number-rows-spanned="54"/>
          <table:table-cell table:style-name="ce51" office:value-type="string" calcext:value-type="string" table:number-columns-spanned="1" table:number-rows-spanned="54">
            <text:p>Modify encrypted inhibit and override registers [ACK]</text:p>
          </table:table-cell>
          <table:table-cell table:style-name="ce46" table:formula="of:=HEX2DEC([.A172])" office:value-type="float" office:value="223" calcext:value-type="float" table:number-columns-spanned="1" table:number-rows-spanned="54">
            <text:p>223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inhibit 1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Inhibit 2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Inhibit 3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Inhibit 4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ash valu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ash valu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ash value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ash value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oin count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oin count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oin count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oin count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2" office:value-type="string" calcext:value-type="string">
            <text:p>sorter override mask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E</text:p>
          </table:table-cell>
          <table:table-cell table:style-name="ce51" office:value-type="string" calcext:value-type="string">
            <text:p>Modify sorter override status</text:p>
          </table:table-cell>
          <table:table-cell table:number-columns-repeated="2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51" office:value-type="string" calcext:value-type="string" table:number-columns-spanned="1" table:number-rows-spanned="10">
            <text:p>Modify sorter override status [ACK]</text:p>
          </table:table-cell>
          <table:table-cell table:style-name="ce46" table:formula="of:=HEX2DEC([.A226])" office:value-type="float" office:value="222" calcext:value-type="float" table:number-columns-spanned="1" table:number-rows-spanned="10">
            <text:p>222</text:p>
          </table:table-cell>
          <table:table-cell table:number-columns-repeated="1014"/>
        </table:table-row>
        <table:table-row table:style-name="ro1">
          <table:covered-table-cell/>
          <table:table-cell table:style-name="ce52" office:value-type="string" calcext:value-type="string">
            <text:p>sorter override mask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covered-table-cell table:number-columns-repeated="5"/>
          <table:covered-table-cell table:style-name="ce46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Bit 0: <text:span text:style-name="T8">Sorter Path 1</text:span>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Bit 1: <text:span text:style-name="T8">Sorter Path 2</text:span>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Bit 2: <text:span text:style-name="T8">Sorter Path 3</text:span>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Bit 3: <text:span text:style-name="T8">Sorter Path 4</text:span>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Bit 4: <text:span text:style-name="T8">Sorter Path 5</text:span>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Bit 5: <text:span text:style-name="T8">Sorter Path 6</text:span>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Bit 6: <text:span text:style-name="T8">Sorter Path 7</text:span>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Bit 7: <text:span text:style-name="T8">Sorter Path 8</text:span>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D</text:p>
          </table:table-cell>
          <table:table-cell table:style-name="ce51" office:value-type="string" calcext:value-type="string" table:number-columns-spanned="1" table:number-rows-spanned="10">
            <text:p>Request sorter override status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3"/>
          <table:table-cell table:style-name="ce51" office:value-type="string" calcext:value-type="string">
            <text:p>Request sorter override status</text:p>
          </table:table-cell>
          <table:table-cell table:style-name="ce46" table:formula="of:=HEX2DEC([.A236])" office:value-type="float" office:value="221" calcext:value-type="float" table:number-columns-spanned="1" table:number-rows-spanned="10">
            <text:p>221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repeated="2"/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0: <text:span text:style-name="T8">Sorter Path 1</text:span>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1: <text:span text:style-name="T8">Sorter Path 2</text:span>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2: <text:span text:style-name="T8">Sorter Path 3</text:span>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3: <text:span text:style-name="T8">Sorter Path 4</text:span>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4: <text:span text:style-name="T8">Sorter Path 5</text:span>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5: <text:span text:style-name="T8">Sorter Path 6</text:span>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6: <text:span text:style-name="T8">Sorter Path 7</text:span>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7: <text:span text:style-name="T8">Sorter Path 8</text:span>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DC</text:p>
          </table:table-cell>
          <table:table-cell table:style-name="ce51" office:value-type="string" calcext:value-type="string">
            <text:p>ACMI encrypted data</text:p>
          </table:table-cell>
          <table:table-cell table:number-columns-repeated="7"/>
          <table:table-cell table:style-name="ce46" table:formula="of:=HEX2DEC([.A246])" office:value-type="float" office:value="220" calcext:value-type="float" table:number-columns-spanned="1" table:number-rows-spanned="2">
            <text:p>220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dat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data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DB</text:p>
          </table:table-cell>
          <table:table-cell table:style-name="ce51" office:value-type="string" calcext:value-type="string">
            <text:p>Enter new PIN number</text:p>
          </table:table-cell>
          <table:table-cell table:number-columns-repeated="6"/>
          <table:table-cell table:style-name="ce59" office:value-type="string" calcext:value-type="string">
            <text:p>Enter new PIN number [ACK]</text:p>
          </table:table-cell>
          <table:table-cell table:style-name="ce46" table:formula="of:=HEX2DEC([.A248])" office:value-type="float" office:value="219" calcext:value-type="float" table:number-columns-spanned="1" table:number-rows-spanned="2">
            <text:p>219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new pin [1..4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DA</text:p>
          </table:table-cell>
          <table:table-cell table:style-name="ce51" office:value-type="string" calcext:value-type="string">
            <text:p>Enter PIN number</text:p>
          </table:table-cell>
          <table:table-cell table:number-columns-repeated="6"/>
          <table:table-cell table:style-name="ce59" office:value-type="string" calcext:value-type="string">
            <text:p>Enter PIN number [ACK]</text:p>
          </table:table-cell>
          <table:table-cell table:style-name="ce46" table:formula="of:=HEX2DEC([.A250])" office:value-type="float" office:value="218" calcext:value-type="float" table:number-columns-spanned="1" table:number-rows-spanned="2">
            <text:p>218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new pin [1..4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9</text:p>
          </table:table-cell>
          <table:table-cell table:style-name="ce53" office:value-type="string" calcext:value-type="string">
            <text:p>Request payout high / low status</text:p>
          </table:table-cell>
          <table:table-cell table:number-columns-repeated="6"/>
          <table:table-cell table:style-name="ce53" office:value-type="string" calcext:value-type="string">
            <text:p>Request payout high / low status</text:p>
          </table:table-cell>
          <table:table-cell table:style-name="ce46" table:formula="of:=HEX2DEC([.A252])" office:value-type="float" office:value="217" calcext:value-type="float" table:number-columns-spanned="1" table:number-rows-spanned="10">
            <text:p>217</text:p>
          </table:table-cell>
          <table:table-cell table:number-columns-repeated="1014"/>
        </table:table-row>
        <table:table-row table:style-name="ro1">
          <table:covered-table-cell/>
          <table:table-cell table:style-name="ce54" office:value-type="string" calcext:value-type="string" table:number-columns-spanned="1" table:number-rows-spanned="9">
            <text:p>hopper no.</text:p>
          </table:table-cell>
          <table:table-cell office:value-type="string" calcext:value-type="string" table:number-columns-spanned="1" table:number-rows-spanned="9">
            <text:p>?</text:p>
          </table:table-cell>
          <table:table-cell office:value-type="string" calcext:value-type="string" table:number-columns-spanned="1" table:number-rows-spanned="9">
            <text:p>number</text:p>
          </table:table-cell>
          <table:table-cell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status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4"/>
          <table:covered-table-cell table:number-columns-repeated="2"/>
          <table:table-cell/>
          <table:covered-table-cell table:number-columns-repeated="2"/>
          <table:table-cell/>
          <table:table-cell table:style-name="ce60" office:value-type="string" calcext:value-type="string">
            <text:p>Bit 0: <text:span text:style-name="T9">Low level sensor status</text:span>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4"/>
          <table:covered-table-cell table:number-columns-repeated="2"/>
          <table:table-cell/>
          <table:covered-table-cell table:number-columns-repeated="2"/>
          <table:table-cell/>
          <table:table-cell table:style-name="ce60" office:value-type="string" calcext:value-type="string">
            <text:p>Bit 1: <text:span text:style-name="T9">High level sensor status</text:span>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4"/>
          <table:covered-table-cell table:number-columns-repeated="2"/>
          <table:table-cell/>
          <table:covered-table-cell table:number-columns-repeated="2"/>
          <table:table-cell/>
          <table:table-cell table:style-name="ce60" office:value-type="string" calcext:value-type="string">
            <text:p>Bit 2: <text:span text:style-name="T9">&lt;reserved&gt;</text:span>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4"/>
          <table:covered-table-cell table:number-columns-repeated="2"/>
          <table:table-cell/>
          <table:covered-table-cell table:number-columns-repeated="2"/>
          <table:table-cell/>
          <table:table-cell table:style-name="ce60" office:value-type="string" calcext:value-type="string">
            <text:p>Bit 3: <text:span text:style-name="T9">&lt;reserved&gt;</text:span>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4"/>
          <table:covered-table-cell table:number-columns-repeated="2"/>
          <table:table-cell/>
          <table:covered-table-cell table:number-columns-repeated="2"/>
          <table:table-cell/>
          <table:table-cell table:style-name="ce60" office:value-type="string" calcext:value-type="string">
            <text:p>Bit 4: <text:span text:style-name="T9">Low level sensor support</text:span>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4"/>
          <table:covered-table-cell table:number-columns-repeated="2"/>
          <table:table-cell/>
          <table:covered-table-cell table:number-columns-repeated="2"/>
          <table:table-cell/>
          <table:table-cell table:style-name="ce60" office:value-type="string" calcext:value-type="string">
            <text:p>Bit 5: <text:span text:style-name="T9">High level sensor support</text:span>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4"/>
          <table:covered-table-cell table:number-columns-repeated="2"/>
          <table:table-cell/>
          <table:covered-table-cell table:number-columns-repeated="2"/>
          <table:table-cell/>
          <table:table-cell table:style-name="ce60" office:value-type="string" calcext:value-type="string">
            <text:p>Bit 6: <text:span text:style-name="T9">&lt;reserved&gt;</text:span>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4"/>
          <table:covered-table-cell table:number-columns-repeated="2"/>
          <table:table-cell/>
          <table:covered-table-cell table:number-columns-repeated="2"/>
          <table:table-cell/>
          <table:table-cell table:style-name="ce60" office:value-type="string" calcext:value-type="string">
            <text:p>Bit 7: <text:span text:style-name="T9">&lt;reserved&gt;</text:span>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8</text:p>
          </table:table-cell>
          <table:table-cell table:style-name="ce53" office:value-type="string" calcext:value-type="string">
            <text:p>Request data storage availability</text:p>
          </table:table-cell>
          <table:table-cell table:number-columns-repeated="7"/>
          <table:table-cell table:style-name="ce46" table:formula="of:=HEX2DEC([.A262])" office:value-type="float" office:value="216" calcext:value-type="float" table:number-columns-spanned="1" table:number-rows-spanned="10">
            <text:p>216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memory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volatile ( lost on reset 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volatile ( lost on power-down 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permanent ( limited use 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permanent ( unlimited use 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read 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read bytes per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write 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write bytes per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D7</text:p>
          </table:table-cell>
          <table:table-cell table:style-name="ce51" office:value-type="string" calcext:value-type="string">
            <text:p>Read data block</text:p>
          </table:table-cell>
          <table:table-cell table:number-columns-repeated="7"/>
          <table:table-cell table:style-name="ce46" table:formula="of:=HEX2DEC([.A272])" office:value-type="float" office:value="215" calcext:value-type="float" table:number-columns-spanned="1" table:number-rows-spanned="2">
            <text:p>215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block 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variable&gt;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D6</text:p>
          </table:table-cell>
          <table:table-cell table:style-name="ce51" office:value-type="string" calcext:value-type="string">
            <text:p>Write data block</text:p>
          </table:table-cell>
          <table:table-cell table:number-columns-repeated="6"/>
          <table:table-cell table:style-name="ce51" office:value-type="string" calcext:value-type="string">
            <text:p>Write data block [ACK]</text:p>
          </table:table-cell>
          <table:table-cell table:style-name="ce46" table:formula="of:=HEX2DEC([.A274])" office:value-type="float" office:value="214" calcext:value-type="float" table:number-columns-spanned="1" table:number-rows-spanned="3">
            <text:p>214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block 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4"/>
          <table: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vari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4"/>
          <table:table-cell table:style-name="ce51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5</text:p>
          </table:table-cell>
          <table:table-cell table:style-name="ce51" office:value-type="string" calcext:value-type="string" table:number-columns-spanned="1" table:number-rows-spanned="10">
            <text:p>Request option flags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4"/>
          <table:table-cell table:style-name="ce46" table:formula="of:=HEX2DEC([.A277])" office:value-type="float" office:value="213" calcext:value-type="float" table:number-columns-spanned="1" table:number-rows-spanned="10">
            <text:p>213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statu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6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7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D4</text:p>
          </table:table-cell>
          <table:table-cell table:style-name="ce51" office:value-type="string" calcext:value-type="string">
            <text:p>Request coin position</text:p>
          </table:table-cell>
          <table:table-cell table:number-columns-repeated="6"/>
          <table:table-cell table:style-name="ce51" office:value-type="string" calcext:value-type="string">
            <text:p>Request coin position</text:p>
          </table:table-cell>
          <table:table-cell table:style-name="ce46" table:formula="of:=HEX2DEC([.A287])" office:value-type="float" office:value="212" calcext:value-type="float" table:number-columns-spanned="1" table:number-rows-spanned="19">
            <text:p>212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 table:number-columns-spanned="1" table:number-rows-spanned="18">
            <text:p>credit code</text:p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number</text:p>
          </table:table-cell>
          <table:table-cell table:number-columns-spanned="1" table:number-rows-spanned="18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Position mask 1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6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7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Position mask 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6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7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6">
            <text:p>D3</text:p>
          </table:table-cell>
          <table:table-cell table:style-name="ce51" office:value-type="string" calcext:value-type="string">
            <text:p>Power management control</text:p>
          </table:table-cell>
          <table:table-cell table:number-columns-repeated="3"/>
          <table:table-cell table:number-columns-spanned="1" table:number-rows-spanned="6"/>
          <table:table-cell table:number-columns-spanned="1" table:number-rows-spanned="6"/>
          <table:table-cell table:number-columns-spanned="1" table:number-rows-spanned="6"/>
          <table:table-cell table:style-name="ce51" office:value-type="string" calcext:value-type="string" table:number-columns-spanned="1" table:number-rows-spanned="6">
            <text:p>Power management control [ACK]</text:p>
          </table:table-cell>
          <table:table-cell table:style-name="ce46" table:formula="of:=HEX2DEC([.A306])" office:value-type="float" office:value="211" calcext:value-type="float" table:number-columns-spanned="1" table:number-rows-spanned="6">
            <text:p>211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power o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normal operation ( automatic power switching if supported 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switch to low power m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switch to full power mod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shutdow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D2</text:p>
          </table:table-cell>
          <table:table-cell table:style-name="ce51" office:value-type="string" calcext:value-type="string">
            <text:p>Modify sorter paths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1" office:value-type="string" calcext:value-type="string" table:number-columns-spanned="1" table:number-rows-spanned="3">
            <text:p>Modify sorter paths [ACK]</text:p>
          </table:table-cell>
          <table:table-cell table:style-name="ce46" table:formula="of:=HEX2DEC([.A312])" office:value-type="float" office:value="210" calcext:value-type="float" table:number-columns-spanned="1" table:number-rows-spanned="3">
            <text:p>210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oin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p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D1</text:p>
          </table:table-cell>
          <table:table-cell table:style-name="ce51" office:value-type="string" calcext:value-type="string">
            <text:p>Request sorter paths</text:p>
          </table:table-cell>
          <table:table-cell table:number-columns-repeated="6"/>
          <table:table-cell table:style-name="ce51" office:value-type="string" calcext:value-type="string">
            <text:p>Request sorter paths</text:p>
          </table:table-cell>
          <table:table-cell table:style-name="ce46" table:formula="of:=HEX2DEC([.A315])" office:value-type="float" office:value="209" calcext:value-type="float" table:number-columns-spanned="1" table:number-rows-spanned="2">
            <text:p>209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oin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path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D0</text:p>
          </table:table-cell>
          <table:table-cell table:style-name="ce51" office:value-type="string" calcext:value-type="string">
            <text:p>Modify payout absolute count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1" office:value-type="string" calcext:value-type="string" table:number-columns-spanned="1" table:number-rows-spanned="2">
            <text:p>Modify payout absolute count [ACK]</text:p>
          </table:table-cell>
          <table:table-cell table:style-name="ce46" table:formula="of:=HEX2DEC([.A317])" office:value-type="float" office:value="208" calcext:value-type="float" table:number-columns-spanned="1" table:number-rows-spanned="2">
            <text:p>208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no. of co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F</text:p>
          </table:table-cell>
          <table:table-cell table:style-name="ce51" office:value-type="string" calcext:value-type="string">
            <text:p>Request payout absolute count</text:p>
          </table:table-cell>
          <table:table-cell table:number-columns-repeated="7"/>
          <table:table-cell table:style-name="ce46" table:formula="of:=HEX2DEC([.A319])" office:value-type="float" office:value="207" calcext:value-type="float" table:number-columns-spanned="1" table:number-rows-spanned="2">
            <text:p>207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hopper no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no. of coins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E</text:p>
          </table:table-cell>
          <table:table-cell table:style-name="ce55" office:value-type="string" calcext:value-type="string">
            <text:p>Empty payout</text:p>
          </table:table-cell>
          <table:table-cell table:number-columns-repeated="6"/>
          <table:table-cell table:style-name="ce55" office:value-type="string" calcext:value-type="string">
            <text:p>Empty payout [ACK]</text:p>
          </table:table-cell>
          <table:table-cell table:style-name="ce46" table:formula="of:=HEX2DEC([.A321])" office:value-type="float" office:value="206" calcext:value-type="float" table:number-columns-spanned="1" table:number-rows-spanned="2">
            <text:p>206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hopper no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status cod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D</text:p>
          </table:table-cell>
          <table:table-cell table:style-name="ce55" office:value-type="string" calcext:value-type="string" table:number-columns-spanned="1" table:number-rows-spanned="2">
            <text:p>Request audit information block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5" office:value-type="string" calcext:value-type="string">
            <text:p>Request audit information block</text:p>
          </table:table-cell>
          <table:table-cell table:style-name="ce46" table:formula="of:=HEX2DEC([.A323])" office:value-type="float" office:value="205" calcext:value-type="float" table:number-columns-spanned="1" table:number-rows-spanned="2">
            <text:p>205</text:p>
          </table:table-cell>
          <table:table-cell table:number-columns-repeated="1014"/>
        </table:table-row>
        <table:table-row table:style-name="ro3">
          <table:covered-table-cell/>
          <table:covered-table-cell table:style-name="ce55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51" office:value-type="string" calcext:value-type="string">
            <text:p><text:span text:style-name="T8">[ coins in hopper 1A ] [ coins in hopper 1B ]</text:span></text:p>
            <text:p><text:span text:style-name="T8">[ coins in hopper 2A ] [ coins in hopper 2B ]</text:span></text:p>
            <text:p><text:span text:style-name="T8">[ coins in hopper 3A ] [ coins in hopper 3B ]</text:span></text:p>
            <text:p><text:span text:style-name="T8">[ coins to cashbox A ] [ coin to cashbox B ] [ coins to cashbox C ]</text:span></text:p>
            <text:p><text:span text:style-name="T8">[ coins accepted A ] [ coins accepted B ] [ coins accepted C ]</text:span></text:p>
            <text:p><text:span text:style-name="T8">[ coins rejected A ] [ coins rejected B ] [ coins rejected C ]</text:span></text:p>
            <text:p><text:span text:style-name="T8">[ coins paid hop. 1A ] [ coins paid hop. 1B ] [ coins paid hop. 1C ]</text:span></text:p>
            <text:p><text:span text:style-name="T8">[ coins paid hop. 2A ] [ coins paid hop. 2B ] [ coins paid hop. 2C ]</text:span></text:p>
            <text:p><text:span text:style-name="T8">[ coins paid hop. 3A ] [ coins paid hop. 3B ] [ coins paid hop. 3C ]</text:span></text:p>
            <text:p><text:span text:style-name="T8">[ value to cashbox A ] [ value to cashbox B ]</text:span></text:p>
            <text:p><text:span text:style-name="T8">[ value to cashbox C ] [ value to cashbox D ]</text:span></text:p>
            <text:p><text:span text:style-name="T8">[ coin value scaling factor ]</text:span>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8">
            <text:p>CC</text:p>
          </table:table-cell>
          <table:table-cell table:style-name="ce51" office:value-type="string" calcext:value-type="string">
            <text:p>Meter control</text:p>
          </table:table-cell>
          <table:table-cell table:number-columns-repeated="6"/>
          <table:table-cell table:style-name="ce59" office:value-type="string" calcext:value-type="string">
            <text:p>Meter control [ACK]</text:p>
          </table:table-cell>
          <table:table-cell table:style-name="ce46" table:formula="of:=HEX2DEC([.A325])" office:value-type="float" office:value="204" calcext:value-type="float" table:number-columns-spanned="1" table:number-rows-spanned="8">
            <text:p>204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 table:number-columns-spanned="1" table:number-rows-spanned="7">
            <text:p>?</text:p>
          </table:table-cell>
          <table:table-cell office:value-type="string" calcext:value-type="string" table:number-columns-spanned="1" table:number-rows-spanned="7">
            <text:p>number</text:p>
          </table:table-cell>
          <table:table-cell table:number-columns-spanned="1" table:number-rows-spanned="7"/>
          <table:table-cell office:value-type="string" calcext:value-type="string" table:number-columns-spanned="1" table:number-rows-spanned="7">
            <text:p>Count [LSB]..[MSB]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set meter to valu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increment me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decrement met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reset met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read m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ou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8">
            <text:p>CB</text:p>
          </table:table-cell>
          <table:table-cell table:style-name="ce51" office:value-type="string" calcext:value-type="string">
            <text:p>Display control</text:p>
          </table:table-cell>
          <table:table-cell table:number-columns-repeated="6"/>
          <table:table-cell table:style-name="ce59" office:value-type="string" calcext:value-type="string">
            <text:p>Display control [ACK]</text:p>
          </table:table-cell>
          <table:table-cell table:style-name="ce46" table:formula="of:=HEX2DEC([.A333])" office:value-type="float" office:value="203" calcext:value-type="float" table:number-columns-spanned="1" table:number-rows-spanned="8">
            <text:p>203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 table:number-columns-spanned="1" table:number-rows-spanned="7">
            <text:p>?</text:p>
          </table:table-cell>
          <table:table-cell office:value-type="string" calcext:value-type="string" table:number-columns-spanned="1" table:number-rows-spanned="7">
            <text:p>data</text:p>
          </table:table-cell>
          <table:table-cell table:number-columns-spanned="1" table:number-rows-spanned="7"/>
          <table:table-cell table:style-name="ce54" office:value-type="string" calcext:value-type="string" table:number-columns-spanned="1" table:number-rows-spanned="7">
            <text:p>[ characters ] [ lines ]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send character ( append 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lear disp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send control cod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send string ( append 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request display siz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Display str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CA</text:p>
          </table:table-cell>
          <table:table-cell table:style-name="ce51" office:value-type="string" calcext:value-type="string">
            <text:p>Teach mode control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9" office:value-type="string" calcext:value-type="string" table:number-columns-spanned="1" table:number-rows-spanned="3">
            <text:p>Teach mode control [ACK]</text:p>
          </table:table-cell>
          <table:table-cell table:style-name="ce46" table:formula="of:=HEX2DEC([.A341])" office:value-type="float" office:value="202" calcext:value-type="float" table:number-columns-spanned="1" table:number-rows-spanned="3">
            <text:p>202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9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orientat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9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7">
            <text:p>C9</text:p>
          </table:table-cell>
          <table:table-cell table:style-name="ce51" office:value-type="string" calcext:value-type="string">
            <text:p>Request teach status</text:p>
          </table:table-cell>
          <table:table-cell table:number-columns-repeated="6"/>
          <table:table-cell table:style-name="ce51" office:value-type="string" calcext:value-type="string">
            <text:p>Request teach status</text:p>
          </table:table-cell>
          <table:table-cell table:style-name="ce46" table:formula="of:=HEX2DEC([.A344])" office:value-type="float" office:value="201" calcext:value-type="float" table:number-columns-spanned="1" table:number-rows-spanned="7">
            <text:p>201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no. of coins / bills entere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defaul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number</text:p>
          </table:table-cell>
          <table:table-cell/>
          <table:table-cell table:style-name="ce51" office:value-type="string" calcext:value-type="string">
            <text:p>status code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abort teach oper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252" calcext:value-type="float">
            <text:p>252</text:p>
          </table:table-cell>
          <table:table-cell table:style-name="ce51" office:value-type="string" calcext:value-type="string">
            <text:p>teach aborte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/>
          <table:table-cell table:number-columns-repeated="3"/>
          <table:covered-table-cell table:number-columns-repeated="2"/>
          <table:table-cell office:value-type="float" office:value="253" calcext:value-type="float">
            <text:p>253</text:p>
          </table:table-cell>
          <table:table-cell table:style-name="ce51" office:value-type="string" calcext:value-type="string">
            <text:p>teach error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/>
          <table:table-cell table:number-columns-repeated="3"/>
          <table:covered-table-cell table:number-columns-repeated="2"/>
          <table:table-cell office:value-type="float" office:value="254" calcext:value-type="float">
            <text:p>254</text:p>
          </table:table-cell>
          <table:table-cell table:style-name="ce51" office:value-type="string" calcext:value-type="string">
            <text:p>teaching in progress ( busy 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/>
          <table:table-cell table:number-columns-repeated="3"/>
          <table:covered-table-cell table:number-columns-repeated="2"/>
          <table:table-cell office:value-type="float" office:value="255" calcext:value-type="float">
            <text:p>255</text:p>
          </table:table-cell>
          <table:table-cell table:style-name="ce51" office:value-type="string" calcext:value-type="string">
            <text:p>teach completed</text:p>
          </table:table-cell>
          <table:covered-table-cell table:style-name="ce46"/>
          <table:table-cell table:number-columns-repeated="1014"/>
        </table:table-row>
        <table:table-row table:style-name="ro1">
          <table:table-cell table:style-name="ce73" office:value-type="string" calcext:value-type="string" table:number-columns-spanned="1" table:number-rows-spanned="8">
            <text:p>C8</text:p>
          </table:table-cell>
          <table:table-cell table:style-name="ce51" office:value-type="string" calcext:value-type="string">
            <text:p>ACMI unencrypted product id</text:p>
          </table:table-cell>
          <table:table-cell table:number-columns-repeated="6"/>
          <table:table-cell table:style-name="ce51" office:value-type="string" calcext:value-type="string">
            <text:p>ACMI unencrypted product id</text:p>
          </table:table-cell>
          <table:table-cell table:style-name="ce46" table:formula="of:=HEX2DEC([.A351])" office:value-type="float" office:value="200" calcext:value-type="float" table:number-columns-spanned="1" table:number-rows-spanned="8">
            <text:p>200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max DH key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 table:number-columns-spanned="1" table:number-rows-spanned="7">
            <text:p>?</text:p>
          </table:table-cell>
          <table:table-cell office:value-type="string" calcext:value-type="string" table:number-columns-spanned="1" table:number-rows-spanned="7">
            <text:p>data</text:p>
          </table:table-cell>
          <table:table-cell table:number-columns-spanned="1" table:number-rows-spanned="7"/>
          <table:table-cell office:value-type="string" calcext:value-type="string" table:number-columns-spanned="1" table:number-rows-spanned="7">
            <text:p><text:span text:style-name="T8">[ max DH key length ] [ max baud rate ]</text:span></text:p>
            <text:p><text:span text:style-name="T8">[ frm rev 1 ] [ frm rev 2 ] [ frm rev 3 ] [ frm rev 4 ]</text:span></text:p>
            <text:p><text:span text:style-name="T8">[ frm rev 5 ] [ frm rev 6 ] [ frm rev 7 ] [ frm rev 8 ]</text:span></text:p>
            <text:p><text:span text:style-name="T8">[ ACMI revision 1 ] [ ACMI revision 2 ]</text:span></text:p>
            <text:p><text:span text:style-name="T8">[ serial 1 ] [ serial 2 ] [ serial 3 ] [ serial 4 ]</text:span></text:p>
            <text:p><text:span text:style-name="T8">[ manuf 1 ] [ manuf 2 ] [ manuf 3 ] [ manuf 4 ]</text:span></text:p>
            <text:p><text:span text:style-name="T8">[ manuf 5 ] [ manuf 6 ] [ manuf 7 ] [ manuf 8 ]</text:span></text:p>
            <text:p><text:span text:style-name="T8">[ manuf 9 ] [ manuf 10 ] [ manuf 11 ] [ manuf 12 ]</text:span></text:p>
            <text:p><text:span text:style-name="T8">[ manuf 13 ] [ manuf 14 ] [ manuf 15 ] [ manuf 16 ]</text:span></text:p>
            <text:p><text:span text:style-name="T8">[ prod code 1 ] [ prod code 2 ] [ prod code 3 ] [ prod code 4 ]</text:span></text:p>
            <text:p><text:span text:style-name="T8">[ prod code 5 ] [ prod code 6 ] [ prod code 7 ] [ prod code 8 ]</text:span></text:p>
            <text:p><text:span text:style-name="T8">[ DH counter LSB ] [ DH counter MSB ]</text:span>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128 bi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256 bi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512 bit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1024 bit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2048 bi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4096 bit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C7</text:p>
          </table:table-cell>
          <table:table-cell table:style-name="ce51" office:value-type="string" calcext:value-type="string">
            <text:p>Configuration to EEPROM</text:p>
          </table:table-cell>
          <table:table-cell table:number-columns-repeated="6"/>
          <table:table-cell table:style-name="ce51" office:value-type="string" calcext:value-type="string">
            <text:p>Configuration to EEPROM [ACK]</text:p>
          </table:table-cell>
          <table:table-cell table:style-name="ce46" table:formula="of:=HEX2DEC([.A359])" office:value-type="float" office:value="199" calcext:value-type="float">
            <text:p>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</text:p>
          </table:table-cell>
          <table:table-cell table:style-name="ce51" office:value-type="string" calcext:value-type="string">
            <text:p>Counters to EEPROM</text:p>
          </table:table-cell>
          <table:table-cell table:number-columns-repeated="6"/>
          <table:table-cell table:style-name="ce51" office:value-type="string" calcext:value-type="string">
            <text:p>Counters to EEPROM [ACK]</text:p>
          </table:table-cell>
          <table:table-cell table:style-name="ce46" table:formula="of:=HEX2DEC([.A360])" office:value-type="float" office:value="198" calcext:value-type="float">
            <text:p>198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5</text:p>
          </table:table-cell>
          <table:table-cell table:style-name="ce51" office:value-type="string" calcext:value-type="string" table:number-columns-spanned="1" table:number-rows-spanned="2">
            <text:p>Calculate ROM checksum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1" office:value-type="string" calcext:value-type="string">
            <text:p>Calculate ROM checksum</text:p>
          </table:table-cell>
          <table:table-cell table:style-name="ce46" table:formula="of:=HEX2DEC([.A361])" office:value-type="float" office:value="197" calcext:value-type="float" table:number-columns-spanned="1" table:number-rows-spanned="2">
            <text:p>197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checksum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4</text:p>
          </table:table-cell>
          <table:table-cell table:style-name="ce51" office:value-type="string" calcext:value-type="string" table:number-columns-spanned="1" table:number-rows-spanned="2">
            <text:p>Request creation dat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1" office:value-type="string" calcext:value-type="string">
            <text:p>Request creation date</text:p>
          </table:table-cell>
          <table:table-cell table:style-name="ce46" table:formula="of:=HEX2DEC([.A363])" office:value-type="float" office:value="196" calcext:value-type="float" table:number-columns-spanned="1" table:number-rows-spanned="2">
            <text:p>196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date cod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3</text:p>
          </table:table-cell>
          <table:table-cell table:style-name="ce51" office:value-type="string" calcext:value-type="string" table:number-columns-spanned="1" table:number-rows-spanned="2">
            <text:p>Request last modification dat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1" office:value-type="string" calcext:value-type="string">
            <text:p>Request last modification date</text:p>
          </table:table-cell>
          <table:table-cell table:style-name="ce46" table:formula="of:=HEX2DEC([.A365])" office:value-type="float" office:value="195" calcext:value-type="float" table:number-columns-spanned="1" table:number-rows-spanned="2">
            <text:p>195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date cod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2</text:p>
          </table:table-cell>
          <table:table-cell table:style-name="ce51" office:value-type="string" calcext:value-type="string" table:number-columns-spanned="1" table:number-rows-spanned="2">
            <text:p>Request reject counter</text:p>
          </table:table-cell>
          <table:table-cell table:number-columns-repeated="6"/>
          <table:table-cell table:style-name="ce51" office:value-type="string" calcext:value-type="string">
            <text:p>Request reject counter</text:p>
          </table:table-cell>
          <table:table-cell table:style-name="ce46" table:formula="of:=HEX2DEC([.A367])" office:value-type="float" office:value="194" calcext:value-type="float" table:number-columns-spanned="1" table:number-rows-spanned="2">
            <text:p>194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1</text:p>
          </table:table-cell>
          <table:table-cell table:style-name="ce51" office:value-type="string" calcext:value-type="string">
            <text:p>Request fraud counter</text:p>
          </table:table-cell>
          <table:table-cell table:number-columns-repeated="7"/>
          <table:table-cell table:style-name="ce46" table:formula="of:=HEX2DEC([.A369])" office:value-type="float" office:value="193" calcext:value-type="float" table:number-columns-spanned="1" table:number-rows-spanned="2">
            <text:p>193</text:p>
          </table:table-cell>
          <table:table-cell table:number-columns-repeated="1014"/>
        </table:table-row>
        <table:table-row table:style-name="ro1">
          <table:covered-table-cell/>
          <table:table-cell table:style-name="ce51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0</text:p>
          </table:table-cell>
          <table:table-cell table:style-name="ce51" office:value-type="string" calcext:value-type="string" table:number-columns-spanned="1" table:number-rows-spanned="2">
            <text:p>Request build code</text:p>
          </table:table-cell>
          <table:table-cell table:number-columns-repeated="6"/>
          <table:table-cell table:style-name="ce51" office:value-type="string" calcext:value-type="string">
            <text:p>Request build code</text:p>
          </table:table-cell>
          <table:table-cell table:style-name="ce46" table:formula="of:=HEX2DEC([.A371])" office:value-type="float" office:value="192" calcext:value-type="float" table:number-columns-spanned="1" table:number-rows-spanned="2">
            <text:p>192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53" office:value-type="string" calcext:value-type="string">
            <text:p>build cod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BF</text:p>
          </table:table-cell>
          <table:table-cell table:style-name="ce51" office:value-type="string" calcext:value-type="string">
            <text:p>Keypad control</text:p>
          </table:table-cell>
          <table:table-cell table:number-columns-repeated="6"/>
          <table:table-cell table:style-name="ce51" office:value-type="string" calcext:value-type="string">
            <text:p>Keypad control</text:p>
          </table:table-cell>
          <table:table-cell table:style-name="ce46" table:formula="of:=HEX2DEC([.A373])" office:value-type="float" office:value="191" calcext:value-type="float" table:number-columns-spanned="1" table:number-rows-spanned="4">
            <text:p>191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keypad code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number</text:p>
          </table:table-cell>
          <table:table-cell/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51" office:value-type="string" calcext:value-type="string">
            <text:p>cursor posi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 table:number-columns-spanned="1" table:number-rows-spanned="2">
            <text:p>return current display message</text:p>
          </table:table-cell>
          <table:covered-table-cell table:number-columns-repeated="2"/>
          <table:table-cell office:value-type="float" office:value="0" calcext:value-type="float" table:number-columns-spanned="1" table:number-rows-spanned="2">
            <text:p>0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style-name="ce51" office:value-type="string" calcext:value-type="string">
            <text:p>cursor off or not use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chars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BE</text:p>
          </table:table-cell>
          <table:table-cell table:style-name="ce51"/>
          <table:table-cell table:number-columns-repeated="7"/>
          <table:table-cell table:style-name="ce46" table:formula="of:=HEX2DEC([.A377])" office:value-type="float" office:value="190" calcext:value-type="float">
            <text:p>190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BD</text:p>
          </table:table-cell>
          <table:table-cell table:style-name="ce51" office:value-type="string" calcext:value-type="string">
            <text:p>Modify default sorter path</text:p>
          </table:table-cell>
          <table:table-cell table:number-columns-repeated="6"/>
          <table:table-cell table:style-name="ce51" office:value-type="string" calcext:value-type="string">
            <text:p>Modify default sorter path [ACK]</text:p>
          </table:table-cell>
          <table:table-cell table:style-name="ce46" table:formula="of:=HEX2DEC([.A378])" office:value-type="float" office:value="189" calcext:value-type="float" table:number-columns-spanned="1" table:number-rows-spanned="2">
            <text:p>189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default p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BC</text:p>
          </table:table-cell>
          <table:table-cell table:style-name="ce51" office:value-type="string" calcext:value-type="string" table:number-columns-spanned="1" table:number-rows-spanned="2">
            <text:p>Request default sorter path</text:p>
          </table:table-cell>
          <table:table-cell table:number-columns-repeated="6"/>
          <table:table-cell table:style-name="ce51" office:value-type="string" calcext:value-type="string">
            <text:p>Request default sorter path</text:p>
          </table:table-cell>
          <table:table-cell table:style-name="ce46" table:formula="of:=HEX2DEC([.A380])" office:value-type="float" office:value="188" calcext:value-type="float" table:number-columns-spanned="1" table:number-rows-spanned="2">
            <text:p>188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default path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BB</text:p>
          </table:table-cell>
          <table:table-cell table:style-name="ce51" office:value-type="string" calcext:value-type="string">
            <text:p>Modify payout capacity</text:p>
          </table:table-cell>
          <table:table-cell table:number-columns-repeated="6"/>
          <table:table-cell table:style-name="ce51" office:value-type="string" calcext:value-type="string">
            <text:p>Modify payout capacity [ACK]</text:p>
          </table:table-cell>
          <table:table-cell table:style-name="ce46" table:formula="of:=HEX2DEC([.A382])" office:value-type="float" office:value="187" calcext:value-type="float" table:number-columns-spanned="1" table:number-rows-spanned="2">
            <text:p>187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no. of co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BA</text:p>
          </table:table-cell>
          <table:table-cell table:style-name="ce53" office:value-type="string" calcext:value-type="string" table:number-columns-spanned="1" table:number-rows-spanned="2">
            <text:p>Request payout capacity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3" office:value-type="string" calcext:value-type="string">
            <text:p>Request payout capacity</text:p>
          </table:table-cell>
          <table:table-cell table:style-name="ce46" table:formula="of:=HEX2DEC([.A384])" office:value-type="float" office:value="186" calcext:value-type="float" table:number-columns-spanned="1" table:number-rows-spanned="2">
            <text:p>186</text:p>
          </table:table-cell>
          <table:table-cell table:number-columns-repeated="1014"/>
        </table:table-row>
        <table:table-row table:style-name="ro1">
          <table:covered-table-cell/>
          <table:covered-table-cell table:style-name="ce53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no. of coins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B9</text:p>
          </table:table-cell>
          <table:table-cell table:style-name="ce51" office:value-type="string" calcext:value-type="string">
            <text:p>Modify coin id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1" office:value-type="string" calcext:value-type="string" table:number-columns-spanned="1" table:number-rows-spanned="3">
            <text:p>Modify coin id [ACK]</text:p>
          </table:table-cell>
          <table:table-cell table:style-name="ce46" table:formula="of:=HEX2DEC([.A386])" office:value-type="float" office:value="185" calcext:value-type="float" table:number-columns-spanned="1" table:number-rows-spanned="3">
            <text:p>185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oin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Description str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B8</text:p>
          </table:table-cell>
          <table:table-cell table:style-name="ce51" office:value-type="string" calcext:value-type="string">
            <text:p>Request coin id</text:p>
          </table:table-cell>
          <table:table-cell table:number-columns-repeated="6"/>
          <table:table-cell table:style-name="ce51" office:value-type="string" calcext:value-type="string">
            <text:p>Request coin id</text:p>
          </table:table-cell>
          <table:table-cell table:style-name="ce46" table:formula="of:=HEX2DEC([.A389])" office:value-type="float" office:value="184" calcext:value-type="float" table:number-columns-spanned="1" table:number-rows-spanned="2">
            <text:p>184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oin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51" office:value-type="string" calcext:value-type="string">
            <text:p>Description string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9">
            <text:p>B7</text:p>
          </table:table-cell>
          <table:table-cell table:style-name="ce51" office:value-type="string" calcext:value-type="string">
            <text:p>Upload window data</text:p>
          </table:table-cell>
          <table:table-cell table:number-columns-repeated="6"/>
          <table:table-cell table:style-name="ce51" office:value-type="string" calcext:value-type="string">
            <text:p>Upload window data [ACK]</text:p>
          </table:table-cell>
          <table:table-cell table:style-name="ce46" table:formula="of:=HEX2DEC([.A391])" office:value-type="float" office:value="183" calcext:value-type="float" table:number-columns-spanned="1" table:number-rows-spanned="9">
            <text:p>183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program co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modify credit c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delete coi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program tok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delete toke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2" office:value-type="string" calcext:value-type="string">
            <text:p>coin/token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redit cod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 table:number-columns-repeated="5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B6</text:p>
          </table:table-cell>
          <table:table-cell table:style-name="ce51" office:value-type="string" calcext:value-type="string" table:number-columns-spanned="1" table:number-rows-spanned="2">
            <text:p>Download calibration info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1" office:value-type="string" calcext:value-type="string">
            <text:p>Download calibration info</text:p>
          </table:table-cell>
          <table:table-cell table:style-name="ce46" table:formula="of:=HEX2DEC([.A400])" office:value-type="float" office:value="182" calcext:value-type="float" table:number-columns-spanned="1" table:number-rows-spanned="2">
            <text:p>182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data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B5</text:p>
          </table:table-cell>
          <table:table-cell table:style-name="ce51" office:value-type="string" calcext:value-type="string">
            <text:p>Modify security setting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1" office:value-type="string" calcext:value-type="string" table:number-columns-spanned="1" table:number-rows-spanned="3">
            <text:p>Modify security setting [ACK]</text:p>
          </table:table-cell>
          <table:table-cell table:style-name="ce46" table:formula="of:=HEX2DEC([.A402])" office:value-type="float" office:value="181" calcext:value-type="float" table:number-columns-spanned="1" table:number-rows-spanned="3">
            <text:p>181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oin / bill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6">
          <table:covered-table-cell/>
          <table:table-cell table:style-name="ce51" office:value-type="string" calcext:value-type="string">
            <text:p>security setting</text:p>
            <text:p><text:span text:style-name="T8">0 - default setting ( nominal performance )</text:span></text:p>
            <text:p><text:span text:style-name="T8">1 to 7 - gradually increase fraud rejection ( 7 steps )</text:span></text:p>
            <text:p><text:span text:style-name="T8">255 to 249 - gradually increase true acceptance ( 7 steps )</text:span></text:p>
            <text:p><text:span text:style-name="T8">8 to 248 - undefined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B4</text:p>
          </table:table-cell>
          <table:table-cell table:style-name="ce51" office:value-type="string" calcext:value-type="string">
            <text:p>Request security setting</text:p>
          </table:table-cell>
          <table:table-cell table:number-columns-repeated="6"/>
          <table:table-cell table:style-name="ce51" office:value-type="string" calcext:value-type="string">
            <text:p>Request security setting</text:p>
          </table:table-cell>
          <table:table-cell table:style-name="ce46" table:formula="of:=HEX2DEC([.A405])" office:value-type="float" office:value="180" calcext:value-type="float" table:number-columns-spanned="1" table:number-rows-spanned="2">
            <text:p>180</text:p>
          </table:table-cell>
          <table:table-cell table:number-columns-repeated="1014"/>
        </table:table-row>
        <table:table-row table:style-name="ro6">
          <table:covered-table-cell/>
          <table:table-cell table:style-name="ce51" office:value-type="string" calcext:value-type="string">
            <text:p>coin / bill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security setting</text:p>
            <text:p><text:span text:style-name="T8">0 - default setting ( nominal performance )</text:span></text:p>
            <text:p><text:span text:style-name="T8">1 to 7 - gradually increase fraud rejection ( 7 steps )</text:span></text:p>
            <text:p><text:span text:style-name="T8">255 to 249 - gradually increase true acceptance ( 7 steps )</text:span></text:p>
            <text:p><text:span text:style-name="T8">8 to 248 - undefined</text:span>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B3</text:p>
          </table:table-cell>
          <table:table-cell table:style-name="ce51" office:value-type="string" calcext:value-type="string">
            <text:p>Modify bank select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1" office:value-type="string" calcext:value-type="string" table:number-columns-spanned="1" table:number-rows-spanned="3">
            <text:p>Modify bank select [ACK]</text:p>
          </table:table-cell>
          <table:table-cell table:style-name="ce46" table:formula="of:=HEX2DEC([.A407])" office:value-type="float" office:value="179" calcext:value-type="float" table:number-columns-spanned="1" table:number-rows-spanned="3">
            <text:p>179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bank no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default ban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B2</text:p>
          </table:table-cell>
          <table:table-cell table:style-name="ce51" office:value-type="string" calcext:value-type="string" table:number-columns-spanned="1" table:number-rows-spanned="3">
            <text:p>Request bank select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3"/>
          <table:table-cell table:style-name="ce51" office:value-type="string" calcext:value-type="string">
            <text:p>Request bank select</text:p>
          </table:table-cell>
          <table:table-cell table:style-name="ce46" table:formula="of:=HEX2DEC([.A410])" office:value-type="float" office:value="178" calcext:value-type="float" table:number-columns-spanned="1" table:number-rows-spanned="3">
            <text:p>178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bank no.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table:number-columns-repeated="2"/>
          <table:table-cell office:value-type="float" office:value="0" calcext:value-type="float">
            <text:p>0</text:p>
          </table:table-cell>
          <table:table-cell table:style-name="ce51" office:value-type="string" calcext:value-type="string">
            <text:p>default bank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B1</text:p>
          </table:table-cell>
          <table:table-cell table:style-name="ce51" office:value-type="string" calcext:value-type="string">
            <text:p>Handheld function</text:p>
          </table:table-cell>
          <table:table-cell table:number-columns-repeated="6"/>
          <table:table-cell table:style-name="ce51" office:value-type="string" calcext:value-type="string">
            <text:p>Handheld function</text:p>
          </table:table-cell>
          <table:table-cell table:style-name="ce46" table:formula="of:=HEX2DEC([.A413])" office:value-type="float" office:value="177" calcext:value-type="float" table:number-columns-spanned="1" table:number-rows-spanned="3">
            <text:p>177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Mode / fun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51" office:value-type="string" calcext:value-type="string">
            <text:p>variable&gt;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variable&g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 table:number-columns-repeated="5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B0</text:p>
          </table:table-cell>
          <table:table-cell table:style-name="ce51" office:value-type="string" calcext:value-type="string" table:number-columns-spanned="1" table:number-rows-spanned="2">
            <text:p>Request alarm counte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1" office:value-type="string" calcext:value-type="string">
            <text:p>Request alarm counter</text:p>
          </table:table-cell>
          <table:table-cell table:style-name="ce46" table:formula="of:=HEX2DEC([.A416])" office:value-type="float" office:value="176" calcext:value-type="float" table:number-columns-spanned="1" table:number-rows-spanned="2">
            <text:p>176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alarm count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F</text:p>
          </table:table-cell>
          <table:table-cell table:style-name="ce51" office:value-type="string" calcext:value-type="string">
            <text:p>Modify payout float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1" office:value-type="string" calcext:value-type="string" table:number-columns-spanned="1" table:number-rows-spanned="2">
            <text:p>Modify payout float [ACK]</text:p>
          </table:table-cell>
          <table:table-cell table:style-name="ce46" table:formula="of:=HEX2DEC([.A418])" office:value-type="float" office:value="175" calcext:value-type="float" table:number-columns-spanned="1" table:number-rows-spanned="2">
            <text:p>175</text:p>
          </table:table-cell>
          <table:table-cell table:number-columns-repeated="1014"/>
        </table:table-row>
        <table:table-row table:style-name="ro1">
          <table:covered-table-cell/>
          <table:table-cell table:style-name="ce52" office:value-type="string" calcext:value-type="string">
            <text:p>no. of co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E</text:p>
          </table:table-cell>
          <table:table-cell table:style-name="ce51" office:value-type="string" calcext:value-type="string">
            <text:p>Request payout float</text:p>
          </table:table-cell>
          <table:table-cell table:number-columns-repeated="6"/>
          <table:table-cell table:style-name="ce51" office:value-type="string" calcext:value-type="string">
            <text:p>Request payout float</text:p>
          </table:table-cell>
          <table:table-cell table:style-name="ce46" table:formula="of:=HEX2DEC([.A420])" office:value-type="float" office:value="174" calcext:value-type="float" table:number-columns-spanned="1" table:number-rows-spanned="2">
            <text:p>174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hopper no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no. of coins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D</text:p>
          </table:table-cell>
          <table:table-cell table:style-name="ce51" office:value-type="string" calcext:value-type="string" table:number-columns-spanned="1" table:number-rows-spanned="2">
            <text:p>Request thermistor reading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4"/>
          <table:table-cell table:style-name="ce46" table:formula="of:=HEX2DEC([.A422])" office:value-type="float" office:value="173" calcext:value-type="float" table:number-columns-spanned="1" table:number-rows-spanned="2">
            <text:p>173</text:p>
          </table:table-cell>
          <table:table-cell table:number-columns-repeated="1014"/>
        </table:table-row>
        <table:table-row table:style-name="ro7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111" office:value-type="string" calcext:value-type="string">
            <text:p><text:span text:style-name="T12">thermistor value [</text:span><text:span text:style-name="T14">temperature = (((thermistor value - 128) / 102 * 45) + 25) </text:span><text:span text:style-name="T15">°</text:span><text:span text:style-name="T16">C</text:span><text:span text:style-name="T12">]</text:span>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C</text:p>
          </table:table-cell>
          <table:table-cell table:style-name="ce51" office:value-type="string" calcext:value-type="string" table:number-columns-spanned="1" table:number-rows-spanned="2">
            <text:p>Emergency stop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1" office:value-type="string" calcext:value-type="string">
            <text:p>Emergency stop</text:p>
          </table:table-cell>
          <table:table-cell table:style-name="ce46" table:formula="of:=HEX2DEC([.A424])" office:value-type="float" office:value="172" calcext:value-type="float" table:number-columns-spanned="1" table:number-rows-spanned="2">
            <text:p>172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payout coins remaining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B</text:p>
          </table:table-cell>
          <table:table-cell table:style-name="ce51" office:value-type="string" calcext:value-type="string" table:number-columns-spanned="1" table:number-rows-spanned="2">
            <text:p>Request hopper coin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office:value-type="string" calcext:value-type="string">
            <text:p>Request hopper coin</text:p>
          </table:table-cell>
          <table:table-cell table:style-name="ce46" table:formula="of:=HEX2DEC([.A426])" office:value-type="float" office:value="171" calcext:value-type="float" table:number-columns-spanned="1" table:number-rows-spanned="2">
            <text:p>171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in nam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A</text:p>
          </table:table-cell>
          <table:table-cell table:style-name="ce51" office:value-type="string" calcext:value-type="string" table:number-columns-spanned="1" table:number-rows-spanned="2">
            <text:p>Request base yea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1" office:value-type="string" calcext:value-type="string">
            <text:p>Request base year</text:p>
          </table:table-cell>
          <table:table-cell table:style-name="ce46" table:formula="of:=HEX2DEC([.A428])" office:value-type="float" office:value="170" calcext:value-type="float" table:number-columns-spanned="1" table:number-rows-spanned="2">
            <text:p>170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base year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A9</text:p>
          </table:table-cell>
          <table:table-cell table:style-name="ce51" office:value-type="string" calcext:value-type="string" table:number-columns-spanned="1" table:number-rows-spanned="10">
            <text:p>Request address mode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3"/>
          <table:table-cell table:style-name="ce51" office:value-type="string" calcext:value-type="string">
            <text:p>Request address mode</text:p>
          </table:table-cell>
          <table:table-cell table:style-name="ce46" table:formula="of:=HEX2DEC([.A430])" office:value-type="float" office:value="169" calcext:value-type="float" table:number-columns-spanned="1" table:number-rows-spanned="10">
            <text:p>169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table:style-name="ce51" office:value-type="string" calcext:value-type="string">
            <text:p>address mode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table:style-name="ce51" office:value-type="string" calcext:value-type="string">
            <text:p>B0 - Address is stored in Flash / ROM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table:style-name="ce51" office:value-type="string" calcext:value-type="string">
            <text:p>B1 - Address is stored in RAM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table:style-name="ce51" office:value-type="string" calcext:value-type="string">
            <text:p>B2 - Address is stored in EEPROM or equivalent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table:style-name="ce51" office:value-type="string" calcext:value-type="string">
            <text:p>B3 - Address selection via interface connector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table:style-name="ce51" office:value-type="string" calcext:value-type="string">
            <text:p>B4 - Address selection via PCB link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table:style-name="ce51" office:value-type="string" calcext:value-type="string">
            <text:p>B5 - Address selection via switch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table:style-name="ce51" office:value-type="string" calcext:value-type="string">
            <text:p>B6 - Address may be changed with serial commands ( volatile 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table:style-name="ce51" office:value-type="string" calcext:value-type="string">
            <text:p>B7 - Address may be changed with serial commands ( non-volatile )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8</text:p>
          </table:table-cell>
          <table:table-cell table:style-name="ce51" office:value-type="string" calcext:value-type="string" table:number-columns-spanned="1" table:number-rows-spanned="2">
            <text:p>Request hopper dispense count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1" office:value-type="string" calcext:value-type="string">
            <text:p>Request hopper dispense count</text:p>
          </table:table-cell>
          <table:table-cell table:style-name="ce46" table:formula="of:=HEX2DEC([.A440])" office:value-type="float" office:value="168" calcext:value-type="float" table:number-columns-spanned="1" table:number-rows-spanned="2">
            <text:p>168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7</text:p>
          </table:table-cell>
          <table:table-cell table:style-name="ce51" office:value-type="string" calcext:value-type="string">
            <text:p>Dispense hopper coins</text:p>
          </table:table-cell>
          <table:table-cell table:number-columns-repeated="6"/>
          <table:table-cell table:style-name="ce51" office:value-type="string" calcext:value-type="string">
            <text:p>Dispense hopper coins [ACK]</text:p>
          </table:table-cell>
          <table:table-cell table:style-name="ce46" table:formula="of:=HEX2DEC([.A442])" office:value-type="float" office:value="167" calcext:value-type="float" table:number-columns-spanned="1" table:number-rows-spanned="3">
            <text:p>167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vari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event counter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no. of co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5">
            <text:p>A6</text:p>
          </table:table-cell>
          <table:table-cell table:style-name="ce51" office:value-type="string" calcext:value-type="string" table:number-columns-spanned="1" table:number-rows-spanned="5">
            <text:p>Request hopper status</text:p>
          </table:table-cell>
          <table:table-cell table:number-columns-spanned="1" table:number-rows-spanned="5"/>
          <table:table-cell table:number-columns-spanned="1" table:number-rows-spanned="5"/>
          <table:table-cell table:number-columns-spanned="1" table:number-rows-spanned="5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Request hopper status</text:p>
          </table:table-cell>
          <table:table-cell table:style-name="ce46" table:formula="of:=HEX2DEC([.A445])" office:value-type="float" office:value="166" calcext:value-type="float" table:number-columns-spanned="1" table:number-rows-spanned="5">
            <text:p>166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event counter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payout coins remaining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last payout : coins pai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table:number-columns-repeated="3"/>
          <table:table-cell table:style-name="ce51" office:value-type="string" calcext:value-type="string">
            <text:p>last payout : coins unpaid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5</text:p>
          </table:table-cell>
          <table:table-cell table:style-name="ce51" office:value-type="string" calcext:value-type="string">
            <text:p>Modify variable set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1" office:value-type="string" calcext:value-type="string" table:number-columns-spanned="1" table:number-rows-spanned="2">
            <text:p>Modify variable set [ACK]</text:p>
          </table:table-cell>
          <table:table-cell table:style-name="ce46" table:formula="of:=HEX2DEC([.A450])" office:value-type="float" office:value="165" calcext:value-type="float" table:number-columns-spanned="1" table:number-rows-spanned="2">
            <text:p>165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variab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4</text:p>
          </table:table-cell>
          <table:table-cell table:style-name="ce51" office:value-type="string" calcext:value-type="string">
            <text:p>Enable hopper</text:p>
          </table:table-cell>
          <table:table-cell table:number-columns-repeated="3"/>
          <table:table-cell table:number-columns-spanned="1" table:number-rows-spanned="3"/>
          <table:table-cell table:number-columns-repeated="2"/>
          <table:table-cell table:style-name="ce51" office:value-type="string" calcext:value-type="string" table:number-columns-spanned="1" table:number-rows-spanned="3">
            <text:p>Enable hopper [ACK]</text:p>
          </table:table-cell>
          <table:table-cell table:style-name="ce46" table:formula="of:=HEX2DEC([.A452])" office:value-type="float" office:value="164" calcext:value-type="float" table:number-columns-spanned="1" table:number-rows-spanned="3">
            <text:p>164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enable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/>
          <table:table-cell table:number-columns-repeated="2"/>
          <table:covered-table-cell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magic number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covered-table-cell/>
          <table:table-cell table:number-columns-repeated="2"/>
          <table:covered-table-cell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1">
            <text:p>A3</text:p>
          </table:table-cell>
          <table:table-cell table:style-name="ce51" office:value-type="string" calcext:value-type="string" table:number-columns-spanned="1" table:number-rows-spanned="11">
            <text:p>Test hopper</text:p>
          </table:table-cell>
          <table:table-cell table:number-columns-spanned="1" table:number-rows-spanned="11"/>
          <table:table-cell table:number-columns-spanned="1" table:number-rows-spanned="11"/>
          <table:table-cell table:number-columns-spanned="1" table:number-rows-spanned="11"/>
          <table:table-cell table:number-columns-repeated="3"/>
          <table:table-cell office:value-type="string" calcext:value-type="string">
            <text:p>Test hopper</text:p>
          </table:table-cell>
          <table:table-cell table:style-name="ce46" table:formula="of:=HEX2DEC([.A455])" office:value-type="float" office:value="163" calcext:value-type="float" table:number-columns-spanned="1" table:number-rows-spanned="11">
            <text:p>163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table:style-name="ce51" office:value-type="string" calcext:value-type="string">
            <text:p>hopper status register 1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table:style-name="ce51" office:value-type="string" calcext:value-type="string">
            <text:p>Bit 0 - Absolute maximum current exceede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table:style-name="ce51" office:value-type="string" calcext:value-type="string">
            <text:p>Bit 1 - Payout timeout occurre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table:style-name="ce51" office:value-type="string" calcext:value-type="string">
            <text:p>Bit 2 - Motor reversed during last payout to clear a jam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table:style-name="ce51" office:value-type="string" calcext:value-type="string">
            <text:p>Bit 3 - Opto fraud attempt, path blocked during idle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table:style-name="ce51" office:value-type="string" calcext:value-type="string">
            <text:p>Bit 4 - Opto fraud attempt, short-circuit during idle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table:style-name="ce51" office:value-type="string" calcext:value-type="string">
            <text:p>Bit 5 - Opto blocked permanently during payout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table:style-name="ce51" office:value-type="string" calcext:value-type="string">
            <text:p>Bit 6 - Power-up detecte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table:style-name="ce51" office:value-type="string" calcext:value-type="string">
            <text:p>Bit 7 - Payout disable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51" office:value-type="string" calcext:value-type="string">
            <text:p>hopper status register 2, 3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55">
            <text:p>A2</text:p>
          </table:table-cell>
          <table:table-cell table:style-name="ce51" office:value-type="string" calcext:value-type="string">
            <text:p>Modify inhibit and override registers</text:p>
          </table:table-cell>
          <table:table-cell table:number-columns-repeated="3"/>
          <table:table-cell table:number-columns-spanned="1" table:number-rows-spanned="55"/>
          <table:table-cell table:number-columns-spanned="1" table:number-rows-spanned="55"/>
          <table:table-cell table:number-columns-spanned="1" table:number-rows-spanned="55"/>
          <table:table-cell table:style-name="ce51" office:value-type="string" calcext:value-type="string" table:number-columns-spanned="1" table:number-rows-spanned="55">
            <text:p>Modify inhibit and override registers [ACK]</text:p>
          </table:table-cell>
          <table:table-cell table:style-name="ce46" table:formula="of:=HEX2DEC([.A466])" office:value-type="float" office:value="162" calcext:value-type="float" table:number-columns-spanned="1" table:number-rows-spanned="55">
            <text:p>162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urrent : inhibit mask 1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urrent : inhibit mask 2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urrent : sorter override bit mask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next : inhibit mask 1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next : inhibit mask 2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next : sorter override bit mask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1</text:p>
          </table:table-cell>
          <table:table-cell table:style-name="ce51" office:value-type="string" calcext:value-type="string">
            <text:p>Pump RNG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1" office:value-type="string" calcext:value-type="string" table:number-columns-spanned="1" table:number-rows-spanned="2">
            <text:p>Pump RNG [ACK]</text:p>
          </table:table-cell>
          <table:table-cell table:style-name="ce46" table:formula="of:=HEX2DEC([.A521])" office:value-type="float" office:value="161" calcext:value-type="float" table:number-columns-spanned="1" table:number-rows-spanned="2">
            <text:p>161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variab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0</text:p>
          </table:table-cell>
          <table:table-cell table:style-name="ce51" office:value-type="string" calcext:value-type="string" table:number-columns-spanned="1" table:number-rows-spanned="2">
            <text:p>Request cipher key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1" office:value-type="string" calcext:value-type="string">
            <text:p>Request cipher key</text:p>
          </table:table-cell>
          <table:table-cell table:style-name="ce46" table:formula="of:=HEX2DEC([.A523])" office:value-type="float" office:value="160" calcext:value-type="float" table:number-columns-spanned="1" table:number-rows-spanned="2">
            <text:p>160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51" office:value-type="string" calcext:value-type="string">
            <text:p>variabl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9F</text:p>
          </table:table-cell>
          <table:table-cell table:style-name="ce51" office:value-type="string" calcext:value-type="string" table:number-columns-spanned="1" table:number-rows-spanned="3">
            <text:p>Read buffered bill events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3"/>
          <table:table-cell office:value-type="string" calcext:value-type="string">
            <text:p>Read buffered bill events</text:p>
          </table:table-cell>
          <table:table-cell table:style-name="ce46" table:formula="of:=HEX2DEC([.A525])" office:value-type="float" office:value="159" calcext:value-type="float" table:number-columns-spanned="1" table:number-rows-spanned="3">
            <text:p>159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event counter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54" office:value-type="string" calcext:value-type="string">
            <text:p>[result 1A][result 1B]..[result nA][result nB]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9E</text:p>
          </table:table-cell>
          <table:table-cell table:style-name="ce51" office:value-type="string" calcext:value-type="string">
            <text:p>Modify bill id</text:p>
          </table:table-cell>
          <table:table-cell table:number-columns-repeated="4"/>
          <table:table-cell table:number-columns-spanned="1" table:number-rows-spanned="3"/>
          <table:table-cell table:number-columns-spanned="1" table:number-rows-spanned="3"/>
          <table:table-cell table:style-name="ce51" office:value-type="string" calcext:value-type="string" table:number-columns-spanned="1" table:number-rows-spanned="3">
            <text:p>Modify bill id [ACK]</text:p>
          </table:table-cell>
          <table:table-cell table:style-name="ce46" table:formula="of:=HEX2DEC([.A528])" office:value-type="float" office:value="158" calcext:value-type="float" table:number-columns-spanned="1" table:number-rows-spanned="3">
            <text:p>158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bill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 table:number-columns-repeated="3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bill id str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number-columns-repeated="2"/>
          <table:covered-table-cell table:number-columns-repeated="3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9D</text:p>
          </table:table-cell>
          <table:table-cell table:style-name="ce51" office:value-type="string" calcext:value-type="string">
            <text:p>Request bill id</text:p>
          </table:table-cell>
          <table:table-cell table:number-columns-repeated="6"/>
          <table:table-cell table:style-name="ce51" office:value-type="string" calcext:value-type="string">
            <text:p>Request bill id</text:p>
          </table:table-cell>
          <table:table-cell table:style-name="ce46" table:formula="of:=HEX2DEC([.A531])" office:value-type="float" office:value="157" calcext:value-type="float" table:number-columns-spanned="1" table:number-rows-spanned="2">
            <text:p>157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bill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51" office:value-type="string" calcext:value-type="string">
            <text:p>bill id string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9C</text:p>
          </table:table-cell>
          <table:table-cell table:style-name="ce51" office:value-type="string" calcext:value-type="string">
            <text:p>Request country scaling factor</text:p>
          </table:table-cell>
          <table:table-cell table:number-columns-repeated="6"/>
          <table:table-cell table:style-name="ce51" office:value-type="string" calcext:value-type="string">
            <text:p>Request country scaling factor</text:p>
          </table:table-cell>
          <table:table-cell table:style-name="ce46" table:formula="of:=HEX2DEC([.A533])" office:value-type="float" office:value="156" calcext:value-type="float" table:number-columns-spanned="1" table:number-rows-spanned="3">
            <text:p>156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ou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scaling factor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decimal places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9B</text:p>
          </table:table-cell>
          <table:table-cell table:style-name="ce51" office:value-type="string" calcext:value-type="string">
            <text:p>Request bill position</text:p>
          </table:table-cell>
          <table:table-cell table:number-columns-repeated="6"/>
          <table:table-cell table:style-name="ce51" office:value-type="string" calcext:value-type="string">
            <text:p>Request bill position</text:p>
          </table:table-cell>
          <table:table-cell table:style-name="ce46" table:formula="of:=HEX2DEC([.A536])" office:value-type="float" office:value="155" calcext:value-type="float" table:number-columns-spanned="1" table:number-rows-spanned="19">
            <text:p>155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 table:number-columns-spanned="1" table:number-rows-spanned="18">
            <text:p>country</text:p>
          </table:table-cell>
          <table:table-cell office:value-type="float" office:value="2" calcext:value-type="float" table:number-columns-spanned="1" table:number-rows-spanned="18">
            <text:p>2</text:p>
          </table:table-cell>
          <table:table-cell office:value-type="string" calcext:value-type="string" table:number-columns-spanned="1" table:number-rows-spanned="18">
            <text:p>string</text:p>
          </table:table-cell>
          <table:table-cell table:number-columns-spanned="1" table:number-rows-spanned="18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Position mask 1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6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7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Position mask 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7"/>
          <table:table-cell/>
          <table:table-cell office:value-type="string" calcext:value-type="string">
            <text:p>Bit 6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 table:number-columns-repeated="7"/>
          <table:table-cell/>
          <table:table-cell office:value-type="string" calcext:value-type="string">
            <text:p>Bit 7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5">
            <text:p>9A</text:p>
          </table:table-cell>
          <table:table-cell table:style-name="ce51" office:value-type="string" calcext:value-type="string">
            <text:p>Route bill</text:p>
          </table:table-cell>
          <table:table-cell table:number-columns-repeated="6"/>
          <table:table-cell table:style-name="ce51" office:value-type="string" calcext:value-type="string">
            <text:p>Route bill [ACK]</text:p>
          </table:table-cell>
          <table:table-cell table:style-name="ce46" table:formula="of:=HEX2DEC([.A555])" office:value-type="float" office:value="154" calcext:value-type="float" table:number-columns-spanned="1" table:number-rows-spanned="5">
            <text:p>154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route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 table:number-columns-spanned="1" table:number-rows-spanned="3">
            <text:p>?</text:p>
          </table:table-cell>
          <table:table-cell office:value-type="string" calcext:value-type="string" table:number-columns-spanned="1" table:number-rows-spanned="3">
            <text:p>number</text:p>
          </table:table-cell>
          <table:table-cell/>
          <table:table-cell table:style-name="ce51" office:value-type="string" calcext:value-type="string">
            <text:p>error code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return bi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2"/>
          <table:table-cell office:value-type="float" office:value="254" calcext:value-type="float">
            <text:p>254</text:p>
          </table:table-cell>
          <table:table-cell table:style-name="ce51" office:value-type="string" calcext:value-type="string">
            <text:p>escrow is empty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send bill to cashbox / stack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255" calcext:value-type="float">
            <text:p>255</text:p>
          </table:table-cell>
          <table:table-cell table:style-name="ce51" office:value-type="string" calcext:value-type="string">
            <text:p>failed to route bill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extend escrow timeout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99</text:p>
          </table:table-cell>
          <table:table-cell table:style-name="ce51" office:value-type="string" calcext:value-type="string">
            <text:p>Modify bill operating mode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51" office:value-type="string" calcext:value-type="string" table:number-columns-spanned="1" table:number-rows-spanned="10">
            <text:p>Modify bill operating mode</text:p>
          </table:table-cell>
          <table:table-cell table:style-name="ce46" table:formula="of:=HEX2DEC([.A560])" office:value-type="float" office:value="153" calcext:value-type="float" table:number-columns-spanned="1" table:number-rows-spanned="10">
            <text:p>153</text:p>
          </table:table-cell>
          <table:table-cell table:number-columns-repeated="1014"/>
        </table:table-row>
        <table:table-row table:style-name="ro1">
          <table:table-cell/>
          <table:table-cell table:style-name="ce51" office:value-type="string" calcext:value-type="string">
            <text:p>mode control mask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covered-table-cell table:number-columns-repeated="4"/>
          <table:covered-table-cell table:style-name="ce46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Bit 0 - <text:span text:style-name="T8">stacker</text:span>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Bit 1 - <text:span text:style-name="T8">escrow</text:span>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t 2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t 3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t 4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t 5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t 6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t 7</text:p>
          </table:table-cell>
          <table:covered-table-cell table:number-columns-repeated="7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98</text:p>
          </table:table-cell>
          <table:table-cell table:style-name="ce51" office:value-type="string" calcext:value-type="string" table:number-columns-spanned="1" table:number-rows-spanned="10">
            <text:p>Request bill operating mode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3"/>
          <table:table-cell table:style-name="ce51" office:value-type="string" calcext:value-type="string">
            <text:p>Request bill operating mode</text:p>
          </table:table-cell>
          <table:table-cell table:style-name="ce46" table:formula="of:=HEX2DEC([.A570])" office:value-type="float" office:value="152" calcext:value-type="float" table:number-columns-spanned="1" table:number-rows-spanned="10">
            <text:p>152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51" office:value-type="string" calcext:value-type="string">
            <text:p>mode control mask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1"/>
          <table:covered-table-cell table:number-columns-repeated="6"/>
          <table:table-cell office:value-type="string" calcext:value-type="string">
            <text:p>Bit 0 - <text:span text:style-name="T8">stacker</text:span></text:p>
          </table:table-cell>
          <table:covered-table-cell table:style-name="ce46"/>
          <table:table-cell table:number-columns-repeated="1014"/>
        </table:table-row>
        <table:table-row table:style-name="ro2">
          <table:covered-table-cell/>
          <table:covered-table-cell table:style-name="ce51"/>
          <table:covered-table-cell table:number-columns-repeated="6"/>
          <table:table-cell office:value-type="string" calcext:value-type="string">
            <text:p>Bit 1 - <text:span text:style-name="T8">escrow</text:span>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office:value-type="string" calcext:value-type="string">
            <text:p>Bit 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office:value-type="string" calcext:value-type="string">
            <text:p>Bit 3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office:value-type="string" calcext:value-type="string">
            <text:p>Bit 4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office:value-type="string" calcext:value-type="string">
            <text:p>Bit 5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office:value-type="string" calcext:value-type="string">
            <text:p>Bit 6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office:value-type="string" calcext:value-type="string">
            <text:p>Bit 7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7">
            <text:p>97</text:p>
          </table:table-cell>
          <table:table-cell table:style-name="ce51" office:value-type="string" calcext:value-type="string">
            <text:p>Test lamps</text:p>
          </table:table-cell>
          <table:table-cell table:number-columns-repeated="4"/>
          <table:table-cell table:number-columns-spanned="1" table:number-rows-spanned="7"/>
          <table:table-cell table:number-columns-spanned="1" table:number-rows-spanned="7"/>
          <table:table-cell table:style-name="ce51" office:value-type="string" calcext:value-type="string" table:number-columns-spanned="1" table:number-rows-spanned="7">
            <text:p>Test lamps [ACK]</text:p>
          </table:table-cell>
          <table:table-cell table:style-name="ce46" table:formula="of:=HEX2DEC([.A580])" office:value-type="float" office:value="151" calcext:value-type="float" table:number-columns-spanned="1" table:number-rows-spanned="7">
            <text:p>151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lamp no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 table:number-columns-repeated="3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lamp 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 table:number-columns-repeated="3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automatic mode, allow device to control la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covered-table-cell table:number-columns-repeated="3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manual mode, force lamp of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covered-table-cell table:number-columns-repeated="3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manual mode, force lamp 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covered-table-cell table:number-columns-repeated="3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manual mode, force lamp to flash ( 50% duty cycle, on time in 10ms step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covered-table-cell table:number-columns-repeated="3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96</text:p>
          </table:table-cell>
          <table:table-cell table:style-name="ce51" office:value-type="string" calcext:value-type="string">
            <text:p>Request individual accept counter</text:p>
          </table:table-cell>
          <table:table-cell table:number-columns-repeated="6"/>
          <table:table-cell table:style-name="ce51" office:value-type="string" calcext:value-type="string">
            <text:p>Request individual accept counter</text:p>
          </table:table-cell>
          <table:table-cell table:style-name="ce46" table:formula="of:=HEX2DEC([.A587])" office:value-type="float" office:value="150" calcext:value-type="float" table:number-columns-spanned="1" table:number-rows-spanned="2">
            <text:p>150</text:p>
          </table:table-cell>
          <table:table-cell table:number-columns-repeated="1014"/>
        </table:table-row>
        <table:table-row table:style-name="ro1">
          <table:covered-table-cell/>
          <table:table-cell table:style-name="ce52" office:value-type="string" calcext:value-type="string">
            <text:p>bill/coin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95</text:p>
          </table:table-cell>
          <table:table-cell table:style-name="ce51" office:value-type="string" calcext:value-type="string">
            <text:p>Request individual error counter</text:p>
          </table:table-cell>
          <table:table-cell table:number-columns-repeated="6"/>
          <table:table-cell table:style-name="ce51" office:value-type="string" calcext:value-type="string">
            <text:p>Request individual error counter</text:p>
          </table:table-cell>
          <table:table-cell table:style-name="ce46" table:formula="of:=HEX2DEC([.A589])" office:value-type="float" office:value="149" calcext:value-type="float" table:number-columns-spanned="1" table:number-rows-spanned="2">
            <text:p>149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error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94</text:p>
          </table:table-cell>
          <table:table-cell table:style-name="ce51" office:value-type="string" calcext:value-type="string" table:number-columns-spanned="1" table:number-rows-spanned="2">
            <text:p>Read opto voltages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1" office:value-type="string" calcext:value-type="string">
            <text:p>Read opto voltages</text:p>
          </table:table-cell>
          <table:table-cell table:style-name="ce46" table:formula="of:=HEX2DEC([.A591])" office:value-type="float" office:value="148" calcext:value-type="float" table:number-columns-spanned="1" table:number-rows-spanned="2">
            <text:p>148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variabl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93</text:p>
          </table:table-cell>
          <table:table-cell table:style-name="ce51" office:value-type="string" calcext:value-type="string" table:number-columns-spanned="1" table:number-rows-spanned="4">
            <text:p>Perform stacker cycle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repeated="3"/>
          <table:table-cell office:value-type="string" calcext:value-type="string">
            <text:p>Perform stacker cycle [ACK]</text:p>
          </table:table-cell>
          <table:table-cell table:style-name="ce46" table:formula="of:=HEX2DEC([.A593])" office:value-type="float" office:value="147" calcext:value-type="float" table:number-columns-spanned="1" table:number-rows-spanned="4">
            <text:p>147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error code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table:number-columns-repeated="2"/>
          <table:table-cell office:value-type="float" office:value="254" calcext:value-type="float">
            <text:p>254</text:p>
          </table:table-cell>
          <table:table-cell table:style-name="ce51" office:value-type="string" calcext:value-type="string">
            <text:p>stacker fault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table:number-columns-repeated="2"/>
          <table:table-cell office:value-type="float" office:value="255" calcext:value-type="float">
            <text:p>255</text:p>
          </table:table-cell>
          <table:table-cell table:style-name="ce51" office:value-type="string" calcext:value-type="string">
            <text:p>stacker not fitted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1">
            <text:p>92</text:p>
          </table:table-cell>
          <table:table-cell table:style-name="ce51" office:value-type="string" calcext:value-type="string">
            <text:p>Operate bi-directional motors</text:p>
          </table:table-cell>
          <table:table-cell table:number-columns-repeated="3"/>
          <table:table-cell table:number-columns-spanned="1" table:number-rows-spanned="21"/>
          <table:table-cell table:number-columns-spanned="1" table:number-rows-spanned="21"/>
          <table:table-cell table:number-columns-spanned="1" table:number-rows-spanned="21"/>
          <table:table-cell table:style-name="ce51" office:value-type="string" calcext:value-type="string" table:number-columns-spanned="1" table:number-rows-spanned="21">
            <text:p>Operate bi-directional motors [ACK]</text:p>
          </table:table-cell>
          <table:table-cell table:style-name="ce46" table:formula="of:=HEX2DEC([.A597])" office:value-type="float" office:value="146" calcext:value-type="float" table:number-columns-spanned="1" table:number-rows-spanned="21">
            <text:p>146</text:p>
          </table:table-cell>
          <table:table-cell table:number-columns-repeated="1014"/>
        </table:table-row>
        <table:table-row table:style-name="ro2">
          <table:covered-table-cell/>
          <table:table-cell table:style-name="ce51" office:value-type="string" calcext:value-type="string">
            <text:p>motor mask. <text:span text:style-name="T8">0 = off, 1 = on</text:span>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2">
          <table:covered-table-cell/>
          <table:table-cell table:style-name="ce51" office:value-type="string" calcext:value-type="string">
            <text:p>direction flags. <text:span text:style-name="T8">0 = backwards, 1 = forwards</text:span>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default spe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91</text:p>
          </table:table-cell>
          <table:table-cell table:style-name="ce51" office:value-type="string" calcext:value-type="string">
            <text:p>Request currency revision</text:p>
          </table:table-cell>
          <table:table-cell table:number-columns-repeated="6"/>
          <table:table-cell table:style-name="ce51" office:value-type="string" calcext:value-type="string">
            <text:p>Request currency revision</text:p>
          </table:table-cell>
          <table:table-cell table:style-name="ce46" table:formula="of:=HEX2DEC([.A618])" office:value-type="float" office:value="145" calcext:value-type="float" table:number-columns-spanned="1" table:number-rows-spanned="2">
            <text:p>145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ountr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number-columns-repeated="2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90</text:p>
          </table:table-cell>
          <table:table-cell table:style-name="ce51" office:value-type="string" calcext:value-type="string">
            <text:p>Upload bill tables</text:p>
          </table:table-cell>
          <table:table-cell table:number-columns-repeated="3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style-name="ce51" office:value-type="string" calcext:value-type="string" table:number-columns-spanned="1" table:number-rows-spanned="4">
            <text:p>Upload bill tables [ACK]</text:p>
          </table:table-cell>
          <table:table-cell table:style-name="ce46" table:formula="of:=HEX2DEC([.A620])" office:value-type="float" office:value="144" calcext:value-type="float" table:number-columns-spanned="1" table:number-rows-spanned="4">
            <text:p>144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dat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8F</text:p>
          </table:table-cell>
          <table:table-cell table:style-name="ce51" office:value-type="string" calcext:value-type="string">
            <text:p>Begin bill table upgrade</text:p>
          </table:table-cell>
          <table:table-cell table:number-columns-repeated="6"/>
          <table:table-cell table:style-name="ce51" office:value-type="string" calcext:value-type="string">
            <text:p>Begin bill table upgrade [ACK]</text:p>
          </table:table-cell>
          <table:table-cell table:style-name="ce46" table:formula="of:=HEX2DEC([.A624])" office:value-type="float" office:value="143" calcext:value-type="float">
            <text:p>1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E</text:p>
          </table:table-cell>
          <table:table-cell table:style-name="ce51" office:value-type="string" calcext:value-type="string">
            <text:p>Finish bill table upgrade</text:p>
          </table:table-cell>
          <table:table-cell table:number-columns-repeated="6"/>
          <table:table-cell table:style-name="ce51" office:value-type="string" calcext:value-type="string">
            <text:p>Finish bill table upgrade [ACK]</text:p>
          </table:table-cell>
          <table:table-cell table:style-name="ce46" table:formula="of:=HEX2DEC([.A625])" office:value-type="float" office:value="142" calcext:value-type="float">
            <text:p>142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8D</text:p>
          </table:table-cell>
          <table:table-cell table:style-name="ce51" office:value-type="string" calcext:value-type="string">
            <text:p>Request firmware upgrade capability</text:p>
          </table:table-cell>
          <table:table-cell table:number-columns-repeated="6"/>
          <table:table-cell table:style-name="ce51" office:value-type="string" calcext:value-type="string">
            <text:p>Request firmware upgrade capability</text:p>
          </table:table-cell>
          <table:table-cell table:style-name="ce46" table:formula="of:=HEX2DEC([.A626])" office:value-type="float" office:value="141" calcext:value-type="float" table:number-columns-spanned="1" table:number-rows-spanned="4">
            <text:p>141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 table:number-columns-spanned="1" table:number-rows-spanned="3">
            <text:p>module identifier</text:p>
          </table:table-cell>
          <table:table-cell office:value-type="string" calcext:value-type="string" table:number-columns-spanned="1" table:number-rows-spanned="3">
            <text:p>?</text:p>
          </table:table-cell>
          <table:table-cell office:value-type="string" calcext:value-type="string" table:number-columns-spanned="1" table:number-rows-spanned="3">
            <text:p>data</text:p>
          </table:table-cell>
          <table:table-cell table:number-columns-spanned="1" table:number-rows-spanned="3"/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number</text:p>
          </table:table-cell>
          <table:table-cell/>
          <table:table-cell table:style-name="ce51" office:value-type="string" calcext:value-type="string">
            <text:p>firmware option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0" calcext:value-type="float">
            <text:p>0</text:p>
          </table:table-cell>
          <table:table-cell table:style-name="ce51" office:value-type="string" calcext:value-type="string">
            <text:p>firmware in ROM / EPROM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firmware in FLASH / EEPROM with upgrade capability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8C</text:p>
          </table:table-cell>
          <table:table-cell table:style-name="ce51" office:value-type="string" calcext:value-type="string">
            <text:p>Upload firmware</text:p>
          </table:table-cell>
          <table:table-cell table:number-columns-repeated="3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style-name="ce51" office:value-type="string" calcext:value-type="string" table:number-columns-spanned="1" table:number-rows-spanned="4">
            <text:p>Upload firmware [ACK]</text:p>
          </table:table-cell>
          <table:table-cell table:style-name="ce46" table:formula="of:=HEX2DEC([.A630])" office:value-type="float" office:value="140" calcext:value-type="float" table:number-columns-spanned="1" table:number-rows-spanned="4">
            <text:p>140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dat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B</text:p>
          </table:table-cell>
          <table:table-cell table:style-name="ce51" office:value-type="string" calcext:value-type="string">
            <text:p>Begin firmware upgrade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1" office:value-type="string" calcext:value-type="string" table:number-columns-spanned="1" table:number-rows-spanned="2">
            <text:p>Begin firmware upgrade [ACK]</text:p>
          </table:table-cell>
          <table:table-cell table:style-name="ce46" table:formula="of:=HEX2DEC([.A634])" office:value-type="float" office:value="139" calcext:value-type="float" table:number-columns-spanned="1" table:number-rows-spanned="2">
            <text:p>139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module identifi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8A</text:p>
          </table:table-cell>
          <table:table-cell table:style-name="ce51" office:value-type="string" calcext:value-type="string">
            <text:p>Finish firmware upgrade</text:p>
          </table:table-cell>
          <table:table-cell table:number-columns-repeated="6"/>
          <table:table-cell table:style-name="ce51" office:value-type="string" calcext:value-type="string">
            <text:p>Finish firmware upgrade [ACK]</text:p>
          </table:table-cell>
          <table:table-cell table:style-name="ce46" table:formula="of:=HEX2DEC([.A636])" office:value-type="float" office:value="138" calcext:value-type="float">
            <text:p>1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</text:p>
          </table:table-cell>
          <table:table-cell table:style-name="ce51" office:value-type="string" calcext:value-type="string">
            <text:p>Switch encryption code</text:p>
          </table:table-cell>
          <table:table-cell table:number-columns-repeated="3"/>
          <table:table-cell table:number-columns-spanned="1" table:number-rows-spanned="7"/>
          <table:table-cell table:number-columns-spanned="1" table:number-rows-spanned="7"/>
          <table:table-cell table:number-columns-spanned="1" table:number-rows-spanned="7"/>
          <table:table-cell table:style-name="ce51" office:value-type="string" calcext:value-type="string" table:number-columns-spanned="1" table:number-rows-spanned="7">
            <text:p>Switch encryption code [ACK]</text:p>
          </table:table-cell>
          <table:table-cell table:style-name="ce46" table:formula="of:=HEX2DEC([.A637])" office:value-type="float" office:value="137" calcext:value-type="float" table:number-columns-spanned="1" table:number-rows-spanned="7">
            <text:p>137</text:p>
          </table:table-cell>
          <table:table-cell table:number-columns-repeated="1014"/>
        </table:table-row>
        <table:table-row table:style-name="ro1">
          <table:table-cell/>
          <table:table-cell table:style-name="ce51" office:value-type="string" calcext:value-type="string">
            <text:p>Sec 2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/>
          <table:table-cell table:style-name="ce51" office:value-type="string" calcext:value-type="string">
            <text:p>Sec 1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/>
          <table:table-cell table:style-name="ce51" office:value-type="string" calcext:value-type="string">
            <text:p>Sec 4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/>
          <table:table-cell table:style-name="ce51" office:value-type="string" calcext:value-type="string">
            <text:p>Sec 3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/>
          <table:table-cell table:style-name="ce51" office:value-type="string" calcext:value-type="string">
            <text:p>Sec 6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/>
          <table:table-cell table:style-name="ce51" office:value-type="string" calcext:value-type="string">
            <text:p>Sec 5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88</text:p>
          </table:table-cell>
          <table:table-cell table:style-name="ce51" office:value-type="string" calcext:value-type="string">
            <text:p>Store encryption code</text:p>
          </table:table-cell>
          <table:table-cell table:number-columns-repeated="6"/>
          <table:table-cell table:style-name="ce51" office:value-type="string" calcext:value-type="string">
            <text:p>Store encryption code [ACK]</text:p>
          </table:table-cell>
          <table:table-cell table:style-name="ce46" table:formula="of:=HEX2DEC([.A644])" office:value-type="float" office:value="136" calcext:value-type="float">
            <text:p>1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7</text:p>
          </table:table-cell>
          <table:table-cell table:style-name="ce51" office:value-type="string" calcext:value-type="string">
            <text:p>Set accept limit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1" office:value-type="string" calcext:value-type="string" table:number-columns-spanned="1" table:number-rows-spanned="2">
            <text:p>Set accept limit [ACK]</text:p>
          </table:table-cell>
          <table:table-cell table:style-name="ce46" table:formula="of:=HEX2DEC([.A645])" office:value-type="float" office:value="135" calcext:value-type="float" table:number-columns-spanned="1" table:number-rows-spanned="2">
            <text:p>135</text:p>
          </table:table-cell>
          <table:table-cell table:number-columns-repeated="1014"/>
        </table:table-row>
        <table:table-row table:style-name="ro1">
          <table:table-cell/>
          <table:table-cell table:style-name="ce51" office:value-type="string" calcext:value-type="string">
            <text:p>no. of co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86</text:p>
          </table:table-cell>
          <table:table-cell table:style-name="ce51" office:value-type="string" calcext:value-type="string">
            <text:p>Dispense hopper value</text:p>
          </table:table-cell>
          <table:table-cell table:number-columns-repeated="6"/>
          <table:table-cell table:style-name="ce51" office:value-type="string" calcext:value-type="string">
            <text:p>Dispense hopper value</text:p>
          </table:table-cell>
          <table:table-cell table:style-name="ce46" table:formula="of:=HEX2DEC([.A647])" office:value-type="float" office:value="134" calcext:value-type="float" table:number-columns-spanned="1" table:number-rows-spanned="3">
            <text:p>134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Sec 1-8 [0..9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 table:number-columns-spanned="1" table:number-rows-spanned="2">
            <text:p>?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number-columns-spanned="1" table:number-rows-spanned="2"/>
          <table:table-cell table:style-name="ce51" office:value-type="string" calcext:value-type="string" table:number-columns-spanned="1" table:number-rows-spanned="2">
            <text:p>event counter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oin 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5">
            <text:p>85</text:p>
          </table:table-cell>
          <table:table-cell table:style-name="ce51" office:value-type="string" calcext:value-type="string" table:number-columns-spanned="1" table:number-rows-spanned="5">
            <text:p>Request hopper polling value</text:p>
          </table:table-cell>
          <table:table-cell table:number-columns-spanned="1" table:number-rows-spanned="5"/>
          <table:table-cell table:number-columns-spanned="1" table:number-rows-spanned="5"/>
          <table:table-cell table:number-columns-spanned="1" table:number-rows-spanned="5"/>
          <table:table-cell table:number-columns-repeated="3"/>
          <table:table-cell table:style-name="ce51" office:value-type="string" calcext:value-type="string">
            <text:p>Request hopper polling value</text:p>
          </table:table-cell>
          <table:table-cell table:style-name="ce46" table:formula="of:=HEX2DEC([.A650])" office:value-type="float" office:value="133" calcext:value-type="float" table:number-columns-spanned="1" table:number-rows-spanned="5">
            <text:p>133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event counter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payout value remaining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last payout : coin value pai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last payout : coin value unpaid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4</text:p>
          </table:table-cell>
          <table:table-cell table:style-name="ce51" office:value-type="string" calcext:value-type="string" table:number-columns-spanned="1" table:number-rows-spanned="2">
            <text:p>Emergency stop valu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9" office:value-type="string" calcext:value-type="string">
            <text:p>Emergency stop value</text:p>
          </table:table-cell>
          <table:table-cell table:style-name="ce46" table:formula="of:=HEX2DEC([.A655])" office:value-type="float" office:value="132" calcext:value-type="float" table:number-columns-spanned="1" table:number-rows-spanned="2">
            <text:p>132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payout value remaining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83</text:p>
          </table:table-cell>
          <table:table-cell table:style-name="ce51" office:value-type="string" calcext:value-type="string">
            <text:p>Request hopper coin value</text:p>
          </table:table-cell>
          <table:table-cell table:number-columns-repeated="6"/>
          <table:table-cell table:style-name="ce51" office:value-type="string" calcext:value-type="string">
            <text:p>Request hopper coin value</text:p>
          </table:table-cell>
          <table:table-cell table:style-name="ce46" table:formula="of:=HEX2DEC([.A657])" office:value-type="float" office:value="131" calcext:value-type="float" table:number-columns-spanned="1" table:number-rows-spanned="3">
            <text:p>131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 table:number-columns-spanned="1" table:number-rows-spanned="2">
            <text:p>coin type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ring</text:p>
          </table:table-cell>
          <table:table-cell table:number-columns-repeated="2"/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coin valu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2</text:p>
          </table:table-cell>
          <table:table-cell table:style-name="ce51" office:value-type="string" calcext:value-type="string">
            <text:p>Request indexed hopper dispense count</text:p>
          </table:table-cell>
          <table:table-cell table:number-columns-repeated="6"/>
          <table:table-cell table:style-name="ce51" office:value-type="string" calcext:value-type="string">
            <text:p>Request indexed hopper dispense count</text:p>
          </table:table-cell>
          <table:table-cell table:style-name="ce46" table:formula="of:=HEX2DEC([.A660])" office:value-type="float" office:value="130" calcext:value-type="float" table:number-columns-spanned="1" table:number-rows-spanned="2">
            <text:p>130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oin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1</text:p>
          </table:table-cell>
          <table:table-cell table:style-name="ce51" office:value-type="string" calcext:value-type="string" table:number-columns-spanned="1" table:number-rows-spanned="2">
            <text:p>Read barcode data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office:value-type="string" calcext:value-type="string">
            <text:p>Read barcode data</text:p>
          </table:table-cell>
          <table:table-cell table:style-name="ce46" table:formula="of:=HEX2DEC([.A662])" office:value-type="float" office:value="129" calcext:value-type="float" table:number-columns-spanned="1" table:number-rows-spanned="2">
            <text:p>129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barcode data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0</text:p>
          </table:table-cell>
          <table:table-cell table:style-name="ce51" office:value-type="string" calcext:value-type="string" table:number-columns-spanned="1" table:number-rows-spanned="2">
            <text:p>Request money in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4"/>
          <table:table-cell table:style-name="ce46" table:formula="of:=HEX2DEC([.A664])" office:value-type="float" office:value="128" calcext:value-type="float" table:number-columns-spanned="1" table:number-rows-spanned="2">
            <text:p>128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valu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7F</text:p>
          </table:table-cell>
          <table:table-cell table:style-name="ce51" office:value-type="string" calcext:value-type="string" table:number-columns-spanned="1" table:number-rows-spanned="2">
            <text:p>Request money out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4"/>
          <table:table-cell table:style-name="ce46" table:formula="of:=HEX2DEC([.A666])" office:value-type="float" office:value="127" calcext:value-type="float" table:number-columns-spanned="1" table:number-rows-spanned="2">
            <text:p>127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valu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7E</text:p>
          </table:table-cell>
          <table:table-cell table:style-name="ce51" office:value-type="string" calcext:value-type="string">
            <text:p>Clear money counters</text:p>
          </table:table-cell>
          <table:table-cell table:number-columns-repeated="6"/>
          <table:table-cell table:style-name="ce51" office:value-type="string" calcext:value-type="string">
            <text:p>Clear money counters [ACK]</text:p>
          </table:table-cell>
          <table:table-cell table:style-name="ce46" table:formula="of:=HEX2DEC([.A668])" office:value-type="float" office:value="126" calcext:value-type="float">
            <text:p>126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7D</text:p>
          </table:table-cell>
          <table:table-cell table:style-name="ce51" office:value-type="string" calcext:value-type="string">
            <text:p>Pay money out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1" office:value-type="string" calcext:value-type="string" table:number-columns-spanned="1" table:number-rows-spanned="2">
            <text:p>Pay money out [ACK]</text:p>
          </table:table-cell>
          <table:table-cell table:style-name="ce46" table:formula="of:=HEX2DEC([.A669])" office:value-type="float" office:value="125" calcext:value-type="float" table:number-columns-spanned="1" table:number-rows-spanned="2">
            <text:p>125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va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7C</text:p>
          </table:table-cell>
          <table:table-cell table:style-name="ce51" office:value-type="string" calcext:value-type="string" table:number-columns-spanned="1" table:number-rows-spanned="4">
            <text:p>Verify money out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repeated="3"/>
          <table:table-cell table:style-name="ce51" office:value-type="string" calcext:value-type="string">
            <text:p>Verify money out</text:p>
          </table:table-cell>
          <table:table-cell table:style-name="ce46" table:formula="of:=HEX2DEC([.A671])" office:value-type="float" office:value="124" calcext:value-type="float" table:number-columns-spanned="1" table:number-rows-spanned="4">
            <text:p>124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51" office:value-type="string" calcext:value-type="string">
            <text:p>event counter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pai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unpaid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7B</text:p>
          </table:table-cell>
          <table:table-cell table:style-name="ce51" office:value-type="string" calcext:value-type="string" table:number-columns-spanned="1" table:number-rows-spanned="19">
            <text:p>Request activity register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number-columns-repeated="3"/>
          <table:table-cell table:style-name="ce51" office:value-type="string" calcext:value-type="string">
            <text:p>Request activity register</text:p>
          </table:table-cell>
          <table:table-cell table:style-name="ce46" table:formula="of:=HEX2DEC([.A675])" office:value-type="float" office:value="123" calcext:value-type="float" table:number-columns-spanned="1" table:number-rows-spanned="19">
            <text:p>123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51" office:value-type="string" calcext:value-type="string">
            <text:p>activity register 1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table:style-name="ce51" office:value-type="string" calcext:value-type="string">
            <text:p>B0: Singulator running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table:style-name="ce51" office:value-type="string" calcext:value-type="string">
            <text:p>B1: Escalator / Conveyor running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table:style-name="ce51" office:value-type="string" calcext:value-type="string">
            <text:p>B2: Processing money i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table:style-name="ce51" office:value-type="string" calcext:value-type="string">
            <text:p>B3: Processing money out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table:style-name="ce51" office:value-type="string" calcext:value-type="string">
            <text:p>B4: Fault detecte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table:style-name="ce51" office:value-type="string" calcext:value-type="string">
            <text:p>B5: Avalanche detecte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table:style-name="ce51" office:value-type="string" calcext:value-type="string">
            <text:p>B6: Changer initialising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table:style-name="ce51" office:value-type="string" calcext:value-type="string">
            <text:p>B7: Entry flap ope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51" office:value-type="string" calcext:value-type="string">
            <text:p>activity register 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table:style-name="ce51" office:value-type="string" calcext:value-type="string">
            <text:p>B0: Continuous reject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table:style-name="ce51" office:value-type="string" calcext:value-type="string">
            <text:p>B1: Hopper configuration change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table:style-name="ce51" office:value-type="string" calcext:value-type="string">
            <text:p>B2: Reject divert active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table:style-name="ce51" office:value-type="string" calcext:value-type="string">
            <text:p>B3: Exit cup full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table:style-name="ce51" office:value-type="string" calcext:value-type="string">
            <text:p>B4: Non-fatal fault detecte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table:style-name="ce51" office:value-type="string" calcext:value-type="string">
            <text:p>B5: {Reserved}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table:style-name="ce51" office:value-type="string" calcext:value-type="string">
            <text:p>B6: {Reserved}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6"/>
          <table:table-cell table:style-name="ce51" office:value-type="string" calcext:value-type="string">
            <text:p>B7: {Reserved}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5">
            <text:p>7A</text:p>
          </table:table-cell>
          <table:table-cell table:style-name="ce51" office:value-type="string" calcext:value-type="string" table:number-columns-spanned="1" table:number-rows-spanned="25">
            <text:p>Request error status</text:p>
          </table:table-cell>
          <table:table-cell table:number-columns-spanned="1" table:number-rows-spanned="25"/>
          <table:table-cell table:number-columns-spanned="1" table:number-rows-spanned="25"/>
          <table:table-cell table:number-columns-spanned="1" table:number-rows-spanned="25"/>
          <table:table-cell table:number-columns-repeated="3"/>
          <table:table-cell table:style-name="ce51" office:value-type="string" calcext:value-type="string">
            <text:p>Request error status</text:p>
          </table:table-cell>
          <table:table-cell table:style-name="ce46" table:formula="of:=HEX2DEC([.A694])" office:value-type="float" office:value="122" calcext:value-type="float" table:number-columns-spanned="1" table:number-rows-spanned="25">
            <text:p>122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 table:number-columns-spanned="1" table:number-rows-spanned="12">
            <text:p>1</text:p>
          </table:table-cell>
          <table:table-cell office:value-type="string" calcext:value-type="string" table:number-columns-spanned="1" table:number-rows-spanned="12">
            <text:p>number</text:p>
          </table:table-cell>
          <table:table-cell/>
          <table:table-cell table:style-name="ce51" office:value-type="string" calcext:value-type="string">
            <text:p>device no.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1 - Hopper 1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2 - Hopper 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3 - Hopper 3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4" calcext:value-type="float">
            <text:p>4</text:p>
          </table:table-cell>
          <table:table-cell table:style-name="ce51" office:value-type="string" calcext:value-type="string">
            <text:p>4 - Hopper 4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5" calcext:value-type="float">
            <text:p>5</text:p>
          </table:table-cell>
          <table:table-cell table:style-name="ce51" office:value-type="string" calcext:value-type="string">
            <text:p>5 - Hopper 5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6" calcext:value-type="float">
            <text:p>6</text:p>
          </table:table-cell>
          <table:table-cell table:style-name="ce51" office:value-type="string" calcext:value-type="string">
            <text:p>6 - Hopper 6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7" calcext:value-type="float">
            <text:p>7</text:p>
          </table:table-cell>
          <table:table-cell table:style-name="ce51" office:value-type="string" calcext:value-type="string">
            <text:p>7 - Hopper 7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8" calcext:value-type="float">
            <text:p>8</text:p>
          </table:table-cell>
          <table:table-cell table:style-name="ce51" office:value-type="string" calcext:value-type="string">
            <text:p>8 - Hopper 8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100" calcext:value-type="float">
            <text:p>100</text:p>
          </table:table-cell>
          <table:table-cell table:style-name="ce51" office:value-type="string" calcext:value-type="string">
            <text:p>100 - Coin Acceptor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250" calcext:value-type="float">
            <text:p>250</text:p>
          </table:table-cell>
          <table:table-cell table:style-name="ce51" office:value-type="string" calcext:value-type="string">
            <text:p>250 - Cashbox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255" calcext:value-type="float">
            <text:p>255</text:p>
          </table:table-cell>
          <table:table-cell table:style-name="ce51" office:value-type="string" calcext:value-type="string">
            <text:p>255 - System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 table:number-columns-spanned="1" table:number-rows-spanned="12">
            <text:p>1</text:p>
          </table:table-cell>
          <table:table-cell office:value-type="string" calcext:value-type="string" table:number-columns-spanned="1" table:number-rows-spanned="12">
            <text:p>number</text:p>
          </table:table-cell>
          <table:table-cell/>
          <table:table-cell table:style-name="ce51" office:value-type="string" calcext:value-type="string">
            <text:p>fault code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1 - hopper empty ( requires refilling 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2 - hopper jam ( remove hopper shelf and clear jam 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3 - hopper fraud attempt ( alert security 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4" calcext:value-type="float">
            <text:p>4</text:p>
          </table:table-cell>
          <table:table-cell table:style-name="ce51" office:value-type="string" calcext:value-type="string">
            <text:p>4 - hopper fault ( service callout 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101" calcext:value-type="float">
            <text:p>101</text:p>
          </table:table-cell>
          <table:table-cell table:style-name="ce51" office:value-type="string" calcext:value-type="string">
            <text:p>101 - coin acceptor jam ( remove coin acceptor and clear jam 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102" calcext:value-type="float">
            <text:p>102</text:p>
          </table:table-cell>
          <table:table-cell table:style-name="ce51" office:value-type="string" calcext:value-type="string">
            <text:p>102 - coin acceptor fraud attempt ( alert security 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103" calcext:value-type="float">
            <text:p>103</text:p>
          </table:table-cell>
          <table:table-cell table:style-name="ce51" office:value-type="string" calcext:value-type="string">
            <text:p>103 - coin acceptor fault ( service callout 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104" calcext:value-type="float">
            <text:p>104</text:p>
          </table:table-cell>
          <table:table-cell table:style-name="ce51" office:value-type="string" calcext:value-type="string">
            <text:p>104 – coin acceptor to manifold opto fault ( check connector 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251" calcext:value-type="float">
            <text:p>251</text:p>
          </table:table-cell>
          <table:table-cell table:style-name="ce51" office:value-type="string" calcext:value-type="string">
            <text:p>251 - cashbox full ( empty cashbox 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252" calcext:value-type="float">
            <text:p>252</text:p>
          </table:table-cell>
          <table:table-cell table:style-name="ce51" office:value-type="string" calcext:value-type="string">
            <text:p>252 - cashbox missing ( insert cashbox 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5"/>
          <table:table-cell office:value-type="float" office:value="255" calcext:value-type="float">
            <text:p>255</text:p>
          </table:table-cell>
          <table:table-cell table:style-name="ce51" office:value-type="string" calcext:value-type="string">
            <text:p>255 - other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79</text:p>
          </table:table-cell>
          <table:table-cell table:style-name="ce51" office:value-type="string" calcext:value-type="string">
            <text:p>Purge hopper</text:p>
          </table:table-cell>
          <table:table-cell table:number-columns-repeated="3"/>
          <table:table-cell table:number-columns-spanned="1" table:number-rows-spanned="5"/>
          <table:table-cell table:number-columns-spanned="1" table:number-rows-spanned="5"/>
          <table:table-cell table:number-columns-spanned="1" table:number-rows-spanned="5"/>
          <table:table-cell table:style-name="ce51" office:value-type="string" calcext:value-type="string" table:number-columns-spanned="1" table:number-rows-spanned="5">
            <text:p>Purge hopper [ACK]</text:p>
          </table:table-cell>
          <table:table-cell table:style-name="ce46" table:formula="of:=HEX2DEC([.A719])" office:value-type="float" office:value="121" calcext:value-type="float" table:number-columns-spanned="1" table:number-rows-spanned="5">
            <text:p>121</text:p>
          </table:table-cell>
          <table:table-cell table:number-columns-repeated="1014"/>
        </table:table-row>
        <table:table-row table:style-name="ro1">
          <table:table-cell/>
          <table:table-cell table:style-name="ce51" office:value-type="string" calcext:value-type="string">
            <text:p>hopper no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/>
          <table:table-cell table:style-name="ce51" office:value-type="string" calcext:value-type="string">
            <text:p>purge entire system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/>
          <table:table-cell table:style-name="ce51"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/>
          <table:table-cell table:style-name="ce51" office:value-type="string" calcext:value-type="string">
            <text:p>purge hopper until emp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78</text:p>
          </table:table-cell>
          <table:table-cell table:style-name="ce51" office:value-type="string" calcext:value-type="string">
            <text:p>Modify hopper balance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1" office:value-type="string" calcext:value-type="string" table:number-columns-spanned="1" table:number-rows-spanned="3">
            <text:p>Modify hopper balance [ACK]</text:p>
          </table:table-cell>
          <table:table-cell table:style-name="ce46" table:formula="of:=HEX2DEC([.A724])" office:value-type="float" office:value="120" calcext:value-type="float" table:number-columns-spanned="1" table:number-rows-spanned="3">
            <text:p>120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hopper no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77</text:p>
          </table:table-cell>
          <table:table-cell table:style-name="ce51" office:value-type="string" calcext:value-type="string">
            <text:p>Request hopper balance</text:p>
          </table:table-cell>
          <table:table-cell table:number-columns-repeated="6"/>
          <table:table-cell table:style-name="ce51" office:value-type="string" calcext:value-type="string">
            <text:p>Request hopper balance</text:p>
          </table:table-cell>
          <table:table-cell table:style-name="ce46" table:formula="of:=HEX2DEC([.A727])" office:value-type="float" office:value="119" calcext:value-type="float" table:number-columns-spanned="1" table:number-rows-spanned="3">
            <text:p>119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 table:number-columns-spanned="1" table:number-rows-spanned="2">
            <text:p>hopper no.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number-columns-spanned="1" table:number-rows-spanned="2"/>
          <table:table-cell office:value-type="float" office:value="6" calcext:value-type="float">
            <text:p>6</text:p>
          </table:table-cell>
          <table:table-cell office:value-type="string" calcext:value-type="string">
            <text:p>string</text:p>
          </table:table-cell>
          <table:table-cell/>
          <table:table-cell table:style-name="ce51" office:value-type="string" calcext:value-type="string">
            <text:p>coin I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76</text:p>
          </table:table-cell>
          <table:table-cell table:style-name="ce51" office:value-type="string" calcext:value-type="string">
            <text:p>Modify cashbox value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1" office:value-type="string" calcext:value-type="string" table:number-columns-spanned="1" table:number-rows-spanned="2">
            <text:p>Modify cashbox value [ACK]</text:p>
          </table:table-cell>
          <table:table-cell table:style-name="ce46" table:formula="of:=HEX2DEC([.A730])" office:value-type="float" office:value="118" calcext:value-type="float" table:number-columns-spanned="1" table:number-rows-spanned="2">
            <text:p>118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va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75</text:p>
          </table:table-cell>
          <table:table-cell table:style-name="ce51" office:value-type="string" calcext:value-type="string" table:number-columns-spanned="1" table:number-rows-spanned="2">
            <text:p>Request cashbox valu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office:value-type="string" calcext:value-type="string">
            <text:p>Request cashbox value</text:p>
          </table:table-cell>
          <table:table-cell table:style-name="ce46" table:formula="of:=HEX2DEC([.A732])" office:value-type="float" office:value="117" calcext:value-type="float" table:number-columns-spanned="1" table:number-rows-spanned="2">
            <text:p>117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valu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74</text:p>
          </table:table-cell>
          <table:table-cell table:style-name="ce51" office:value-type="string" calcext:value-type="string">
            <text:p>Modify real time clock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1" office:value-type="string" calcext:value-type="string" table:number-columns-spanned="1" table:number-rows-spanned="2">
            <text:p>Modify real time clock [ACK]</text:p>
          </table:table-cell>
          <table:table-cell table:style-name="ce46" table:formula="of:=HEX2DEC([.A734])" office:value-type="float" office:value="116" calcext:value-type="float" table:number-columns-spanned="1" table:number-rows-spanned="2">
            <text:p>116</text:p>
          </table:table-cell>
          <table:table-cell table:number-columns-repeated="1014"/>
        </table:table-row>
        <table:table-row table:style-name="ro8">
          <table:covered-table-cell/>
          <table:table-cell table:style-name="ce69" office:value-type="string" calcext:value-type="string">
            <text:p>UNIX <text:span text:style-name="T10">time_t </text:span><text:span text:style-name="T11">value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1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73</text:p>
          </table:table-cell>
          <table:table-cell table:style-name="ce51" office:value-type="string" calcext:value-type="string" table:number-columns-spanned="1" table:number-rows-spanned="2">
            <text:p>Request real time clock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51" office:value-type="string" calcext:value-type="string">
            <text:p>Request real time clock</text:p>
          </table:table-cell>
          <table:table-cell table:style-name="ce46" table:formula="of:=HEX2DEC([.A736])" office:value-type="float" office:value="115" calcext:value-type="float" table:number-columns-spanned="1" table:number-rows-spanned="2">
            <text:p>115</text:p>
          </table:table-cell>
          <table:table-cell table:number-columns-repeated="1014"/>
        </table:table-row>
        <table:table-row table:style-name="ro8">
          <table:covered-table-cell/>
          <table:covered-table-cell table:style-name="ce5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69" office:value-type="string" calcext:value-type="string">
            <text:p>UNIX <text:span text:style-name="T10">time_t </text:span><text:span text:style-name="T11">value</text:span>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72</text:p>
          </table:table-cell>
          <table:table-cell table:style-name="ce51" office:value-type="string" calcext:value-type="string" table:number-columns-spanned="1" table:number-rows-spanned="3">
            <text:p>Request USB id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3"/>
          <table:table-cell table:style-name="ce51" office:value-type="string" calcext:value-type="string">
            <text:p>Request USB id</text:p>
          </table:table-cell>
          <table:table-cell table:style-name="ce46" table:formula="of:=HEX2DEC([.A738])" office:value-type="float" office:value="114" calcext:value-type="float" table:number-columns-spanned="1" table:number-rows-spanned="3">
            <text:p>114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VI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PID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6">
            <text:p>71</text:p>
          </table:table-cell>
          <table:table-cell table:style-name="ce51" office:value-type="string" calcext:value-type="string">
            <text:p>Switch baud rate</text:p>
          </table:table-cell>
          <table:table-cell table:number-columns-repeated="6"/>
          <table:table-cell table:style-name="ce51" office:value-type="string" calcext:value-type="string">
            <text:p>Switch baud rate [ACK]</text:p>
          </table:table-cell>
          <table:table-cell table:style-name="ce46" table:formula="of:=HEX2DEC([.A741])" office:value-type="float" office:value="113" calcext:value-type="float" table:number-columns-spanned="1" table:number-rows-spanned="16">
            <text:p>113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baud rate op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1" calcext:value-type="float" table:number-columns-spanned="1" table:number-rows-spanned="15">
            <text:p>1</text:p>
          </table:table-cell>
          <table:table-cell office:value-type="string" calcext:value-type="string" table:number-columns-spanned="1" table:number-rows-spanned="15">
            <text:p>number</text:p>
          </table:table-cell>
          <table:table-cell/>
          <table:table-cell table:style-name="ce51" office:value-type="string" calcext:value-type="string">
            <text:p>baud rate code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request baud rate in us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style-name="ce51" office:value-type="float" office:value="4800" calcext:value-type="float">
            <text:p>4800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switch baud rate to new valu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9600 ( the ccTalk default 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request maximum baud rate support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0" office:value-type="float" office:value="19200" calcext:value-type="float">
            <text:p>19200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request support for new baud rat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table:style-name="ce38" office:value-type="float" office:value="38.4" calcext:value-type="float">
            <text:p>38,4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baud rate code</text:p>
          </table:table-cell>
          <table:table-cell table:number-columns-repeated="3"/>
          <table:covered-table-cell table:number-columns-repeated="2"/>
          <table:table-cell office:value-type="float" office:value="4" calcext:value-type="float">
            <text:p>4</text:p>
          </table:table-cell>
          <table:table-cell table:style-name="ce38" office:value-type="float" office:value="57.6" calcext:value-type="float">
            <text:p>57,6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/>
          <table:table-cell table:number-columns-repeated="3"/>
          <table:covered-table-cell table:number-columns-repeated="2"/>
          <table:table-cell office:value-type="float" office:value="5" calcext:value-type="float">
            <text:p>5</text:p>
          </table:table-cell>
          <table:table-cell table:style-name="ce38" office:value-type="float" office:value="115.2" calcext:value-type="float">
            <text:p>115,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/>
          <table:table-cell table:number-columns-repeated="3"/>
          <table:covered-table-cell table:number-columns-repeated="2"/>
          <table:table-cell office:value-type="float" office:value="6" calcext:value-type="float">
            <text:p>6</text:p>
          </table:table-cell>
          <table:table-cell table:style-name="ce38" office:value-type="float" office:value="230.4" calcext:value-type="float">
            <text:p>230,4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/>
          <table:table-cell table:number-columns-repeated="3"/>
          <table:covered-table-cell table:number-columns-repeated="2"/>
          <table:table-cell office:value-type="float" office:value="7" calcext:value-type="float">
            <text:p>7</text:p>
          </table:table-cell>
          <table:table-cell table:style-name="ce38" office:value-type="float" office:value="460.8" calcext:value-type="float">
            <text:p>460,8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/>
          <table:table-cell table:number-columns-repeated="3"/>
          <table:covered-table-cell table:number-columns-repeated="2"/>
          <table:table-cell office:value-type="float" office:value="8" calcext:value-type="float">
            <text:p>8</text:p>
          </table:table-cell>
          <table:table-cell table:style-name="ce38" office:value-type="float" office:value="512" calcext:value-type="float">
            <text:p>512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/>
          <table:table-cell table:number-columns-repeated="3"/>
          <table:covered-table-cell table:number-columns-repeated="2"/>
          <table:table-cell office:value-type="float" office:value="9" calcext:value-type="float">
            <text:p>9</text:p>
          </table:table-cell>
          <table:table-cell table:style-name="ce38" office:value-type="float" office:value="921.6" calcext:value-type="float">
            <text:p>921,6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/>
          <table:table-cell table:number-columns-repeated="3"/>
          <table:covered-table-cell table:number-columns-repeated="2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1,000,000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/>
          <table:table-cell table:number-columns-repeated="3"/>
          <table:covered-table-cell table:number-columns-repeated="2"/>
          <table:table-cell office:value-type="float" office:value="18" calcext:value-type="float">
            <text:p>18</text:p>
          </table:table-cell>
          <table:table-cell table:style-name="ce38" office:value-type="string" calcext:value-type="string">
            <text:p>1,843,200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/>
          <table:table-cell table:number-columns-repeated="3"/>
          <table:covered-table-cell table:number-columns-repeated="2"/>
          <table:table-cell office:value-type="float" office:value="20" calcext:value-type="float">
            <text:p>20</text:p>
          </table:table-cell>
          <table:table-cell table:style-name="ce38" office:value-type="string" calcext:value-type="string">
            <text:p>2,000,000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/>
          <table:table-cell table:number-columns-repeated="3"/>
          <table:covered-table-cell table:number-columns-repeated="2"/>
          <table:table-cell office:value-type="float" office:value="30" calcext:value-type="float">
            <text:p>30</text:p>
          </table:table-cell>
          <table:table-cell table:style-name="ce51" office:value-type="string" calcext:value-type="string">
            <text:p>3,000,000</text:p>
          </table:table-cell>
          <table:covered-table-cell table:style-name="ce46"/>
          <table:table-cell table:number-columns-repeated="1014"/>
        </table:table-row>
        <table:table-row table:style-name="ro1">
          <table:table-cell table:style-name="ce73" office:value-type="string" calcext:value-type="string" table:number-columns-spanned="1" table:number-rows-spanned="2">
            <text:p>70</text:p>
          </table:table-cell>
          <table:table-cell table:style-name="ce38" office:value-type="string" calcext:value-type="string">
            <text:p>Read encrypted events</text:p>
          </table:table-cell>
          <table:table-cell table:number-columns-repeated="6"/>
          <table:table-cell table:style-name="ce38" office:value-type="string" calcext:value-type="string">
            <text:p>Read encrypted events</text:p>
          </table:table-cell>
          <table:table-cell table:style-name="ce46" table:formula="of:=HEX2DEC([.A757])" office:value-type="float" office:value="112" calcext:value-type="float" table:number-columns-spanned="1" table:number-rows-spanned="2">
            <text:p>112</text:p>
          </table:table-cell>
          <table:table-cell table:number-columns-repeated="1014"/>
        </table:table-row>
        <table:table-row table:style-name="ro9">
          <table:covered-table-cell table:style-name="ce73"/>
          <table:table-cell table:style-name="ce38" office:value-type="string" calcext:value-type="string">
            <text:p>challenge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<text:span text:style-name="T8">[ CRC checksum LSB ] [ random 1 ] [ event counter ]</text:span></text:p>
            <text:p><text:span text:style-name="T8">[ result 1A ] [ result 1B ]</text:span></text:p>
            <text:p><text:span text:style-name="T8">[ result 2A ] [ result 2B ]</text:span></text:p>
            <text:p><text:span text:style-name="T8">[ challenge 1 ]</text:span></text:p>
            <text:p><text:span text:style-name="T8">[ random 2 ]</text:span></text:p>
            <text:p><text:span text:style-name="T8">[ result 3A ] [ result 3B ]</text:span></text:p>
            <text:p><text:span text:style-name="T8">[ result 4A ] [ result 4B ]</text:span></text:p>
            <text:p><text:span text:style-name="T8">[ result 5A ] [ result 5B ]</text:span></text:p>
            <text:p><text:span text:style-name="T8">[ CRC checksum MSB ]</text:span>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6F</text:p>
          </table:table-cell>
          <table:table-cell table:style-name="ce38" office:value-type="string" calcext:value-type="string">
            <text:p>Request encryption support</text:p>
          </table:table-cell>
          <table:table-cell table:number-columns-repeated="6"/>
          <table:table-cell table:style-name="ce38" office:value-type="string" calcext:value-type="string">
            <text:p>Request encryption support</text:p>
          </table:table-cell>
          <table:table-cell table:style-name="ce46" table:formula="of:=HEX2DEC([.A759])" office:value-type="float" office:value="111" calcext:value-type="float" table:number-columns-spanned="1" table:number-rows-spanned="2">
            <text:p>111</text:p>
          </table:table-cell>
          <table:table-cell table:number-columns-repeated="1014"/>
        </table:table-row>
        <table:table-row table:style-name="ro10">
          <table:covered-table-cell/>
          <table:table-cell table:style-name="ce70" office:value-type="string" calcext:value-type="string">
            <text:p>[ 170 ] [ 85 ] [ 0 ] [ 0 ] [ 85 ] [ 170 ]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<text:span text:style-name="T8">[ protocol level ] [ command level ]</text:span></text:p>
            <text:p><text:span text:style-name="T8">[ protocol key size ]</text:span></text:p>
            <text:p><text:span text:style-name="T8">[ command key size ] [ command block size ]</text:span></text:p>
            <text:p><text:span text:style-name="T8">[ trusted mode ]</text:span></text:p>
            <text:p><text:span text:style-name="T8">[ BNV2 | BNV1 ] [ BNV4 | BNV3 ] [ BNV6 | BNV5 ]</text:span></text:p>
            <text:p><text:span text:style-name="T8">[ DES1 ] [ DES2 ] [ DES3 ] [ DES4 ]</text:span></text:p>
            <text:p><text:span text:style-name="T8">[ DES5 ] [ DES6 ] [ DES7 ] [ DES8 ]</text:span>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7">
            <text:p>6E</text:p>
          </table:table-cell>
          <table:table-cell table:style-name="ce38" office:value-type="string" calcext:value-type="string">
            <text:p>Switch encryption key</text:p>
          </table:table-cell>
          <table:table-cell table:number-columns-repeated="3"/>
          <table:table-cell table:number-columns-spanned="1" table:number-rows-spanned="17"/>
          <table:table-cell table:number-columns-spanned="1" table:number-rows-spanned="17"/>
          <table:table-cell table:number-columns-spanned="1" table:number-rows-spanned="17"/>
          <table:table-cell table:style-name="ce38" office:value-type="string" calcext:value-type="string" table:number-columns-spanned="1" table:number-rows-spanned="17">
            <text:p>Switch encryption key [ACK]</text:p>
          </table:table-cell>
          <table:table-cell table:style-name="ce46" table:formula="of:=HEX2DEC([.A761])" office:value-type="float" office:value="110" calcext:value-type="float" table:number-columns-spanned="1" table:number-rows-spanned="17">
            <text:p>110</text:p>
          </table:table-cell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old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new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Old 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New 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Old 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New 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Old 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New 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Old 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New 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Old 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New 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Old 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New 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Old 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New 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table-cell table:style-name="ce73" office:value-type="string" calcext:value-type="string" table:number-columns-spanned="1" table:number-rows-spanned="2">
            <text:p>6D</text:p>
          </table:table-cell>
          <table:table-cell table:style-name="ce38" office:value-type="string" calcext:value-type="string">
            <text:p>Request encrypted hopper status</text:p>
          </table:table-cell>
          <table:table-cell table:number-columns-repeated="6"/>
          <table:table-cell table:style-name="ce38" office:value-type="string" calcext:value-type="string">
            <text:p>Request encrypted hopper status</text:p>
          </table:table-cell>
          <table:table-cell table:style-name="ce46" table:formula="of:=HEX2DEC([.A778])" office:value-type="float" office:value="109" calcext:value-type="float" table:number-columns-spanned="1" table:number-rows-spanned="2">
            <text:p>109</text:p>
          </table:table-cell>
          <table:table-cell table:number-columns-repeated="1014"/>
        </table:table-row>
        <table:table-row table:style-name="ro9">
          <table:covered-table-cell table:style-name="ce73"/>
          <table:table-cell table:style-name="ce38" office:value-type="string" calcext:value-type="string">
            <text:p>challeng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<text:span text:style-name="T8">[ CRC checksum LSB ] [ challenge 1 ] [ event counter ]</text:span></text:p>
            <text:p><text:span text:style-name="T8">[ payout coins remaining ] [ last payout : coins paid ]</text:span></text:p>
            <text:p><text:span text:style-name="T8">[ last payout : coins unpaid ] [ random 1 ]</text:span></text:p>
            <text:p><text:span text:style-name="T8">[ challenge 2 ]</text:span></text:p>
            <text:p><text:span text:style-name="T8">[ challenge 3 ]</text:span></text:p>
            <text:p><text:span text:style-name="T8">[ hopper status register 1 ] [ hopper status register 2 ]</text:span></text:p>
            <text:p><text:span text:style-name="T8">[ hopper status register 3 ] [ level status ]</text:span></text:p>
            <text:p><text:span text:style-name="T8">[ random 2 ] [ random 3 ]</text:span></text:p>
            <text:p><text:span text:style-name="T8">[ CRC checksum MSB ]</text:span></text:p>
          </table:table-cell>
          <table:covered-table-cell table:style-name="ce46"/>
          <table:table-cell table:number-columns-repeated="1014"/>
        </table:table-row>
        <table:table-row table:style-name="ro1">
          <table:table-cell table:style-name="ce73" office:value-type="string" calcext:value-type="string" table:number-columns-spanned="1" table:number-rows-spanned="3">
            <text:p>6C</text:p>
          </table:table-cell>
          <table:table-cell table:style-name="ce38" office:value-type="string" calcext:value-type="string">
            <text:p>Request encrypted monetary id</text:p>
          </table:table-cell>
          <table:table-cell table:number-columns-repeated="6"/>
          <table:table-cell table:style-name="ce38" office:value-type="string" calcext:value-type="string">
            <text:p>Request encrypted monetary id</text:p>
          </table:table-cell>
          <table:table-cell table:style-name="ce46" table:formula="of:=HEX2DEC([.A780])" office:value-type="float" office:value="108" calcext:value-type="float" table:number-columns-spanned="1" table:number-rows-spanned="3">
            <text:p>108</text:p>
          </table:table-cell>
          <table:table-cell table:number-columns-repeated="1014"/>
        </table:table-row>
        <table:table-row table:style-name="ro11">
          <table:covered-table-cell/>
          <table:table-cell table:style-name="ce38" office:value-type="string" calcext:value-type="string">
            <text:p>posi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 table:number-columns-spanned="1" table:number-rows-spanned="2">
            <text:p>?</text:p>
          </table:table-cell>
          <table:table-cell office:value-type="string" calcext:value-type="string" table:number-columns-spanned="1" table:number-rows-spanned="2">
            <text:p>data</text:p>
          </table:table-cell>
          <table:table-cell table:number-columns-spanned="1" table:number-rows-spanned="2"/>
          <table:table-cell table:style-name="ce38" office:value-type="string" calcext:value-type="string" table:number-columns-spanned="1" table:number-rows-spanned="2">
            <text:p><text:span text:style-name="T8">[ CRC checksum LSB ] [ position ]</text:span></text:p>
            <text:p><text:span text:style-name="T8">[ C1 ] [ C2 ] [ C3 ] [ SF ] [ DP ]</text:span></text:p>
            <text:p><text:span text:style-name="T8">[ challenge 1 ]</text:span></text:p>
            <text:p><text:span text:style-name="T8">[ random 1 ]</text:span></text:p>
            <text:p><text:span text:style-name="T8">[ V1 ] [ V2 ] [ V3 ] [ V4 ]</text:span></text:p>
            <text:p><text:span text:style-name="T8">[ IL ] [ IN ]</text:span></text:p>
            <text:p><text:span text:style-name="T8">[ CRC checksum MSB ]</text:span>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challenge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38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6B</text:p>
          </table:table-cell>
          <table:table-cell table:style-name="ce38" office:value-type="string" calcext:value-type="string">
            <text:p>Operate escrow</text:p>
          </table:table-cell>
          <table:table-cell table:number-columns-repeated="3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style-name="ce38" office:value-type="string" calcext:value-type="string" table:number-columns-spanned="1" table:number-rows-spanned="4">
            <text:p>Operate escrow [ACK]</text:p>
          </table:table-cell>
          <table:table-cell table:style-name="ce46" table:formula="of:=HEX2DEC([.A783])" office:value-type="float" office:value="107" calcext:value-type="float" table:number-columns-spanned="1" table:number-rows-spanned="4">
            <text:p>107</text:p>
          </table:table-cell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divert mo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accept coins</text:p>
          </table:table-cell>
          <table:table-cell table:number-columns-repeated="2"/>
          <table:table-cell office:value-type="string" calcext:value-type="string">
            <text:p>0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return coins</text:p>
          </table:table-cell>
          <table:table-cell table:number-columns-repeated="2"/>
          <table:table-cell office:value-type="string" calcext:value-type="string">
            <text:p>1</text:p>
          </table:table-cell>
          <table:covered-table-cell table:number-columns-repeated="4"/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9">
            <text:p>6A</text:p>
          </table:table-cell>
          <table:table-cell table:style-name="ce38" office:value-type="string" calcext:value-type="string" table:number-columns-spanned="1" table:number-rows-spanned="29">
            <text:p>Request escrow status</text:p>
          </table:table-cell>
          <table:table-cell table:number-columns-spanned="1" table:number-rows-spanned="29"/>
          <table:table-cell table:number-columns-spanned="1" table:number-rows-spanned="29"/>
          <table:table-cell table:number-columns-spanned="1" table:number-rows-spanned="29"/>
          <table:table-cell table:number-columns-repeated="3"/>
          <table:table-cell table:style-name="ce38" office:value-type="string" calcext:value-type="string">
            <text:p>Request escrow status</text:p>
          </table:table-cell>
          <table:table-cell table:style-name="ce46" table:formula="of:=HEX2DEC([.A787])" office:value-type="float" office:value="106" calcext:value-type="float" table:number-columns-spanned="1" table:number-rows-spanned="29">
            <text:p>106</text:p>
          </table:table-cell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38" office:value-type="string" calcext:value-type="string">
            <text:p>operating statu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idle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1</text:p>
          </table:table-cell>
          <table:table-cell table:style-name="ce38" office:value-type="string" calcext:value-type="string">
            <text:p>operating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2</text:p>
          </table:table-cell>
          <table:table-cell table:style-name="ce38" office:value-type="string" calcext:value-type="string">
            <text:p>fault condi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38" office:value-type="string" calcext:value-type="string">
            <text:p>level statu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escrow empty ( or not full ).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255</text:p>
          </table:table-cell>
          <table:table-cell table:style-name="ce38" office:value-type="string" calcext:value-type="string">
            <text:p>escrow full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38" office:value-type="string" calcext:value-type="string">
            <text:p>fault code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no fault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10</text:p>
          </table:table-cell>
          <table:table-cell table:style-name="ce38" office:value-type="string" calcext:value-type="string">
            <text:p>10 – failure to open accept flap or reach accept posi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11</text:p>
          </table:table-cell>
          <table:table-cell table:style-name="ce38" office:value-type="string" calcext:value-type="string">
            <text:p>11 – starting from home posi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12</text:p>
          </table:table-cell>
          <table:table-cell table:style-name="ce38" office:value-type="string" calcext:value-type="string">
            <text:p>12 – starting from unknown posi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20</text:p>
          </table:table-cell>
          <table:table-cell table:style-name="ce38" office:value-type="string" calcext:value-type="string">
            <text:p>20 – failure to close accept flap or reach home posi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21</text:p>
          </table:table-cell>
          <table:table-cell table:style-name="ce38" office:value-type="string" calcext:value-type="string">
            <text:p>21 – after successful accept opera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22</text:p>
          </table:table-cell>
          <table:table-cell table:style-name="ce38" office:value-type="string" calcext:value-type="string">
            <text:p>22 – after failed accept opera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23</text:p>
          </table:table-cell>
          <table:table-cell table:style-name="ce38" office:value-type="string" calcext:value-type="string">
            <text:p>23 – starting from unknown posi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30</text:p>
          </table:table-cell>
          <table:table-cell table:style-name="ce38" office:value-type="string" calcext:value-type="string">
            <text:p>30 – failure to open return flap or reach return posi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31</text:p>
          </table:table-cell>
          <table:table-cell table:style-name="ce38" office:value-type="string" calcext:value-type="string">
            <text:p>31 – starting from home posi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32</text:p>
          </table:table-cell>
          <table:table-cell table:style-name="ce38" office:value-type="string" calcext:value-type="string">
            <text:p>32 – starting from unknown posi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40</text:p>
          </table:table-cell>
          <table:table-cell table:style-name="ce38" office:value-type="string" calcext:value-type="string">
            <text:p>40 – failure to close return flap or reach home posi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41</text:p>
          </table:table-cell>
          <table:table-cell table:style-name="ce38" office:value-type="string" calcext:value-type="string">
            <text:p>41 – after successful return opera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42</text:p>
          </table:table-cell>
          <table:table-cell table:style-name="ce38" office:value-type="string" calcext:value-type="string">
            <text:p>42 – after failed return opera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43</text:p>
          </table:table-cell>
          <table:table-cell table:style-name="ce38" office:value-type="string" calcext:value-type="string">
            <text:p>43 – starting from unknown posi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100</text:p>
          </table:table-cell>
          <table:table-cell table:style-name="ce38" office:value-type="string" calcext:value-type="string">
            <text:p>100 – supply under-voltage condi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101</text:p>
          </table:table-cell>
          <table:table-cell table:style-name="ce38" office:value-type="string" calcext:value-type="string">
            <text:p>101 – supply over-voltage condit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200</text:p>
          </table:table-cell>
          <table:table-cell table:style-name="ce38" office:value-type="string" calcext:value-type="string">
            <text:p>200 – fraudulent manipulation detecte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250</text:p>
          </table:table-cell>
          <table:table-cell table:style-name="ce38" office:value-type="string" calcext:value-type="string">
            <text:p>250 – over-current / jammed ( no movement in either direction possible )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38"/>
          <table:covered-table-cell table:number-columns-repeated="3"/>
          <table:table-cell table:number-columns-repeated="2"/>
          <table:table-cell office:value-type="string" calcext:value-type="string">
            <text:p>255</text:p>
          </table:table-cell>
          <table:table-cell table:style-name="ce38" office:value-type="string" calcext:value-type="string">
            <text:p>255 – other fault condition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69</text:p>
          </table:table-cell>
          <table:table-cell table:style-name="ce38" office:value-type="string" calcext:value-type="string">
            <text:p>Data stream</text:p>
          </table:table-cell>
          <table:table-cell table:number-columns-repeated="7"/>
          <table:table-cell table:style-name="ce46" table:formula="of:=HEX2DEC([.A816])" office:value-type="float" office:value="105" calcext:value-type="float" table:number-columns-spanned="1" table:number-rows-spanned="2">
            <text:p>105</text:p>
          </table:table-cell>
          <table:table-cell table:number-columns-repeated="1014"/>
        </table:table-row>
        <table:table-row table:style-name="ro1">
          <table:covered-table-cell/>
          <table:table-cell table:style-name="ce38" office:value-type="string" calcext:value-type="string">
            <text:p>variab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38" office:value-type="string" calcext:value-type="string">
            <text:p>variabl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5">
            <text:p>68</text:p>
          </table:table-cell>
          <table:table-cell table:style-name="ce51" office:value-type="string" calcext:value-type="string">
            <text:p>Request service status</text:p>
          </table:table-cell>
          <table:table-cell table:number-columns-repeated="6"/>
          <table:table-cell table:style-name="ce51" office:value-type="string" calcext:value-type="string">
            <text:p>Request service status [ACK]</text:p>
          </table:table-cell>
          <table:table-cell table:style-name="ce46" table:formula="of:=HEX2DEC([.A818])" office:value-type="float" office:value="104" calcext:value-type="float" table:number-columns-spanned="1" table:number-rows-spanned="5">
            <text:p>104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1" calcext:value-type="float" table:number-columns-spanned="1" table:number-rows-spanned="4">
            <text:p>1</text:p>
          </table:table-cell>
          <table:table-cell office:value-type="string" calcext:value-type="string" table:number-columns-spanned="1" table:number-rows-spanned="4">
            <text:p>number</text:p>
          </table:table-cell>
          <table:table-cell/>
          <table:table-cell table:style-name="ce51" office:value-type="string" calcext:value-type="string">
            <text:p>service statu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report service stat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style-name="ce51" office:value-type="string" calcext:value-type="string">
            <text:p>none, device operating normally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lear service stat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servicing recommende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table-cell table:style-name="ce51"/>
          <table:table-cell table:number-columns-repeated="3"/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servicing overdue, now operating with reduced performance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extended commands area</text:p>
          </table:table-cell>
          <table:table-cell table:number-columns-repeated="6"/>
          <table:table-cell table:style-name="ce51"/>
          <table:table-cell table:style-name="ce46" table:formula="of:=HEX2DEC([.A823])"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extended commands area</text:p>
          </table:table-cell>
          <table:table-cell table:number-columns-repeated="6"/>
          <table:table-cell table:style-name="ce51"/>
          <table:table-cell table:style-name="ce46" table:formula="of:=HEX2DEC([.A824])" office:value-type="float" office:value="102" calcext:value-type="float">
            <text:p>1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extended commands area</text:p>
          </table:table-cell>
          <table:table-cell table:number-columns-repeated="6"/>
          <table:table-cell table:style-name="ce51"/>
          <table:table-cell table:style-name="ce46" table:formula="of:=HEX2DEC([.A825])" office:value-type="float" office:value="101" calcext:value-type="float">
            <text:p>1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extended commands area</text:p>
          </table:table-cell>
          <table:table-cell table:number-columns-repeated="6"/>
          <table:table-cell table:style-name="ce51"/>
          <table:table-cell table:style-name="ce46" table:formula="of:=HEX2DEC([.A826])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27])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28])" office:value-type="float" office:value="98" calcext:value-type="float">
            <text:p>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29])" office:value-type="float" office:value="97" calcext:value-type="float">
            <text:p>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30])" office:value-type="float" office:value="96" calcext:value-type="float">
            <text:p>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31])"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32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33])" office:value-type="float" office:value="93" calcext:value-type="float">
            <text:p>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34])" office:value-type="float" office:value="92" calcext:value-type="float">
            <text:p>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35])" office:value-type="float" office:value="91" calcext:value-type="float">
            <text:p>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36])"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37])" office:value-type="float" office:value="89" calcext:value-type="float">
            <text:p>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38])"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39])" office:value-type="float" office:value="87" calcext:value-type="float">
            <text:p>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40])" office:value-type="float" office:value="86" calcext:value-type="float">
            <text:p>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41])"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42])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43])" office:value-type="float" office:value="83" calcext:value-type="float">
            <text:p>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44])" office:value-type="float" office:value="82" calcext:value-type="float">
            <text:p>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45])"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46])"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47])" office:value-type="float" office:value="79" calcext:value-type="float">
            <text:p>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48])" office:value-type="float" office:value="78" calcext:value-type="float">
            <text:p>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49])" office:value-type="float" office:value="77" calcext:value-type="float">
            <text:p>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50])"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51])"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52])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53])"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54])" office:value-type="float" office:value="72" calcext:value-type="float">
            <text:p>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55])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56])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57]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58])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59])"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60])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61]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62]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63]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64])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65])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66])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67]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68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69]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70]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71]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72]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73]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74]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75]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76]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77]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78]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79]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80]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81]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82]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83]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84]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85]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86]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87]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88]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89]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90]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91]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92]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93]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94]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95])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96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97])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98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899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00])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01])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02])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03])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04])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05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06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07])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08])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09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10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11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12])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13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14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15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16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17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18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19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46" table:formula="of:=HEX2DEC([.A92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5</text:p>
          </table:table-cell>
          <table:table-cell table:style-name="ce51" office:value-type="string" calcext:value-type="string">
            <text:p>NACK</text:p>
          </table:table-cell>
          <table:table-cell table:number-columns-repeated="6"/>
          <table:table-cell table:style-name="ce51"/>
          <table:table-cell table:style-name="ce46" table:formula="of:=HEX2DEC([.A921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04</text:p>
          </table:table-cell>
          <table:table-cell table:style-name="ce51" office:value-type="string" calcext:value-type="string" table:number-columns-spanned="1" table:number-rows-spanned="4">
            <text:p>Request Comms Revision </text:p>
          </table:table-cell>
          <table:table-cell table:style-name="ce37" table:number-columns-spanned="1" table:number-rows-spanned="4"/>
          <table:table-cell table:style-name="ce37" table:number-columns-spanned="1" table:number-rows-spanned="4"/>
          <table:table-cell table:style-name="ce37" table:number-columns-spanned="1" table:number-rows-spanned="4"/>
          <table:table-cell table:style-name="ce37" table:number-columns-repeated="3"/>
          <table:table-cell table:style-name="ce51" office:value-type="string" calcext:value-type="string">
            <text:p>Request Comms Revision </text:p>
          </table:table-cell>
          <table:table-cell table:style-name="ce46" table:formula="of:=HEX2DEC([.A922])" office:value-type="float" office:value="4" calcext:value-type="float" table:number-columns-spanned="1" table:number-rows-spanned="4">
            <text:p>4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number</text:p>
          </table:table-cell>
          <table:table-cell table:style-name="ce37"/>
          <table:table-cell table:style-name="ce51" office:value-type="string" calcext:value-type="string">
            <text:p>release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number</text:p>
          </table:table-cell>
          <table:table-cell table:style-name="ce37"/>
          <table:table-cell table:style-name="ce51" office:value-type="string" calcext:value-type="string">
            <text:p>major revision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number-columns-repeated="4" table:style-name="ce37"/>
          <table:table-cell table:style-name="ce3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 table:style-name="ce37"/>
          <table:table-cell table:style-name="ce51" office:value-type="string" calcext:value-type="string">
            <text:p>minor revision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03</text:p>
          </table:table-cell>
          <table:table-cell table:style-name="ce51" office:value-type="string" calcext:value-type="string">
            <text:p>Clear comms status variables</text:p>
          </table:table-cell>
          <table:table-cell table:number-columns-repeated="6"/>
          <table:table-cell table:style-name="ce62" office:value-type="string" calcext:value-type="string">
            <text:p>Clear comms status variables [ACK]</text:p>
          </table:table-cell>
          <table:table-cell table:style-name="ce46" table:formula="of:=HEX2DEC([.A9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02</text:p>
          </table:table-cell>
          <table:table-cell table:style-name="ce51" office:value-type="string" calcext:value-type="string" table:number-columns-spanned="1" table:number-rows-spanned="4">
            <text:p>Request comms status variables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repeated="3"/>
          <table:table-cell table:style-name="ce51" office:value-type="string" calcext:value-type="string">
            <text:p>Request comms status variables</text:p>
          </table:table-cell>
          <table:table-cell table:style-name="ce46" table:formula="of:=HEX2DEC([.A927])" office:value-type="float" office:value="2" calcext:value-type="float" table:number-columns-spanned="1" table:number-rows-spanned="4">
            <text:p>2</text:p>
          </table:table-cell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rx timeouts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rx bytes ignored</text:p>
          </table:table-cell>
          <table:covered-table-cell table:style-name="ce46"/>
          <table:table-cell table:number-columns-repeated="1014"/>
        </table:table-row>
        <table:table-row table:style-name="ro1">
          <table:covered-table-cell/>
          <table:covered-table-cell table:style-name="ce51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1" office:value-type="string" calcext:value-type="string">
            <text:p>rx bad checksums</text:p>
          </table:table-cell>
          <table:covered-table-cell table:style-name="ce46"/>
          <table:table-cell table:number-columns-repeated="1014"/>
        </table:table-row>
        <table:table-row table:style-name="ro1">
          <table:table-cell office:value-type="string" calcext:value-type="string">
            <text:p>01</text:p>
          </table:table-cell>
          <table:table-cell table:style-name="ce51" office:value-type="string" calcext:value-type="string">
            <text:p>Reset device</text:p>
          </table:table-cell>
          <table:table-cell table:number-columns-repeated="6"/>
          <table:table-cell table:style-name="ce51" office:value-type="string" calcext:value-type="string">
            <text:p>Reset device [ACK]</text:p>
          </table:table-cell>
          <table:table-cell table:style-name="ce46" table:formula="of:=HEX2DEC([.A93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CK</text:p>
          </table:table-cell>
          <table:table-cell table:number-columns-repeated="6"/>
          <table:table-cell office:value-type="string" calcext:value-type="string">
            <text:p>ACK</text:p>
          </table:table-cell>
          <table:table-cell table:style-name="ce46" table:formula="of:=HEX2DEC([.A93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76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cct_commands-MicroHard-H10'.C2:'cct_commands-MicroHard-H10'.C6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CCTalk.J1:CCTalk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1"/>
    <style:font-face style:name="Symbol" svg:font-family="Symbol"/>
    <style:font-face style:name="Courier" svg:font-family="Courier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.00.0000</text:date>, <text:time style:data-style-name="N2" text:time-value="12:17:24.11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a.kalugin</meta:initial-creator>
    <meta:creation-date>2015-12-28T14:33:37Z</meta:creation-date>
    <dc:date>2018-11-16T12:23:48.439000000</dc:date>
    <meta:editing-cycles>161</meta:editing-cycles>
    <meta:editing-duration>P1DT8H47M52S</meta:editing-duration>
    <meta:document-statistic meta:table-count="4" meta:cell-count="3490" meta:object-count="0"/>
  </office:meta>
</office:document-meta>
</file>